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44" style:family="paragraph" style:parent-style-name="Text_20_body">
      <style:paragraph-properties fo:text-align="justify" style:justify-single-word="false"/>
      <style:text-properties officeooo:paragraph-rsid="00175913"/>
    </style:style>
    <style:style style:name="P45" style:family="paragraph" style:parent-style-name="Text_20_body">
      <style:paragraph-properties fo:text-align="justify" style:justify-single-word="false"/>
      <style:text-properties officeooo:paragraph-rsid="00189af1"/>
    </style:style>
    <style:style style:name="P46" style:family="paragraph" style:parent-style-name="Text_20_body">
      <style:text-properties officeooo:paragraph-rsid="00175913"/>
    </style:style>
    <style:style style:name="P47"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8" style:family="paragraph" style:parent-style-name="Text_20_body">
      <style:paragraph-properties fo:text-align="justify" style:justify-single-word="false"/>
      <style:text-properties fo:language="ru" fo:country="RU" officeooo:paragraph-rsid="00189af1"/>
    </style:style>
    <style:style style:name="P49" style:family="paragraph" style:parent-style-name="Text_20_body">
      <style:paragraph-properties fo:text-align="justify" style:justify-single-word="false"/>
      <style:text-properties fo:language="ru" fo:country="RU" officeooo:rsid="00189af1" officeooo:paragraph-rsid="00189af1"/>
    </style:style>
    <style:style style:name="P50" style:family="paragraph" style:parent-style-name="Text_20_body">
      <style:paragraph-properties fo:text-align="justify" style:justify-single-word="false"/>
      <style:text-properties fo:language="ru" fo:country="RU" officeooo:rsid="0019ec28" officeooo:paragraph-rsid="0019ec28"/>
    </style:style>
    <style:style style:name="P51" style:family="paragraph" style:parent-style-name="Text_20_body">
      <style:paragraph-properties fo:text-align="justify" style:justify-single-word="false"/>
      <style:text-properties fo:language="ru" fo:country="RU" officeooo:rsid="001a56c3" officeooo:paragraph-rsid="001a56c3"/>
    </style:style>
    <style:style style:name="P52" style:family="paragraph" style:parent-style-name="Text_20_body">
      <style:paragraph-properties fo:text-align="justify" style:justify-single-word="false"/>
      <style:text-properties officeooo:paragraph-rsid="0019451a"/>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01bd968"/>
    </style:style>
    <style:style style:name="P55" style:family="paragraph" style:parent-style-name="Text_20_body">
      <style:paragraph-properties fo:text-align="justify" style:justify-single-word="false"/>
      <style:text-properties officeooo:paragraph-rsid="001d3aa6"/>
    </style:style>
    <style:style style:name="P56" style:family="paragraph" style:parent-style-name="Text_20_body">
      <style:paragraph-properties fo:text-align="justify" style:justify-single-word="false"/>
      <style:text-properties fo:language="ru" fo:country="RU" officeooo:paragraph-rsid="001d3aa6"/>
    </style:style>
    <style:style style:name="P57"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officeooo:rsid="002172fd" officeooo:paragraph-rsid="002172fd"/>
    </style:style>
    <style:style style:name="P60"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2" style:family="paragraph" style:parent-style-name="Text_20_body">
      <style:paragraph-properties fo:text-align="center" style:justify-single-word="false"/>
      <style:text-properties fo:language="ru" fo:country="RU" fo:font-style="italic"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4" style:family="paragraph" style:parent-style-name="Text_20_body">
      <style:paragraph-properties fo:text-align="justify" style:justify-single-word="false"/>
      <style:text-properties officeooo:paragraph-rsid="00257d51"/>
    </style:style>
    <style:style style:name="P65"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6"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68" style:family="paragraph" style:parent-style-name="Text_20_body">
      <style:paragraph-properties fo:text-align="justify" style:justify-single-word="false"/>
      <style:text-properties fo:language="ru" fo:country="RU" officeooo:paragraph-rsid="002daf1c"/>
    </style:style>
    <style:style style:name="P69"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0"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1" style:family="paragraph" style:parent-style-name="Text_20_body">
      <style:paragraph-properties fo:text-align="justify" style:justify-single-word="false"/>
      <style:text-properties fo:language="ru" fo:country="RU" officeooo:paragraph-rsid="00368471"/>
    </style:style>
    <style:style style:name="P72"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75" style:family="paragraph" style:parent-style-name="Text_20_body">
      <style:paragraph-properties fo:text-align="justify" style:justify-single-word="false"/>
      <style:text-properties fo:language="ru" fo:country="RU" officeooo:rsid="003ad058" officeooo:paragraph-rsid="003ad058"/>
    </style:style>
    <style:style style:name="P76" style:family="paragraph" style:parent-style-name="Text_20_body">
      <style:paragraph-properties fo:text-align="justify" style:justify-single-word="false"/>
      <style:text-properties fo:language="ru" fo:country="RU" officeooo:paragraph-rsid="003c498f"/>
    </style:style>
    <style:style style:name="P77" style:family="paragraph" style:parent-style-name="Text_20_body">
      <style:paragraph-properties fo:text-align="justify" style:justify-single-word="false"/>
      <style:text-properties fo:language="ru" fo:country="RU" officeooo:paragraph-rsid="003d3fd1"/>
    </style:style>
    <style:style style:name="P78" style:family="paragraph" style:parent-style-name="Text_20_body">
      <style:paragraph-properties fo:text-align="justify" style:justify-single-word="false"/>
      <style:text-properties fo:language="ru" fo:country="RU" officeooo:paragraph-rsid="003d44f6"/>
    </style:style>
    <style:style style:name="P79" style:family="paragraph" style:parent-style-name="Text_20_body">
      <style:paragraph-properties fo:text-align="justify" style:justify-single-word="false"/>
      <style:text-properties fo:language="ru" fo:country="RU" officeooo:paragraph-rsid="003e4773"/>
    </style:style>
    <style:style style:name="P80" style:family="paragraph" style:parent-style-name="Text_20_body">
      <style:paragraph-properties fo:text-align="justify" style:justify-single-word="false"/>
      <style:text-properties fo:language="ru" fo:country="RU" officeooo:paragraph-rsid="0043bd67"/>
    </style:style>
    <style:style style:name="P81" style:family="paragraph" style:parent-style-name="Text_20_body">
      <style:paragraph-properties fo:text-align="justify" style:justify-single-word="false"/>
      <style:text-properties fo:language="ru" fo:country="RU" officeooo:paragraph-rsid="0043f448"/>
    </style:style>
    <style:style style:name="P8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83" style:family="paragraph" style:parent-style-name="Text_20_body">
      <style:paragraph-properties fo:text-align="justify" style:justify-single-word="false"/>
      <style:text-properties fo:language="ru" fo:country="RU" officeooo:paragraph-rsid="003fa225"/>
    </style:style>
    <style:style style:name="P84"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85" style:family="paragraph" style:parent-style-name="Text_20_body">
      <style:paragraph-properties fo:text-align="center" style:justify-single-word="false"/>
      <style:text-properties fo:language="ru" fo:country="RU" fo:font-weight="bold" style:font-weight-asian="bold" style:font-weight-complex="bold"/>
    </style:style>
    <style:style style:name="P86"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87"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8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91"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92"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4" style:family="paragraph" style:parent-style-name="Text_20_body">
      <style:paragraph-properties fo:text-align="justify" style:justify-single-word="false"/>
      <style:text-properties fo:language="ru" fo:country="RU" officeooo:paragraph-rsid="005c8284"/>
    </style:style>
    <style:style style:name="P95" style:family="paragraph" style:parent-style-name="Text_20_body">
      <style:paragraph-properties fo:text-align="justify" style:justify-single-word="false"/>
      <style:text-properties fo:language="ru" fo:country="RU" officeooo:paragraph-rsid="005fce4e"/>
    </style:style>
    <style:style style:name="P96" style:family="paragraph" style:parent-style-name="Text_20_body">
      <style:paragraph-properties fo:text-align="justify" style:justify-single-word="false"/>
      <style:text-properties fo:language="ru" fo:country="RU" officeooo:paragraph-rsid="005df5be"/>
    </style:style>
    <style:style style:name="P97" style:family="paragraph" style:parent-style-name="Text_20_body">
      <style:paragraph-properties fo:text-align="justify" style:justify-single-word="false"/>
      <style:text-properties fo:language="ru" fo:country="RU" officeooo:paragraph-rsid="00604dd9"/>
    </style:style>
    <style:style style:name="P98" style:family="paragraph" style:parent-style-name="Text_20_body">
      <style:paragraph-properties fo:text-align="justify" style:justify-single-word="false"/>
      <style:text-properties fo:language="ru" fo:country="RU" officeooo:rsid="00604dd9" officeooo:paragraph-rsid="00604dd9"/>
    </style:style>
    <style:style style:name="P99" style:family="paragraph" style:parent-style-name="Text_20_body">
      <style:paragraph-properties fo:text-align="justify" style:justify-single-word="false"/>
      <style:text-properties fo:language="ru" fo:country="RU" officeooo:rsid="00620f4f" officeooo:paragraph-rsid="00620f4f"/>
    </style:style>
    <style:style style:name="P100" style:family="paragraph" style:parent-style-name="Text_20_body">
      <style:paragraph-properties fo:text-align="justify" style:justify-single-word="false"/>
      <style:text-properties fo:language="ru" fo:country="RU" officeooo:paragraph-rsid="0063392e"/>
    </style:style>
    <style:style style:name="P101" style:family="paragraph" style:parent-style-name="Text_20_body">
      <style:paragraph-properties fo:text-align="justify" style:justify-single-word="false"/>
      <style:text-properties fo:language="ru" fo:country="RU" officeooo:paragraph-rsid="00660bac"/>
    </style:style>
    <style:style style:name="P102" style:family="paragraph" style:parent-style-name="Text_20_body">
      <style:paragraph-properties fo:text-align="justify" style:justify-single-word="false"/>
      <style:text-properties fo:language="ru" fo:country="RU" officeooo:paragraph-rsid="00672e1d"/>
    </style:style>
    <style:style style:name="P103" style:family="paragraph" style:parent-style-name="Text_20_body">
      <style:paragraph-properties fo:text-align="justify" style:justify-single-word="false"/>
      <style:text-properties fo:language="ru" fo:country="RU" officeooo:paragraph-rsid="0070a512"/>
    </style:style>
    <style:style style:name="P104" style:family="paragraph" style:parent-style-name="Text_20_body">
      <style:paragraph-properties fo:text-align="justify" style:justify-single-word="false"/>
      <style:text-properties fo:language="ru" fo:country="RU" officeooo:paragraph-rsid="0071f74f"/>
    </style:style>
    <style:style style:name="P105" style:family="paragraph" style:parent-style-name="Text_20_body">
      <style:paragraph-properties fo:text-align="justify" style:justify-single-word="false"/>
      <style:text-properties officeooo:paragraph-rsid="00802041"/>
    </style:style>
    <style:style style:name="P106" style:family="paragraph" style:parent-style-name="Text_20_body">
      <style:paragraph-properties fo:text-align="justify" style:justify-single-word="false"/>
      <style:text-properties fo:language="ru" fo:country="RU" officeooo:paragraph-rsid="006c507c"/>
    </style:style>
    <style:style style:name="P107" style:family="paragraph" style:parent-style-name="Text_20_body">
      <style:paragraph-properties fo:text-align="justify" style:justify-single-word="false"/>
      <style:text-properties fo:language="ru" fo:country="RU" officeooo:paragraph-rsid="00728816"/>
    </style:style>
    <style:style style:name="P108" style:family="paragraph" style:parent-style-name="Text_20_body">
      <style:paragraph-properties fo:text-align="justify" style:justify-single-word="false"/>
      <style:text-properties fo:language="ru" fo:country="RU" officeooo:rsid="00802041" officeooo:paragraph-rsid="008f19e1"/>
    </style:style>
    <style:style style:name="P109" style:family="paragraph" style:parent-style-name="Text_20_body">
      <style:paragraph-properties fo:text-align="justify" style:justify-single-word="false"/>
      <style:text-properties fo:language="ru" fo:country="RU" officeooo:rsid="00802041" officeooo:paragraph-rsid="00802041"/>
    </style:style>
    <style:style style:name="P110" style:family="paragraph" style:parent-style-name="Text_20_body">
      <style:paragraph-properties fo:text-align="justify" style:justify-single-word="false"/>
      <style:text-properties fo:language="ru" fo:country="RU" officeooo:paragraph-rsid="00786eb2"/>
    </style:style>
    <style:style style:name="P111" style:family="paragraph" style:parent-style-name="Text_20_body">
      <style:paragraph-properties fo:text-align="justify" style:justify-single-word="false"/>
      <style:text-properties fo:language="ru" fo:country="RU" officeooo:paragraph-rsid="0072b395"/>
    </style:style>
    <style:style style:name="P112" style:family="paragraph" style:parent-style-name="Text_20_body">
      <style:text-properties fo:language="ru" fo:country="RU" officeooo:paragraph-rsid="007b046c"/>
    </style:style>
    <style:style style:name="P113" style:family="paragraph" style:parent-style-name="Text_20_body">
      <style:text-properties fo:language="ru" fo:country="RU" officeooo:paragraph-rsid="0084dc7a"/>
    </style:style>
    <style:style style:name="P114" style:family="paragraph" style:parent-style-name="Text_20_body">
      <style:text-properties fo:language="ru" fo:country="RU" officeooo:paragraph-rsid="0072b395"/>
    </style:style>
    <style:style style:name="P115" style:family="paragraph" style:parent-style-name="Text_20_body">
      <style:text-properties fo:language="ru" fo:country="RU" officeooo:paragraph-rsid="008f19e1"/>
    </style:style>
    <style:style style:name="P116" style:family="paragraph" style:parent-style-name="Text_20_body">
      <style:text-properties fo:language="ru" fo:country="RU" officeooo:paragraph-rsid="008fd466"/>
    </style:style>
    <style:style style:name="P117" style:family="paragraph" style:parent-style-name="Text_20_body">
      <style:paragraph-properties fo:text-align="justify" style:justify-single-word="false"/>
      <style:text-properties fo:language="ru" fo:country="RU" officeooo:paragraph-rsid="00872a31"/>
    </style:style>
    <style:style style:name="P118" style:family="paragraph" style:parent-style-name="Text_20_body">
      <style:paragraph-properties fo:text-align="justify" style:justify-single-word="false"/>
      <style:text-properties fo:language="ru" fo:country="RU" officeooo:paragraph-rsid="009187ee"/>
    </style:style>
    <style:style style:name="P119" style:family="paragraph" style:parent-style-name="Text_20_body">
      <style:paragraph-properties fo:text-align="justify" style:justify-single-word="false"/>
      <style:text-properties fo:language="ru" fo:country="RU" officeooo:rsid="008a0754" officeooo:paragraph-rsid="008a0754"/>
    </style:style>
    <style:style style:name="P120" style:family="paragraph" style:parent-style-name="Text_20_body">
      <style:paragraph-properties fo:text-align="justify" style:justify-single-word="false"/>
      <style:text-properties fo:language="ru" fo:country="RU" officeooo:paragraph-rsid="0088f718"/>
    </style:style>
    <style:style style:name="P121" style:family="paragraph" style:parent-style-name="Text_20_body">
      <style:paragraph-properties fo:text-align="justify" style:justify-single-word="false"/>
      <style:text-properties fo:language="ru" fo:country="RU" officeooo:paragraph-rsid="009308a5"/>
    </style:style>
    <style:style style:name="P122" style:family="paragraph" style:parent-style-name="Text_20_body">
      <style:paragraph-properties fo:text-align="justify" style:justify-single-word="false"/>
      <style:text-properties fo:language="ru" fo:country="RU" officeooo:rsid="0096650a" officeooo:paragraph-rsid="0096650a"/>
    </style:style>
    <style:style style:name="P123" style:family="paragraph" style:parent-style-name="Text_20_body">
      <style:paragraph-properties fo:text-align="justify" style:justify-single-word="false"/>
      <style:text-properties fo:language="ru" fo:country="RU" officeooo:rsid="0088f718" officeooo:paragraph-rsid="0088f718"/>
    </style:style>
    <style:style style:name="P124"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5"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7" style:family="paragraph" style:parent-style-name="Text_20_body">
      <style:paragraph-properties fo:text-align="justify" style:justify-single-word="false"/>
      <style:text-properties officeooo:paragraph-rsid="009a2e3b"/>
    </style:style>
    <style:style style:name="P128"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29" style:family="paragraph" style:parent-style-name="Text_20_body">
      <style:paragraph-properties fo:text-align="justify" style:justify-single-word="false"/>
      <style:text-properties officeooo:paragraph-rsid="00a26c20"/>
    </style:style>
    <style:style style:name="P130" style:family="paragraph" style:parent-style-name="Text_20_body">
      <style:paragraph-properties fo:text-align="justify" style:justify-single-word="false"/>
      <style:text-properties officeooo:paragraph-rsid="00a42499"/>
    </style:style>
    <style:style style:name="P131" style:family="paragraph" style:parent-style-name="Text_20_body">
      <style:paragraph-properties fo:text-align="justify" style:justify-single-word="false"/>
      <style:text-properties fo:language="ru" fo:country="RU" officeooo:paragraph-rsid="00ade673"/>
    </style:style>
    <style:style style:name="P132" style:family="paragraph" style:parent-style-name="Text_20_body">
      <style:paragraph-properties fo:text-align="justify" style:justify-single-word="false"/>
      <style:text-properties fo:language="ru" fo:country="RU" officeooo:paragraph-rsid="008fd466"/>
    </style:style>
    <style:style style:name="P133" style:family="paragraph" style:parent-style-name="Text_20_body">
      <style:paragraph-properties fo:text-align="justify" style:justify-single-word="false" fo:text-indent="0.1965in" style:auto-text-indent="false"/>
      <style:text-properties fo:language="ru" fo:country="RU"/>
    </style:style>
    <style:style style:name="P134"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35"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39" style:family="paragraph" style:parent-style-name="Standard">
      <style:paragraph-properties fo:text-align="justify" style:justify-single-word="false"/>
      <style:text-properties fo:language="ru" fo:country="RU" fo:font-style="italic" style:font-style-asian="italic" style:font-style-complex="italic"/>
    </style:style>
    <style:style style:name="P140" style:family="paragraph" style:parent-style-name="Text_20_body">
      <style:paragraph-properties fo:text-align="center" style:justify-single-word="false"/>
    </style:style>
    <style:style style:name="P141" style:family="paragraph" style:parent-style-name="Standard">
      <style:paragraph-properties fo:text-align="justify" style:justify-single-word="false" fo:text-indent="0.1965in" style:auto-text-indent="false"/>
      <style:text-properties fo:language="ru" fo:country="RU"/>
    </style:style>
    <style:style style:name="P142" style:family="paragraph" style:parent-style-name="Text_20_body">
      <style:paragraph-properties fo:text-align="justify" style:justify-single-word="false"/>
      <style:text-properties fo:language="ru" fo:country="RU" officeooo:paragraph-rsid="00c42bee"/>
    </style:style>
    <style:style style:name="P143" style:family="paragraph" style:parent-style-name="Footnote">
      <style:text-properties fo:language="ru" fo:country="RU" officeooo:rsid="0125e8b5" officeooo:paragraph-rsid="0125e8b5"/>
    </style:style>
    <style:style style:name="P144" style:family="paragraph" style:parent-style-name="Text_20_body">
      <style:paragraph-properties fo:text-align="justify" style:justify-single-word="false"/>
      <style:text-properties fo:language="ru" fo:country="RU" officeooo:paragraph-rsid="00c55d43"/>
    </style:style>
    <style:style style:name="P145" style:family="paragraph" style:parent-style-name="Text_20_body">
      <style:paragraph-properties fo:text-align="justify" style:justify-single-word="false"/>
      <style:text-properties fo:language="ru" fo:country="RU" officeooo:paragraph-rsid="00c7853d"/>
    </style:style>
    <style:style style:name="P146" style:family="paragraph" style:parent-style-name="Text_20_body">
      <style:paragraph-properties fo:text-align="justify" style:justify-single-word="false"/>
      <style:text-properties fo:language="ru" fo:country="RU" officeooo:paragraph-rsid="00c9804a"/>
    </style:style>
    <style:style style:name="P147" style:family="paragraph" style:parent-style-name="Text_20_body">
      <style:paragraph-properties fo:text-align="justify" style:justify-single-word="false">
        <style:tab-stops/>
      </style:paragraph-properties>
      <style:text-properties fo:language="ru" fo:country="RU"/>
    </style:style>
    <style:style style:name="P148" style:family="paragraph" style:parent-style-name="Text_20_body">
      <style:paragraph-properties fo:text-align="justify" style:justify-single-word="false"/>
      <style:text-properties fo:language="ru" fo:country="RU" officeooo:paragraph-rsid="00c9df80"/>
    </style:style>
    <style:style style:name="P149" style:family="paragraph" style:parent-style-name="Text_20_body">
      <style:paragraph-properties fo:text-align="justify" style:justify-single-word="false"/>
      <style:text-properties fo:language="ru" fo:country="RU" officeooo:paragraph-rsid="00cf434c"/>
    </style:style>
    <style:style style:name="P150" style:family="paragraph" style:parent-style-name="Text_20_body">
      <style:paragraph-properties fo:text-align="justify" style:justify-single-word="false"/>
      <style:text-properties fo:language="ru" fo:country="RU" officeooo:rsid="00cf434c" officeooo:paragraph-rsid="00cf434c"/>
    </style:style>
    <style:style style:name="P151" style:family="paragraph" style:parent-style-name="Text_20_body">
      <style:paragraph-properties fo:text-align="justify" style:justify-single-word="false"/>
      <style:text-properties fo:language="ru" fo:country="RU" officeooo:paragraph-rsid="00d0e1ad"/>
    </style:style>
    <style:style style:name="P152" style:family="paragraph" style:parent-style-name="Text_20_body">
      <style:paragraph-properties fo:text-align="justify" style:justify-single-word="false"/>
      <style:text-properties fo:language="ru" fo:country="RU" officeooo:paragraph-rsid="00d2c268"/>
    </style:style>
    <style:style style:name="P153" style:family="paragraph" style:parent-style-name="Text_20_body">
      <style:paragraph-properties fo:text-align="justify" style:justify-single-word="false"/>
      <style:text-properties fo:language="ru" fo:country="RU" officeooo:paragraph-rsid="00d3f096"/>
    </style:style>
    <style:style style:name="P154" style:family="paragraph" style:parent-style-name="Text_20_body">
      <style:paragraph-properties fo:text-align="justify" style:justify-single-word="false"/>
      <style:text-properties fo:language="ru" fo:country="RU" officeooo:paragraph-rsid="00d3e2cb"/>
    </style:style>
    <style:style style:name="P155" style:family="paragraph" style:parent-style-name="Text_20_body">
      <style:paragraph-properties fo:text-align="justify" style:justify-single-word="false"/>
      <style:text-properties fo:language="ru" fo:country="RU" officeooo:paragraph-rsid="00d4e6e2"/>
    </style:style>
    <style:style style:name="P156" style:family="paragraph" style:parent-style-name="Text_20_body">
      <style:paragraph-properties fo:text-align="justify" style:justify-single-word="false"/>
      <style:text-properties fo:language="ru" fo:country="RU" officeooo:paragraph-rsid="00d5b7f7"/>
    </style:style>
    <style:style style:name="P157" style:family="paragraph" style:parent-style-name="Text_20_body">
      <style:paragraph-properties fo:text-align="justify" style:justify-single-word="false"/>
      <style:text-properties fo:language="ru" fo:country="RU" officeooo:paragraph-rsid="00d5de4b"/>
    </style:style>
    <style:style style:name="P158" style:family="paragraph" style:parent-style-name="Text_20_body">
      <style:paragraph-properties fo:text-align="justify" style:justify-single-word="false"/>
      <style:text-properties fo:language="ru" fo:country="RU" officeooo:paragraph-rsid="00d66c4c"/>
    </style:style>
    <style:style style:name="P159" style:family="paragraph" style:parent-style-name="Text_20_body">
      <style:paragraph-properties fo:text-align="justify" style:justify-single-word="false"/>
      <style:text-properties fo:language="ru" fo:country="RU" officeooo:paragraph-rsid="00d67e1b"/>
    </style:style>
    <style:style style:name="P160" style:family="paragraph" style:parent-style-name="Text_20_body">
      <style:paragraph-properties fo:text-align="justify" style:justify-single-word="false"/>
      <style:text-properties fo:language="ru" fo:country="RU" officeooo:paragraph-rsid="00d92365"/>
    </style:style>
    <style:style style:name="P161" style:family="paragraph" style:parent-style-name="Text_20_body">
      <style:paragraph-properties fo:text-align="justify" style:justify-single-word="false"/>
      <style:text-properties fo:language="ru" fo:country="RU" officeooo:paragraph-rsid="00dab151"/>
    </style:style>
    <style:style style:name="P162" style:family="paragraph" style:parent-style-name="Text_20_body">
      <style:paragraph-properties fo:text-align="justify" style:justify-single-word="false"/>
      <style:text-properties fo:language="ru" fo:country="RU" officeooo:paragraph-rsid="00dcffd1"/>
    </style:style>
    <style:style style:name="P163" style:family="paragraph" style:parent-style-name="Text_20_body">
      <style:paragraph-properties fo:text-align="justify" style:justify-single-word="false"/>
      <style:text-properties fo:language="ru" fo:country="RU" officeooo:paragraph-rsid="00dd0704"/>
    </style:style>
    <style:style style:name="P164" style:family="paragraph" style:parent-style-name="Text_20_body">
      <style:paragraph-properties fo:text-align="justify" style:justify-single-word="false"/>
      <style:text-properties fo:language="ru" fo:country="RU" officeooo:paragraph-rsid="00deb913"/>
    </style:style>
    <style:style style:name="P165" style:family="paragraph" style:parent-style-name="Text_20_body">
      <style:paragraph-properties fo:text-align="justify" style:justify-single-word="false"/>
      <style:text-properties fo:language="uk" fo:country="UA"/>
    </style:style>
    <style:style style:name="P166" style:family="paragraph" style:parent-style-name="Text_20_body">
      <style:paragraph-properties fo:text-align="justify" style:justify-single-word="false"/>
      <style:text-properties fo:language="ru" fo:country="RU" officeooo:paragraph-rsid="00df28e8"/>
    </style:style>
    <style:style style:name="P167" style:family="paragraph" style:parent-style-name="Text_20_body">
      <style:paragraph-properties fo:text-align="justify" style:justify-single-word="false"/>
      <style:text-properties officeooo:paragraph-rsid="00e1c528"/>
    </style:style>
    <style:style style:name="P168" style:family="paragraph" style:parent-style-name="Text_20_body">
      <style:paragraph-properties fo:text-align="justify" style:justify-single-word="false"/>
      <style:text-properties fo:language="ru" fo:country="RU" officeooo:paragraph-rsid="00dfe376"/>
    </style:style>
    <style:style style:name="P169" style:family="paragraph" style:parent-style-name="Text_20_body">
      <style:paragraph-properties fo:text-align="justify" style:justify-single-word="false">
        <style:tab-stops>
          <style:tab-stop style:position="4.1083in"/>
        </style:tab-stops>
      </style:paragraph-properties>
    </style:style>
    <style:style style:name="P170" style:family="paragraph" style:parent-style-name="Text_20_body">
      <style:paragraph-properties fo:text-align="justify" style:justify-single-word="false"/>
      <style:text-properties fo:language="ru" fo:country="RU" officeooo:rsid="00dfe376" officeooo:paragraph-rsid="00dfe376"/>
    </style:style>
    <style:style style:name="P171" style:family="paragraph" style:parent-style-name="Text_20_body">
      <style:paragraph-properties fo:text-align="justify" style:justify-single-word="false"/>
      <style:text-properties officeooo:paragraph-rsid="00e032c2"/>
    </style:style>
    <style:style style:name="P172" style:family="paragraph" style:parent-style-name="Text_20_body">
      <style:paragraph-properties fo:text-align="justify" style:justify-single-word="false"/>
      <style:text-properties officeooo:paragraph-rsid="00e2c59b"/>
    </style:style>
    <style:style style:name="P173" style:family="paragraph" style:parent-style-name="Text_20_body">
      <style:paragraph-properties fo:text-align="justify" style:justify-single-word="false"/>
      <style:text-properties fo:language="ru" fo:country="RU" officeooo:paragraph-rsid="00e42614"/>
    </style:style>
    <style:style style:name="P174" style:family="paragraph" style:parent-style-name="Text_20_body">
      <style:paragraph-properties fo:text-align="justify" style:justify-single-word="false"/>
      <style:text-properties fo:language="ru" fo:country="RU" officeooo:paragraph-rsid="00e6945b"/>
    </style:style>
    <style:style style:name="P175" style:family="paragraph" style:parent-style-name="Text_20_body">
      <style:paragraph-properties fo:text-align="justify" style:justify-single-word="false"/>
      <style:text-properties fo:language="ru" fo:country="RU" officeooo:paragraph-rsid="00e8e4e5"/>
    </style:style>
    <style:style style:name="P176"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77"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78"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9" style:family="paragraph" style:parent-style-name="Text_20_body">
      <style:paragraph-properties fo:text-align="justify" style:justify-single-word="false"/>
      <style:text-properties fo:language="ru" fo:country="RU" officeooo:rsid="00e8e4e5" officeooo:paragraph-rsid="00e8e4e5"/>
    </style:style>
    <style:style style:name="P180" style:family="paragraph" style:parent-style-name="Text_20_body">
      <style:paragraph-properties fo:text-align="justify" style:justify-single-word="false"/>
      <style:text-properties fo:language="ru" fo:country="RU" officeooo:rsid="00e9a721" officeooo:paragraph-rsid="00e9a721"/>
    </style:style>
    <style:style style:name="P181"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82"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83" style:family="paragraph" style:parent-style-name="Text_20_body">
      <style:paragraph-properties fo:text-align="justify" style:justify-single-word="false"/>
      <style:text-properties fo:language="ru" fo:country="RU" officeooo:rsid="00ecc719" officeooo:paragraph-rsid="00ecc719"/>
    </style:style>
    <style:style style:name="P184" style:family="paragraph" style:parent-style-name="Text_20_body">
      <style:paragraph-properties fo:text-align="justify" style:justify-single-word="false"/>
      <style:text-properties fo:language="ru" fo:country="RU" officeooo:rsid="00edd762" officeooo:paragraph-rsid="00edd762"/>
    </style:style>
    <style:style style:name="P185" style:family="paragraph" style:parent-style-name="Text_20_body">
      <style:paragraph-properties fo:text-align="justify" style:justify-single-word="false"/>
      <style:text-properties fo:language="ru" fo:country="RU" officeooo:rsid="00f7e6ff" officeooo:paragraph-rsid="00f7e6ff"/>
    </style:style>
    <style:style style:name="P186" style:family="paragraph" style:parent-style-name="Text_20_body">
      <style:paragraph-properties fo:text-align="justify" style:justify-single-word="false"/>
      <style:text-properties fo:language="ru" fo:country="RU" officeooo:rsid="00edd762" officeooo:paragraph-rsid="00f0898b"/>
    </style:style>
    <style:style style:name="P187" style:family="paragraph" style:parent-style-name="Text_20_body">
      <style:paragraph-properties fo:text-align="justify" style:justify-single-word="false"/>
      <style:text-properties fo:language="ru" fo:country="RU" officeooo:rsid="00eec376" officeooo:paragraph-rsid="00f4fb4d"/>
    </style:style>
    <style:style style:name="P188" style:family="paragraph" style:parent-style-name="Text_20_body">
      <style:paragraph-properties fo:text-align="justify" style:justify-single-word="false"/>
      <style:text-properties fo:language="ru" fo:country="RU" officeooo:rsid="00f0898b" officeooo:paragraph-rsid="00f0898b"/>
    </style:style>
    <style:style style:name="P189" style:family="paragraph" style:parent-style-name="Text_20_body">
      <style:paragraph-properties fo:text-align="justify" style:justify-single-word="false"/>
      <style:text-properties fo:language="ru" fo:country="RU" officeooo:rsid="00f0898b" officeooo:paragraph-rsid="00f82e8c"/>
    </style:style>
    <style:style style:name="P190" style:family="paragraph" style:parent-style-name="Text_20_body">
      <style:paragraph-properties fo:text-align="justify" style:justify-single-word="false"/>
      <style:text-properties fo:language="ru" fo:country="RU" officeooo:rsid="00f12515" officeooo:paragraph-rsid="00f12515"/>
    </style:style>
    <style:style style:name="P191" style:family="paragraph" style:parent-style-name="Text_20_body">
      <style:paragraph-properties fo:text-align="justify" style:justify-single-word="false"/>
      <style:text-properties fo:language="ru" fo:country="RU" officeooo:rsid="00f33f88" officeooo:paragraph-rsid="00f33f88"/>
    </style:style>
    <style:style style:name="P192" style:family="paragraph" style:parent-style-name="Text_20_body">
      <style:paragraph-properties fo:text-align="justify" style:justify-single-word="false"/>
      <style:text-properties fo:language="ru" fo:country="RU" officeooo:rsid="00f4fb4d" officeooo:paragraph-rsid="00f4fb4d"/>
    </style:style>
    <style:style style:name="P193" style:family="paragraph" style:parent-style-name="Text_20_body">
      <style:paragraph-properties fo:text-align="justify" style:justify-single-word="false"/>
      <style:text-properties fo:language="ru" fo:country="RU" officeooo:rsid="00f5062f" officeooo:paragraph-rsid="00f5062f"/>
    </style:style>
    <style:style style:name="P194" style:family="paragraph" style:parent-style-name="Text_20_body">
      <style:paragraph-properties fo:text-align="justify" style:justify-single-word="false"/>
      <style:text-properties fo:language="ru" fo:country="RU" officeooo:rsid="00fa90f5" officeooo:paragraph-rsid="00fa90f5"/>
    </style:style>
    <style:style style:name="P195" style:family="paragraph" style:parent-style-name="Text_20_body">
      <style:paragraph-properties fo:text-align="justify" style:justify-single-word="false"/>
      <style:text-properties fo:language="ru" fo:country="RU" officeooo:rsid="00fbc5f1" officeooo:paragraph-rsid="00fbc5f1"/>
    </style:style>
    <style:style style:name="P196" style:family="paragraph" style:parent-style-name="Text_20_body">
      <style:paragraph-properties fo:text-align="justify" style:justify-single-word="false"/>
      <style:text-properties fo:language="ru" fo:country="RU" officeooo:rsid="00fc8b22" officeooo:paragraph-rsid="00fc8b22"/>
    </style:style>
    <style:style style:name="P197" style:family="paragraph" style:parent-style-name="Text_20_body">
      <style:paragraph-properties fo:text-align="justify" style:justify-single-word="false"/>
      <style:text-properties fo:language="ru" fo:country="RU" officeooo:rsid="010142e3" officeooo:paragraph-rsid="010142e3"/>
    </style:style>
    <style:style style:name="P198" style:family="paragraph" style:parent-style-name="Text_20_body">
      <style:paragraph-properties fo:text-align="justify" style:justify-single-word="false"/>
      <style:text-properties fo:language="ru" fo:country="RU" officeooo:rsid="0101af7b" officeooo:paragraph-rsid="0101af7b"/>
    </style:style>
    <style:style style:name="P199" style:family="paragraph" style:parent-style-name="Text_20_body">
      <style:paragraph-properties fo:text-align="justify" style:justify-single-word="false"/>
      <style:text-properties fo:language="ru" fo:country="RU" officeooo:rsid="0101af7b" officeooo:paragraph-rsid="01053f6d"/>
    </style:style>
    <style:style style:name="P200" style:family="paragraph" style:parent-style-name="Text_20_body">
      <style:paragraph-properties fo:text-align="justify" style:justify-single-word="false"/>
      <style:text-properties fo:language="ru" fo:country="RU" officeooo:rsid="01037842" officeooo:paragraph-rsid="0106c4e9"/>
    </style:style>
    <style:style style:name="P201" style:family="paragraph" style:parent-style-name="Text_20_body">
      <style:paragraph-properties fo:text-align="justify" style:justify-single-word="false"/>
      <style:text-properties fo:language="ru" fo:country="RU" officeooo:rsid="01037842" officeooo:paragraph-rsid="0108ae8b"/>
    </style:style>
    <style:style style:name="P202" style:family="paragraph" style:parent-style-name="Text_20_body">
      <style:paragraph-properties fo:text-align="justify" style:justify-single-word="false"/>
      <style:text-properties fo:language="ru" fo:country="RU" officeooo:rsid="0108ae8b" officeooo:paragraph-rsid="0108ae8b"/>
    </style:style>
    <style:style style:name="P203" style:family="paragraph" style:parent-style-name="Text_20_body">
      <style:paragraph-properties fo:text-align="justify" style:justify-single-word="false"/>
      <style:text-properties fo:language="ru" fo:country="RU" officeooo:rsid="010a7c81" officeooo:paragraph-rsid="010a7c81"/>
    </style:style>
    <style:style style:name="P204" style:family="paragraph" style:parent-style-name="Text_20_body">
      <style:paragraph-properties fo:text-align="justify" style:justify-single-word="false"/>
      <style:text-properties fo:language="ru" fo:country="RU" officeooo:paragraph-rsid="010a7c81"/>
    </style:style>
    <style:style style:name="P205" style:family="paragraph" style:parent-style-name="Text_20_body">
      <style:paragraph-properties fo:text-align="justify" style:justify-single-word="false"/>
      <style:text-properties fo:language="ru" fo:country="RU" officeooo:paragraph-rsid="010b2c97"/>
    </style:style>
    <style:style style:name="P206" style:family="paragraph" style:parent-style-name="Text_20_body">
      <style:paragraph-properties fo:text-align="justify" style:justify-single-word="false"/>
      <style:text-properties fo:language="ru" fo:country="RU" officeooo:rsid="010b2c97" officeooo:paragraph-rsid="010b2c97"/>
    </style:style>
    <style:style style:name="P207" style:family="paragraph" style:parent-style-name="Text_20_body">
      <style:paragraph-properties fo:text-align="center" style:justify-single-word="false"/>
      <style:text-properties fo:language="ru" fo:country="RU" fo:background-color="#ffff00"/>
    </style:style>
    <style:style style:name="P208" style:family="paragraph" style:parent-style-name="Text_20_body">
      <style:text-properties fo:font-style="italic" style:font-style-asian="italic" style:font-style-complex="italic"/>
    </style:style>
    <style:style style:name="P209" style:family="paragraph" style:parent-style-name="Text_20_body">
      <style:text-properties fo:language="ru" fo:country="RU" fo:background-color="#ffff00"/>
    </style:style>
    <style:style style:name="P210" style:family="paragraph" style:parent-style-name="Text_20_body">
      <style:paragraph-properties fo:text-align="justify" style:justify-single-word="false"/>
      <style:text-properties fo:language="ru" fo:country="RU" officeooo:paragraph-rsid="0112548e"/>
    </style:style>
    <style:style style:name="P211" style:family="paragraph" style:parent-style-name="Text_20_body">
      <style:text-properties fo:language="ru" fo:country="RU" officeooo:paragraph-rsid="0112548e"/>
    </style:style>
    <style:style style:name="P212" style:family="paragraph" style:parent-style-name="Text_20_body">
      <style:paragraph-properties fo:text-align="justify" style:justify-single-word="false"/>
      <style:text-properties fo:language="ru" fo:country="RU" officeooo:paragraph-rsid="01137adc"/>
    </style:style>
    <style:style style:name="P213" style:family="paragraph" style:parent-style-name="Text_20_body">
      <style:paragraph-properties fo:text-align="justify" style:justify-single-word="false" fo:text-indent="0.1965in" style:auto-text-indent="false"/>
      <style:text-properties fo:language="ru" fo:country="RU" fo:background-color="#ffff00"/>
    </style:style>
    <style:style style:name="P21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15" style:family="paragraph" style:parent-style-name="Text_20_body">
      <style:paragraph-properties fo:text-align="justify" style:justify-single-word="false"/>
      <style:text-properties fo:color="#c9211e" loext:opacity="100%" fo:language="ru" fo:country="RU"/>
    </style:style>
    <style:style style:name="P216"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17" style:family="paragraph" style:parent-style-name="Text_20_body">
      <style:paragraph-properties fo:text-align="justify" style:justify-single-word="false"/>
      <style:text-properties fo:background-color="#ffff00"/>
    </style:style>
    <style:style style:name="P218" style:family="paragraph" style:parent-style-name="Text_20_body">
      <style:paragraph-properties fo:text-align="justify" style:justify-single-word="false"/>
      <style:text-properties fo:color="#0000ff" loext:opacity="100%"/>
    </style:style>
    <style:style style:name="P219" style:family="paragraph" style:parent-style-name="Heading_20_1">
      <style:paragraph-properties fo:text-align="justify" style:justify-single-word="false"/>
    </style:style>
    <style:style style:name="P220" style:family="paragraph" style:parent-style-name="Standard">
      <style:paragraph-properties fo:text-align="justify" style:justify-single-word="false"/>
    </style:style>
    <style:style style:name="P221"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13fa266"/>
    </style:style>
    <style:style style:name="T64" style:family="text">
      <style:text-properties fo:language="en" fo:country="US" officeooo:rsid="013fa266"/>
    </style:style>
    <style:style style:name="T65" style:family="text">
      <style:text-properties officeooo:rsid="014263d4"/>
    </style:style>
    <style:style style:name="T66" style:family="text">
      <style:text-properties officeooo:rsid="014674be"/>
    </style:style>
    <style:style style:name="T67" style:family="text">
      <style:text-properties officeooo:rsid="01433e7a"/>
    </style:style>
    <style:style style:name="T68" style:family="text">
      <style:text-properties officeooo:rsid="01447f41"/>
    </style:style>
    <style:style style:name="T69" style:family="text">
      <style:text-properties officeooo:rsid="01457772"/>
    </style:style>
    <style:style style:name="T70" style:family="text">
      <style:text-properties officeooo:rsid="0145a802"/>
    </style:style>
    <style:style style:name="T71" style:family="text">
      <style:text-properties officeooo:rsid="0145ae70"/>
    </style:style>
    <style:style style:name="T72" style:family="text">
      <style:text-properties officeooo:rsid="01465c08"/>
    </style:style>
    <style:style style:name="T73" style:family="text">
      <style:text-properties officeooo:rsid="00106065"/>
    </style:style>
    <style:style style:name="T74" style:family="text">
      <style:text-properties fo:language="ru" fo:country="RU" officeooo:rsid="014674be"/>
    </style:style>
    <style:style style:name="T75" style:family="text">
      <style:text-properties fo:language="ru" fo:country="RU" officeooo:rsid="00106065"/>
    </style:style>
    <style:style style:name="T76" style:family="text">
      <style:text-properties fo:language="ru" fo:country="RU" officeooo:rsid="00128647" fo:background-color="transparent" loext:char-shading-value="0"/>
    </style:style>
    <style:style style:name="T77" style:family="text">
      <style:text-properties fo:language="ru" fo:country="RU" officeooo:rsid="014674be" fo:background-color="transparent" loext:char-shading-value="0"/>
    </style:style>
    <style:style style:name="T78" style:family="text">
      <style:text-properties officeooo:rsid="00128647"/>
    </style:style>
    <style:style style:name="T79" style:family="text">
      <style:text-properties officeooo:rsid="00142792"/>
    </style:style>
    <style:style style:name="T80" style:family="text">
      <style:text-properties officeooo:rsid="001d3aa6"/>
    </style:style>
    <style:style style:name="T81" style:family="text">
      <style:text-properties fo:language="ru" fo:country="RU" officeooo:rsid="00175913"/>
    </style:style>
    <style:style style:name="T82" style:family="text">
      <style:text-properties fo:language="ru" fo:country="RU" officeooo:rsid="00189af1"/>
    </style:style>
    <style:style style:name="T83" style:family="text">
      <style:text-properties officeooo:rsid="00189af1"/>
    </style:style>
    <style:style style:name="T84" style:family="text">
      <style:text-properties officeooo:rsid="0019451a"/>
    </style:style>
    <style:style style:name="T85" style:family="text">
      <style:text-properties officeooo:rsid="001a56c3"/>
    </style:style>
    <style:style style:name="T86" style:family="text">
      <style:text-properties officeooo:rsid="0019ec28"/>
    </style:style>
    <style:style style:name="T87" style:family="text">
      <style:text-properties officeooo:rsid="001bd968"/>
    </style:style>
    <style:style style:name="T88" style:family="text">
      <style:text-properties fo:language="ru" fo:country="RU" fo:font-style="italic" officeooo:rsid="001d3aa6" style:font-style-asian="italic" style:font-style-complex="italic"/>
    </style:style>
    <style:style style:name="T89" style:family="text">
      <style:text-properties officeooo:rsid="001efcaf"/>
    </style:style>
    <style:style style:name="T90" style:family="text">
      <style:text-properties fo:language="ru" fo:country="RU" fo:font-weight="bold" style:font-weight-asian="bold" style:font-weight-complex="bold"/>
    </style:style>
    <style:style style:name="T91" style:family="text">
      <style:text-properties fo:language="ru" fo:country="RU" officeooo:rsid="001efcaf"/>
    </style:style>
    <style:style style:name="T92" style:family="text">
      <style:text-properties fo:background-color="#ffff00" loext:char-shading-value="0"/>
    </style:style>
    <style:style style:name="T93" style:family="text">
      <style:text-properties fo:language="ru" fo:country="RU" fo:background-color="#ffff00" loext:char-shading-value="0"/>
    </style:style>
    <style:style style:name="T94" style:family="text">
      <style:text-properties officeooo:rsid="0023abc8"/>
    </style:style>
    <style:style style:name="T95" style:family="text">
      <style:text-properties officeooo:rsid="00245709"/>
    </style:style>
    <style:style style:name="T96" style:family="text">
      <style:text-properties fo:language="ru" fo:country="RU" fo:font-style="italic" officeooo:rsid="00245709" style:font-style-asian="italic" style:font-style-complex="italic"/>
    </style:style>
    <style:style style:name="T97" style:family="text">
      <style:text-properties officeooo:rsid="00257d51"/>
    </style:style>
    <style:style style:name="T98" style:family="text">
      <style:text-properties fo:language="ru" fo:country="RU" fo:font-style="italic" officeooo:rsid="00257d51" style:font-style-asian="italic" style:font-style-complex="italic"/>
    </style:style>
    <style:style style:name="T99" style:family="text">
      <style:text-properties officeooo:rsid="002771ba"/>
    </style:style>
    <style:style style:name="T100" style:family="text">
      <style:text-properties fo:language="ru" fo:country="RU" fo:font-style="italic" officeooo:rsid="002771ba" style:font-style-asian="italic" style:font-style-complex="italic"/>
    </style:style>
    <style:style style:name="T101" style:family="text">
      <style:text-properties fo:language="uk" fo:country="UA" officeooo:rsid="002771ba"/>
    </style:style>
    <style:style style:name="T102" style:family="text">
      <style:text-properties fo:language="en" fo:country="US" officeooo:rsid="002771ba"/>
    </style:style>
    <style:style style:name="T103" style:family="text">
      <style:text-properties fo:language="ru" fo:country="RU" fo:font-style="italic" officeooo:rsid="00293b82" style:font-style-asian="italic" style:font-style-complex="italic"/>
    </style:style>
    <style:style style:name="T104" style:family="text">
      <style:text-properties officeooo:rsid="00293b82"/>
    </style:style>
    <style:style style:name="T105" style:family="text">
      <style:text-properties fo:language="en" fo:country="US" officeooo:rsid="00293b82"/>
    </style:style>
    <style:style style:name="T106" style:family="text">
      <style:text-properties officeooo:rsid="00294ac5"/>
    </style:style>
    <style:style style:name="T107" style:family="text">
      <style:text-properties officeooo:rsid="0029eef5"/>
    </style:style>
    <style:style style:name="T108" style:family="text">
      <style:text-properties officeooo:rsid="002d1645"/>
    </style:style>
    <style:style style:name="T109" style:family="text">
      <style:text-properties officeooo:rsid="0031bda6"/>
    </style:style>
    <style:style style:name="T110" style:family="text">
      <style:text-properties officeooo:rsid="002daf1c"/>
    </style:style>
    <style:style style:name="T111" style:family="text">
      <style:text-properties officeooo:rsid="002de7fd"/>
    </style:style>
    <style:style style:name="T112" style:family="text">
      <style:text-properties officeooo:rsid="002fc175"/>
    </style:style>
    <style:style style:name="T113" style:family="text">
      <style:text-properties officeooo:rsid="0032d050"/>
    </style:style>
    <style:style style:name="T114" style:family="text">
      <style:text-properties officeooo:rsid="003497b2"/>
    </style:style>
    <style:style style:name="T115" style:family="text">
      <style:text-properties officeooo:rsid="00368471"/>
    </style:style>
    <style:style style:name="T116" style:family="text">
      <style:text-properties officeooo:rsid="00371139"/>
    </style:style>
    <style:style style:name="T117" style:family="text">
      <style:text-properties officeooo:rsid="00388643"/>
    </style:style>
    <style:style style:name="T118" style:family="text">
      <style:text-properties fo:language="en" fo:country="US" officeooo:rsid="00388643"/>
    </style:style>
    <style:style style:name="T119" style:family="text">
      <style:text-properties officeooo:rsid="0038ff35"/>
    </style:style>
    <style:style style:name="T120" style:family="text">
      <style:text-properties officeooo:rsid="00e85a2a"/>
    </style:style>
    <style:style style:name="T121" style:family="text">
      <style:text-properties officeooo:rsid="0020d2cb"/>
    </style:style>
    <style:style style:name="T122" style:family="text">
      <style:text-properties officeooo:rsid="0039c9a7"/>
    </style:style>
    <style:style style:name="T123" style:family="text">
      <style:text-properties officeooo:rsid="003ad058"/>
    </style:style>
    <style:style style:name="T124" style:family="text">
      <style:text-properties fo:language="ru" fo:country="RU" officeooo:rsid="003ad058"/>
    </style:style>
    <style:style style:name="T125" style:family="text">
      <style:text-properties fo:language="ru" fo:country="RU" fo:background-color="transparent" loext:char-shading-value="0"/>
    </style:style>
    <style:style style:name="T126" style:family="text">
      <style:text-properties officeooo:rsid="003b2e0b"/>
    </style:style>
    <style:style style:name="T127" style:family="text">
      <style:text-properties officeooo:rsid="003d3fd1"/>
    </style:style>
    <style:style style:name="T128" style:family="text">
      <style:text-properties officeooo:rsid="003d44f6"/>
    </style:style>
    <style:style style:name="T129" style:family="text">
      <style:text-properties officeooo:rsid="0023f496"/>
    </style:style>
    <style:style style:name="T130" style:family="text">
      <style:text-properties officeooo:rsid="003e4773"/>
    </style:style>
    <style:style style:name="T131" style:family="text">
      <style:text-properties officeooo:rsid="00435abf"/>
    </style:style>
    <style:style style:name="T132" style:family="text">
      <style:text-properties officeooo:rsid="0043bd67"/>
    </style:style>
    <style:style style:name="T133" style:family="text">
      <style:text-properties officeooo:rsid="0043f448"/>
    </style:style>
    <style:style style:name="T134" style:family="text">
      <style:text-properties officeooo:rsid="003fa225"/>
    </style:style>
    <style:style style:name="T135" style:family="text">
      <style:text-properties officeooo:rsid="0045d357"/>
    </style:style>
    <style:style style:name="T136" style:family="text">
      <style:text-properties officeooo:rsid="00417b5e"/>
    </style:style>
    <style:style style:name="T137" style:family="text">
      <style:text-properties officeooo:rsid="00464ac8"/>
    </style:style>
    <style:style style:name="T138" style:family="text">
      <style:text-properties officeooo:rsid="00483ec4"/>
    </style:style>
    <style:style style:name="T139" style:family="text">
      <style:text-properties officeooo:rsid="0048f92e"/>
    </style:style>
    <style:style style:name="T140" style:family="text">
      <style:text-properties fo:language="en" fo:country="US" officeooo:rsid="00483ec4"/>
    </style:style>
    <style:style style:name="T141" style:family="text">
      <style:text-properties fo:language="ru" fo:country="RU" fo:font-style="italic" fo:background-color="transparent" loext:char-shading-value="0" style:font-style-asian="italic" style:font-style-complex="italic"/>
    </style:style>
    <style:style style:name="T142" style:family="text">
      <style:text-properties fo:language="ru" fo:country="RU" fo:font-style="italic" officeooo:rsid="004b3f7e" style:font-style-asian="italic" style:font-style-complex="italic"/>
    </style:style>
    <style:style style:name="T143" style:family="text">
      <style:text-properties officeooo:rsid="004c8ae0"/>
    </style:style>
    <style:style style:name="T144" style:family="text">
      <style:text-properties officeooo:rsid="004e3c20"/>
    </style:style>
    <style:style style:name="T145" style:family="text">
      <style:text-properties officeooo:rsid="004fa8b5"/>
    </style:style>
    <style:style style:name="T146" style:family="text">
      <style:text-properties officeooo:rsid="00501984"/>
    </style:style>
    <style:style style:name="T147" style:family="text">
      <style:text-properties officeooo:rsid="0051c09a"/>
    </style:style>
    <style:style style:name="T148" style:family="text">
      <style:text-properties officeooo:rsid="0051d974"/>
    </style:style>
    <style:style style:name="T149" style:family="text">
      <style:text-properties officeooo:rsid="00539189"/>
    </style:style>
    <style:style style:name="T150" style:family="text">
      <style:text-properties officeooo:rsid="005900c7"/>
    </style:style>
    <style:style style:name="T151" style:family="text">
      <style:text-properties officeooo:rsid="00554003"/>
    </style:style>
    <style:style style:name="T152" style:family="text">
      <style:text-properties officeooo:rsid="00570142"/>
    </style:style>
    <style:style style:name="T153" style:family="text">
      <style:text-properties officeooo:rsid="00594b45"/>
    </style:style>
    <style:style style:name="T154" style:family="text">
      <style:text-properties officeooo:rsid="0059ed16"/>
    </style:style>
    <style:style style:name="T155" style:family="text">
      <style:text-properties officeooo:rsid="005c8284"/>
    </style:style>
    <style:style style:name="T156" style:family="text">
      <style:text-properties officeooo:rsid="005df5be"/>
    </style:style>
    <style:style style:name="T157" style:family="text">
      <style:text-properties officeooo:rsid="005fce4e"/>
    </style:style>
    <style:style style:name="T158" style:family="text">
      <style:text-properties fo:language="ru" fo:country="RU" officeooo:rsid="005fce4e"/>
    </style:style>
    <style:style style:name="T159" style:family="text">
      <style:text-properties officeooo:rsid="00604dd9"/>
    </style:style>
    <style:style style:name="T160" style:family="text">
      <style:text-properties officeooo:rsid="00620f4f"/>
    </style:style>
    <style:style style:name="T161" style:family="text">
      <style:text-properties officeooo:rsid="0063392e"/>
    </style:style>
    <style:style style:name="T162" style:family="text">
      <style:text-properties officeooo:rsid="00b5d039"/>
    </style:style>
    <style:style style:name="T163" style:family="text">
      <style:text-properties officeooo:rsid="0065314c"/>
    </style:style>
    <style:style style:name="T164" style:family="text">
      <style:text-properties officeooo:rsid="00660bac"/>
    </style:style>
    <style:style style:name="T165" style:family="text">
      <style:text-properties fo:language="ru" fo:country="RU" officeooo:rsid="00660bac"/>
    </style:style>
    <style:style style:name="T166" style:family="text">
      <style:text-properties officeooo:rsid="00672e1d"/>
    </style:style>
    <style:style style:name="T167" style:family="text">
      <style:text-properties officeooo:rsid="0068f66d"/>
    </style:style>
    <style:style style:name="T168" style:family="text">
      <style:text-properties officeooo:rsid="006f2f79"/>
    </style:style>
    <style:style style:name="T169" style:family="text">
      <style:text-properties officeooo:rsid="006ac469"/>
    </style:style>
    <style:style style:name="T170" style:family="text">
      <style:text-properties officeooo:rsid="0070a512"/>
    </style:style>
    <style:style style:name="T171" style:family="text">
      <style:text-properties officeooo:rsid="0071f74f"/>
    </style:style>
    <style:style style:name="T172" style:family="text">
      <style:text-properties fo:language="ru" fo:country="RU" officeooo:rsid="00766ead"/>
    </style:style>
    <style:style style:name="T173" style:family="text">
      <style:text-properties fo:language="ru" fo:country="RU" officeooo:rsid="0071f74f"/>
    </style:style>
    <style:style style:name="T174" style:family="text">
      <style:text-properties fo:language="ru" fo:country="RU" officeooo:rsid="006ac469"/>
    </style:style>
    <style:style style:name="T175" style:family="text">
      <style:text-properties fo:language="ru" fo:country="RU" officeooo:rsid="00802041"/>
    </style:style>
    <style:style style:name="T176" style:family="text">
      <style:text-properties officeooo:rsid="006c507c"/>
    </style:style>
    <style:style style:name="T177" style:family="text">
      <style:text-properties officeooo:rsid="006f00f1"/>
    </style:style>
    <style:style style:name="T178" style:family="text">
      <style:text-properties officeooo:rsid="00766ead"/>
    </style:style>
    <style:style style:name="T179" style:family="text">
      <style:text-properties officeooo:rsid="00774b12"/>
    </style:style>
    <style:style style:name="T180" style:family="text">
      <style:text-properties officeooo:rsid="00728816"/>
    </style:style>
    <style:style style:name="T181" style:family="text">
      <style:text-properties officeooo:rsid="008d376b"/>
    </style:style>
    <style:style style:name="T182" style:family="text">
      <style:text-properties officeooo:rsid="008304a2"/>
    </style:style>
    <style:style style:name="T183" style:family="text">
      <style:text-properties officeooo:rsid="008f19e1"/>
    </style:style>
    <style:style style:name="T184" style:family="text">
      <style:text-properties officeooo:rsid="0084dc7a"/>
    </style:style>
    <style:style style:name="T185" style:family="text">
      <style:text-properties officeooo:rsid="0072b395"/>
    </style:style>
    <style:style style:name="T186" style:family="text">
      <style:text-properties officeooo:rsid="00786eb2"/>
    </style:style>
    <style:style style:name="T187" style:family="text">
      <style:text-properties officeooo:rsid="007b046c"/>
    </style:style>
    <style:style style:name="T188" style:family="text">
      <style:text-properties officeooo:rsid="0079bdcb"/>
    </style:style>
    <style:style style:name="T189" style:family="text">
      <style:text-properties fo:language="en" fo:country="US" officeooo:rsid="008d376b"/>
    </style:style>
    <style:style style:name="T190" style:family="text">
      <style:text-properties officeooo:rsid="007601b6"/>
    </style:style>
    <style:style style:name="T191" style:family="text">
      <style:text-properties officeooo:rsid="007cefd2"/>
    </style:style>
    <style:style style:name="T192" style:family="text">
      <style:text-properties officeooo:rsid="009308a5"/>
    </style:style>
    <style:style style:name="T193" style:family="text">
      <style:text-properties officeooo:rsid="008fd466"/>
    </style:style>
    <style:style style:name="T194" style:family="text">
      <style:text-properties officeooo:rsid="00855c36"/>
    </style:style>
    <style:style style:name="T195" style:family="text">
      <style:text-properties officeooo:rsid="00962f65"/>
    </style:style>
    <style:style style:name="T196" style:family="text">
      <style:text-properties officeooo:rsid="0072b395" fo:background-color="#ffff00" loext:char-shading-value="0"/>
    </style:style>
    <style:style style:name="T197" style:family="text">
      <style:text-properties officeooo:rsid="007cefd2" fo:background-color="#ffff00" loext:char-shading-value="0"/>
    </style:style>
    <style:style style:name="T198" style:family="text">
      <style:text-properties officeooo:rsid="00872a31"/>
    </style:style>
    <style:style style:name="T199" style:family="text">
      <style:text-properties officeooo:rsid="007e2c92"/>
    </style:style>
    <style:style style:name="T200" style:family="text">
      <style:text-properties officeooo:rsid="008866c6"/>
    </style:style>
    <style:style style:name="T201" style:family="text">
      <style:text-properties officeooo:rsid="0088f718"/>
    </style:style>
    <style:style style:name="T202" style:family="text">
      <style:text-properties officeooo:rsid="009187ee"/>
    </style:style>
    <style:style style:name="T203" style:family="text">
      <style:text-properties officeooo:rsid="0072f8d8"/>
    </style:style>
    <style:style style:name="T204" style:family="text">
      <style:text-properties officeooo:rsid="0073a54e"/>
    </style:style>
    <style:style style:name="T205" style:family="text">
      <style:text-properties officeooo:rsid="00741318"/>
    </style:style>
    <style:style style:name="T206" style:family="text">
      <style:text-properties officeooo:rsid="0096650a"/>
    </style:style>
    <style:style style:name="T207" style:family="text">
      <style:text-properties officeooo:rsid="0097db3e"/>
    </style:style>
    <style:style style:name="T208" style:family="text">
      <style:text-properties officeooo:rsid="008bf5b8"/>
    </style:style>
    <style:style style:name="T209" style:family="text">
      <style:text-properties officeooo:rsid="00994bf0"/>
    </style:style>
    <style:style style:name="T210" style:family="text">
      <style:text-properties fo:language="ru" fo:country="RU" fo:font-style="italic" officeooo:rsid="008cece7" style:font-style-asian="italic" style:font-style-complex="italic"/>
    </style:style>
    <style:style style:name="T211" style:family="text">
      <style:text-properties fo:language="ru" fo:country="RU" fo:font-style="italic" officeooo:rsid="009a2e3b" style:font-style-asian="italic" style:font-style-complex="italic"/>
    </style:style>
    <style:style style:name="T212" style:family="text">
      <style:text-properties fo:language="ru" fo:country="RU" fo:font-style="italic" officeooo:rsid="00994bf0" style:font-style-asian="italic" style:font-style-complex="italic"/>
    </style:style>
    <style:style style:name="T213" style:family="text">
      <style:text-properties fo:language="ru" fo:country="RU" fo:font-style="italic" officeooo:rsid="009bf573" style:font-style-asian="italic" style:font-style-complex="italic"/>
    </style:style>
    <style:style style:name="T214" style:family="text">
      <style:text-properties officeooo:rsid="00977121"/>
    </style:style>
    <style:style style:name="T215" style:family="text">
      <style:text-properties officeooo:rsid="009bf573"/>
    </style:style>
    <style:style style:name="T216" style:family="text">
      <style:text-properties officeooo:rsid="009c2d2e"/>
    </style:style>
    <style:style style:name="T217" style:family="text">
      <style:text-properties fo:language="ru" fo:country="RU" officeooo:rsid="009c2d2e"/>
    </style:style>
    <style:style style:name="T218" style:family="text">
      <style:text-properties officeooo:rsid="009c5849"/>
    </style:style>
    <style:style style:name="T219" style:family="text">
      <style:text-properties officeooo:rsid="009db017"/>
    </style:style>
    <style:style style:name="T220" style:family="text">
      <style:text-properties officeooo:rsid="009fa6ef"/>
    </style:style>
    <style:style style:name="T221" style:family="text">
      <style:text-properties officeooo:rsid="00a0fed5"/>
    </style:style>
    <style:style style:name="T222" style:family="text">
      <style:text-properties officeooo:rsid="00a190af"/>
    </style:style>
    <style:style style:name="T223" style:family="text">
      <style:text-properties fo:language="en" fo:country="US" officeooo:rsid="00a26c20"/>
    </style:style>
    <style:style style:name="T224" style:family="text">
      <style:text-properties fo:language="ru" fo:country="RU" officeooo:rsid="00a26c20"/>
    </style:style>
    <style:style style:name="T225" style:family="text">
      <style:text-properties fo:language="ru" fo:country="RU" officeooo:rsid="00a42499"/>
    </style:style>
    <style:style style:name="T226" style:family="text">
      <style:text-properties fo:language="ru" fo:country="RU" officeooo:rsid="00a42499" fo:background-color="transparent" loext:char-shading-value="0"/>
    </style:style>
    <style:style style:name="T227" style:family="text">
      <style:text-properties fo:language="ru" fo:country="RU" officeooo:rsid="00a5b407" fo:background-color="transparent" loext:char-shading-value="0"/>
    </style:style>
    <style:style style:name="T228" style:family="text">
      <style:text-properties officeooo:rsid="00a80bb1"/>
    </style:style>
    <style:style style:name="T229" style:family="text">
      <style:text-properties fo:language="ru" fo:country="RU" officeooo:rsid="00a9f029"/>
    </style:style>
    <style:style style:name="T230" style:family="text">
      <style:text-properties officeooo:rsid="00a9f029"/>
    </style:style>
    <style:style style:name="T231" style:family="text">
      <style:text-properties officeooo:rsid="00aa4753"/>
    </style:style>
    <style:style style:name="T232" style:family="text">
      <style:text-properties officeooo:rsid="00aa4d4d"/>
    </style:style>
    <style:style style:name="T233" style:family="text">
      <style:text-properties fo:language="en" fo:country="US" officeooo:rsid="00ade673"/>
    </style:style>
    <style:style style:name="T234" style:family="text">
      <style:text-properties officeooo:rsid="00ade673"/>
    </style:style>
    <style:style style:name="T235" style:family="text">
      <style:text-properties fo:language="en" fo:country="US" officeooo:rsid="00af457d"/>
    </style:style>
    <style:style style:name="T236" style:family="text">
      <style:text-properties officeooo:rsid="00af457d"/>
    </style:style>
    <style:style style:name="T237" style:family="text">
      <style:text-properties officeooo:rsid="00b056aa"/>
    </style:style>
    <style:style style:name="T238" style:family="text">
      <style:text-properties officeooo:rsid="00b21120"/>
    </style:style>
    <style:style style:name="T239" style:family="text">
      <style:text-properties officeooo:rsid="00b28802"/>
    </style:style>
    <style:style style:name="T240" style:family="text">
      <style:text-properties officeooo:rsid="00b3fc80"/>
    </style:style>
    <style:style style:name="T241" style:family="text">
      <style:text-properties fo:language="ru" fo:country="RU" officeooo:rsid="00b5d039" fo:background-color="transparent" loext:char-shading-value="0"/>
    </style:style>
    <style:style style:name="T242" style:family="text">
      <style:text-properties fo:language="ru" fo:country="RU" officeooo:rsid="00b6c7bb" fo:background-color="transparent" loext:char-shading-value="0"/>
    </style:style>
    <style:style style:name="T243" style:family="text">
      <style:text-properties officeooo:rsid="00b6c7bb"/>
    </style:style>
    <style:style style:name="T244" style:family="text">
      <style:text-properties officeooo:rsid="00b825ef"/>
    </style:style>
    <style:style style:name="T245" style:family="text">
      <style:text-properties fo:font-style="italic" style:font-style-asian="italic"/>
    </style:style>
    <style:style style:name="T246" style:family="text">
      <style:text-properties fo:language="ru" fo:country="RU" fo:font-style="italic" style:font-style-asian="italic"/>
    </style:style>
    <style:style style:name="T247" style:family="text">
      <style:text-properties officeooo:rsid="00b9c598"/>
    </style:style>
    <style:style style:name="T248" style:family="text">
      <style:text-properties officeooo:rsid="00ba60d2"/>
    </style:style>
    <style:style style:name="T249" style:family="text">
      <style:text-properties officeooo:rsid="00bbf109"/>
    </style:style>
    <style:style style:name="T250" style:family="text">
      <style:text-properties fo:language="ru" fo:country="RU" fo:font-style="italic" officeooo:rsid="00bbf109" style:font-style-asian="italic" style:font-style-complex="italic"/>
    </style:style>
    <style:style style:name="T251" style:family="text">
      <style:text-properties officeooo:rsid="00be4c7a"/>
    </style:style>
    <style:style style:name="T252" style:family="text">
      <style:text-properties officeooo:rsid="00bf98a6"/>
    </style:style>
    <style:style style:name="T253" style:family="text">
      <style:text-properties fo:language="ru" fo:country="RU" fo:font-style="italic" officeooo:rsid="00bf98a6" style:font-style-asian="italic" style:font-style-complex="italic"/>
    </style:style>
    <style:style style:name="T254" style:family="text">
      <style:text-properties officeooo:rsid="00c045c7"/>
    </style:style>
    <style:style style:name="T255" style:family="text">
      <style:text-properties officeooo:rsid="00c052a1"/>
    </style:style>
    <style:style style:name="T256" style:family="text">
      <style:text-properties fo:language="ru" fo:country="RU" fo:font-style="italic" officeooo:rsid="00c1e4e3" style:font-style-asian="italic" style:font-style-complex="italic"/>
    </style:style>
    <style:style style:name="T257" style:family="text">
      <style:text-properties fo:language="ru" fo:country="RU" fo:font-style="italic" officeooo:rsid="00c20ba5" style:font-style-asian="italic" style:font-style-complex="italic"/>
    </style:style>
    <style:style style:name="T258" style:family="text">
      <style:text-properties officeooo:rsid="00c20ba5"/>
    </style:style>
    <style:style style:name="T259" style:family="text">
      <style:text-properties officeooo:rsid="00c321bd"/>
    </style:style>
    <style:style style:name="T260" style:family="text">
      <style:text-properties fo:language="ru" fo:country="RU" fo:font-style="italic" officeooo:rsid="00c321bd" style:font-style-asian="italic" style:font-style-complex="italic"/>
    </style:style>
    <style:style style:name="T261" style:family="text">
      <style:text-properties officeooo:rsid="00c37899"/>
    </style:style>
    <style:style style:name="T262" style:family="text">
      <style:text-properties officeooo:rsid="00c42bee"/>
    </style:style>
    <style:style style:name="T263" style:family="text">
      <style:text-properties officeooo:rsid="00c55d43"/>
    </style:style>
    <style:style style:name="T264" style:family="text">
      <style:text-properties officeooo:rsid="00c621dc"/>
    </style:style>
    <style:style style:name="T265" style:family="text">
      <style:text-properties officeooo:rsid="00c72a73"/>
    </style:style>
    <style:style style:name="T266" style:family="text">
      <style:text-properties officeooo:rsid="00c7853d"/>
    </style:style>
    <style:style style:name="T267" style:family="text">
      <style:text-properties officeooo:rsid="00c8e547"/>
    </style:style>
    <style:style style:name="T268" style:family="text">
      <style:text-properties officeooo:rsid="00c9804a"/>
    </style:style>
    <style:style style:name="T269" style:family="text">
      <style:text-properties officeooo:rsid="00c9df80"/>
    </style:style>
    <style:style style:name="T270" style:family="text">
      <style:text-properties officeooo:rsid="00cac3e2"/>
    </style:style>
    <style:style style:name="T271" style:family="text">
      <style:text-properties officeooo:rsid="00cc2bf8"/>
    </style:style>
    <style:style style:name="T272" style:family="text">
      <style:text-properties fo:language="ru" fo:country="RU" officeooo:rsid="00cc2bf8"/>
    </style:style>
    <style:style style:name="T273" style:family="text">
      <style:text-properties fo:language="ru" fo:country="RU" officeooo:rsid="00cc8ddf" fo:background-color="transparent" loext:char-shading-value="0"/>
    </style:style>
    <style:style style:name="T274" style:family="text">
      <style:text-properties fo:language="ru" fo:country="RU" officeooo:rsid="00cc8ddf"/>
    </style:style>
    <style:style style:name="T275" style:family="text">
      <style:text-properties officeooo:rsid="00cc8ddf"/>
    </style:style>
    <style:style style:name="T276" style:family="text">
      <style:text-properties officeooo:rsid="00ce1bc9"/>
    </style:style>
    <style:style style:name="T277" style:family="text">
      <style:text-properties officeooo:rsid="00cf434c"/>
    </style:style>
    <style:style style:name="T278" style:family="text">
      <style:text-properties officeooo:rsid="00d0e1ad"/>
    </style:style>
    <style:style style:name="T279" style:family="text">
      <style:text-properties officeooo:rsid="00d4e6e2"/>
    </style:style>
    <style:style style:name="T280" style:family="text">
      <style:text-properties officeooo:rsid="00e0ab62"/>
    </style:style>
    <style:style style:name="T281" style:family="text">
      <style:text-properties officeooo:rsid="00d3e2cb"/>
    </style:style>
    <style:style style:name="T282" style:family="text">
      <style:text-properties officeooo:rsid="00d2c268"/>
    </style:style>
    <style:style style:name="T283" style:family="text">
      <style:text-properties officeooo:rsid="00d66c4c"/>
    </style:style>
    <style:style style:name="T284" style:family="text">
      <style:text-properties officeooo:rsid="00d3f096"/>
    </style:style>
    <style:style style:name="T285" style:family="text">
      <style:text-properties officeooo:rsid="00d5b7f7"/>
    </style:style>
    <style:style style:name="T286" style:family="text">
      <style:text-properties officeooo:rsid="00d5de4b"/>
    </style:style>
    <style:style style:name="T287" style:family="text">
      <style:text-properties officeooo:rsid="00deb913"/>
    </style:style>
    <style:style style:name="T288" style:family="text">
      <style:text-properties officeooo:rsid="00d67e1b"/>
    </style:style>
    <style:style style:name="T289" style:family="text">
      <style:text-properties officeooo:rsid="00d85ea4"/>
    </style:style>
    <style:style style:name="T290" style:family="text">
      <style:text-properties officeooo:rsid="00d92365"/>
    </style:style>
    <style:style style:name="T291" style:family="text">
      <style:text-properties officeooo:rsid="00dab151"/>
    </style:style>
    <style:style style:name="T292" style:family="text">
      <style:text-properties officeooo:rsid="00dc1020"/>
    </style:style>
    <style:style style:name="T293" style:family="text">
      <style:text-properties officeooo:rsid="00dcffd1"/>
    </style:style>
    <style:style style:name="T294" style:family="text">
      <style:text-properties officeooo:rsid="00e0d469"/>
    </style:style>
    <style:style style:name="T295" style:family="text">
      <style:text-properties officeooo:rsid="00dd0704"/>
    </style:style>
    <style:style style:name="T296" style:family="text">
      <style:text-properties fo:language="ru" fo:country="RU" officeooo:rsid="00deb913"/>
    </style:style>
    <style:style style:name="T297" style:family="text">
      <style:text-properties officeooo:rsid="00df28e8"/>
    </style:style>
    <style:style style:name="T298" style:family="text">
      <style:text-properties fo:language="ru" fo:country="RU" officeooo:rsid="00e1c528"/>
    </style:style>
    <style:style style:name="T299" style:family="text">
      <style:text-properties officeooo:rsid="00dfe376"/>
    </style:style>
    <style:style style:name="T300" style:family="text">
      <style:text-properties fo:language="ru" fo:country="RU" officeooo:rsid="00dfe376"/>
    </style:style>
    <style:style style:name="T301" style:family="text">
      <style:text-properties fo:language="ru" fo:country="RU" officeooo:rsid="00dfe376" fo:background-color="transparent" loext:char-shading-value="0"/>
    </style:style>
    <style:style style:name="T302" style:family="text">
      <style:text-properties officeooo:rsid="00e032c2"/>
    </style:style>
    <style:style style:name="T303" style:family="text">
      <style:text-properties fo:language="ru" fo:country="RU" officeooo:rsid="00e032c2"/>
    </style:style>
    <style:style style:name="T304" style:family="text">
      <style:text-properties fo:language="ru" fo:country="RU" officeooo:rsid="00e2c59b"/>
    </style:style>
    <style:style style:name="T305" style:family="text">
      <style:text-properties fo:language="en" fo:country="US" officeooo:rsid="00e2c59b"/>
    </style:style>
    <style:style style:name="T306" style:family="text">
      <style:text-properties fo:language="ru" fo:country="RU" officeooo:rsid="00f33f88"/>
    </style:style>
    <style:style style:name="T307" style:family="text">
      <style:text-properties fo:language="uk" fo:country="UA" officeooo:rsid="00e42614"/>
    </style:style>
    <style:style style:name="T308" style:family="text">
      <style:text-properties fo:language="ru" fo:country="RU" officeooo:rsid="00e42614"/>
    </style:style>
    <style:style style:name="T309" style:family="text">
      <style:text-properties officeooo:rsid="00e6945b"/>
    </style:style>
    <style:style style:name="T310" style:family="text">
      <style:text-properties officeooo:rsid="00e8e4e5"/>
    </style:style>
    <style:style style:name="T311" style:family="text">
      <style:text-properties officeooo:rsid="00f7e6ff"/>
    </style:style>
    <style:style style:name="T312" style:family="text">
      <style:text-properties officeooo:rsid="00e9a721"/>
    </style:style>
    <style:style style:name="T313" style:family="text">
      <style:text-properties officeooo:rsid="00f4fb4d"/>
    </style:style>
    <style:style style:name="T314" style:family="text">
      <style:text-properties officeooo:rsid="00ea85e8"/>
    </style:style>
    <style:style style:name="T315" style:family="text">
      <style:text-properties officeooo:rsid="00ecc719"/>
    </style:style>
    <style:style style:name="T316" style:family="text">
      <style:text-properties officeooo:rsid="00edd762"/>
    </style:style>
    <style:style style:name="T317" style:family="text">
      <style:text-properties officeooo:rsid="00eb2c04"/>
    </style:style>
    <style:style style:name="T318" style:family="text">
      <style:text-properties officeooo:rsid="00eec376"/>
    </style:style>
    <style:style style:name="T319" style:family="text">
      <style:text-properties officeooo:rsid="01053f6d"/>
    </style:style>
    <style:style style:name="T320" style:family="text">
      <style:text-properties officeooo:rsid="00f82e8c"/>
    </style:style>
    <style:style style:name="T321" style:family="text">
      <style:text-properties officeooo:rsid="00f0898b"/>
    </style:style>
    <style:style style:name="T322" style:family="text">
      <style:text-properties officeooo:rsid="00f18ee9"/>
    </style:style>
    <style:style style:name="T323" style:family="text">
      <style:text-properties officeooo:rsid="00f2a172"/>
    </style:style>
    <style:style style:name="T324" style:family="text">
      <style:text-properties officeooo:rsid="010142e3"/>
    </style:style>
    <style:style style:name="T325" style:family="text">
      <style:text-properties officeooo:rsid="00f49d59"/>
    </style:style>
    <style:style style:name="T326" style:family="text">
      <style:text-properties officeooo:rsid="00f665fd"/>
    </style:style>
    <style:style style:name="T327" style:family="text">
      <style:text-properties officeooo:rsid="00fa90f5"/>
    </style:style>
    <style:style style:name="T328" style:family="text">
      <style:text-properties officeooo:rsid="00fa1764"/>
    </style:style>
    <style:style style:name="T329" style:family="text">
      <style:text-properties officeooo:rsid="00fbc5f1"/>
    </style:style>
    <style:style style:name="T330" style:family="text">
      <style:text-properties officeooo:rsid="00fc8b22"/>
    </style:style>
    <style:style style:name="T331" style:family="text">
      <style:text-properties officeooo:rsid="00fd6cc6"/>
    </style:style>
    <style:style style:name="T332" style:family="text">
      <style:text-properties officeooo:rsid="00ff5499"/>
    </style:style>
    <style:style style:name="T333" style:family="text">
      <style:text-properties officeooo:rsid="0101af7b"/>
    </style:style>
    <style:style style:name="T334" style:family="text">
      <style:text-properties officeooo:rsid="0106c4e9"/>
    </style:style>
    <style:style style:name="T335" style:family="text">
      <style:text-properties fo:language="uk" fo:country="UA" officeooo:rsid="01053f6d"/>
    </style:style>
    <style:style style:name="T336" style:family="text">
      <style:text-properties fo:language="uk" fo:country="UA" officeooo:rsid="0106c4e9"/>
    </style:style>
    <style:style style:name="T337" style:family="text">
      <style:text-properties fo:language="en" fo:country="US" officeooo:rsid="0106c4e9"/>
    </style:style>
    <style:style style:name="T338" style:family="text">
      <style:text-properties officeooo:rsid="01037842"/>
    </style:style>
    <style:style style:name="T339" style:family="text">
      <style:text-properties officeooo:rsid="0108ae8b"/>
    </style:style>
    <style:style style:name="T340" style:family="text">
      <style:text-properties officeooo:rsid="010a7c81"/>
    </style:style>
    <style:style style:name="T341" style:family="text">
      <style:text-properties officeooo:rsid="0108da9d"/>
    </style:style>
    <style:style style:name="T342" style:family="text">
      <style:text-properties officeooo:rsid="010b2c97"/>
    </style:style>
    <style:style style:name="T343" style:family="text">
      <style:text-properties officeooo:rsid="010c493e"/>
    </style:style>
    <style:style style:name="T344" style:family="text">
      <style:text-properties officeooo:rsid="010d73b7"/>
    </style:style>
    <style:style style:name="T345" style:family="text">
      <style:text-properties fo:language="uk" fo:country="UA" officeooo:rsid="010d73b7"/>
    </style:style>
    <style:style style:name="T346" style:family="text">
      <style:text-properties officeooo:rsid="01120d0e"/>
    </style:style>
    <style:style style:name="T347" style:family="text">
      <style:text-properties officeooo:rsid="0112050c"/>
    </style:style>
    <style:style style:name="T348" style:family="text">
      <style:text-properties fo:language="ru" fo:country="RU" officeooo:rsid="01120d0e"/>
    </style:style>
    <style:style style:name="T349" style:family="text">
      <style:text-properties officeooo:rsid="0112548e"/>
    </style:style>
    <style:style style:name="T350" style:family="text">
      <style:text-properties officeooo:rsid="01137adc"/>
    </style:style>
    <style:style style:name="T351" style:family="text">
      <style:text-properties fo:language="ru" fo:country="RU" officeooo:rsid="01137adc"/>
    </style:style>
    <style:style style:name="T352" style:family="text">
      <style:text-properties officeooo:rsid="01155272"/>
    </style:style>
    <style:style style:name="T353" style:family="text">
      <style:text-properties style:text-line-through-style="solid" style:text-line-through-type="single" fo:language="ru" fo:country="RU" style:text-underline-mode="continuous" style:text-overline-mode="continuous" style:text-line-through-mode="continuous"/>
    </style:style>
    <style:style style:name="T354"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55" style:family="text">
      <style:text-properties fo:language="ru" fo:country="RU" fo:font-style="italic" fo:background-color="#ffff00" loext:char-shading-value="0" style:font-style-asian="italic" style:font-style-complex="italic"/>
    </style:style>
    <style:style style:name="T356" style:family="text">
      <style:text-properties fo:color="#c9211e" loext:opacity="100%" fo:language="ru" fo:country="RU"/>
    </style:style>
    <style:style style:name="T357" style:family="text">
      <style:text-properties fo:language="ru" fo:country="RU" fo:background-color="#00ccff" loext:char-shading-value="0"/>
    </style:style>
    <style:style style:name="T358"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59" style:family="text">
      <style:text-properties fo:color="#0000ff" loext:opacity="100%"/>
    </style:style>
    <style:style style:name="T360"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3">унитаза</text:span>, груду измятых вёдер, <text:span text:style-name="T64">с</text:span><text:span text:style-name="T63">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3">технического </text:span>лаза, <text:span text:style-name="T63">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3">ам</text:span> на второй этаж — ни в коем случае не на первый - считай тройники на трубе! <text:span text:style-name="T63">Каждый этаж — это тройник!</text:span> С первого <text:span text:style-name="T6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3">вытри следы и </text:span>закрой за собой дверцу — иначе спалишь тропу.</text:p>
      <text:p text:style-name="P9">Не пытайся выйти <text:span text:style-name="T63">с</text:span> парадного входа! Там <text:span text:style-name="T6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5">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5">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5">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5">магов </text:span><text:span text:style-name="T66">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7">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68">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68">ЛЮБЯЩЕГО</text:span> её и <text:span text:style-name="T68">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69">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69">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6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0">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0">м</text:span>артфона девушки и их чадящие дорогими вейпами парни? <text:span text:style-name="T70">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0">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0">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0">с ней </text:span>на избранные темы, <text:span text:style-name="T70">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1">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1">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1">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1">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1">с</text:span>лышан<text:span text:style-name="T71">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1">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2">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2">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2">Д</text:span>иалог.</text:p>
      <text:p text:style-name="P11"/>
      <text:p text:style-name="P2">***</text:p>
      <text:p text:style-name="P2"/>
      <text:p text:style-name="P9"><text:soft-page-break/>Дрожащее пламя свечи отбрасывает фантастические тени на <text:span text:style-name="T73">каменные </text:span>стены башни. В каменных нишах стоят ряды пузатых бутылочек, баночек, <text:span text:style-name="T7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3">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6">право слово</text:span>!</text:p>
      <text:p text:style-name="P9"/>
      <text:p text:style-name="P9">Я <text:span text:style-name="T73">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3">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4">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5">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6">пятьдесят </text:span></text:span><text:span text:style-name="Default_20_Paragraph_20_Font"><text:span text:style-name="T77">лет</text:span></text:span><text:span text:style-name="Default_20_Paragraph_20_Font"><text:span text:style-name="T76"> </text:span></text:span><text:span text:style-name="Default_20_Paragraph_20_Font"><text:span text:style-name="T4">назад, сразу после битвы, нарушившей баланс светил?</text:span></text:span></text:p>
      <text:p text:style-name="P9">- Сколько? - тупо спр<text:span text:style-name="T78">ашиваю</text:span> я.</text:p>
      <text:p text:style-name="P9">- Двести пятьдесят четыре! - ешё горше рыда<text:span text:style-name="T7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7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7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7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43">Эта дорога затеряна в бесконечности. Шаг за шагом, <text:span text:style-name="T80">след</text:span> за <text:span text:style-name="T8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4"><text:span text:style-name="Default_20_Paragraph_20_Font"><text:span text:style-name="T81">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82">надвигает чёлку на глаза</text:span></text:span><text:span text:style-name="Default_20_Paragraph_20_Font"><text:span text:style-name="T81">. Синеватые облака цепляются грузными телами за вершины гор и уносятся за горизонт, теряя по пути седые космы.</text:span></text:span></text:p>
      <text:p text:style-name="P45"><text:span text:style-name="Default_20_Paragraph_20_Font"><text:span text:style-name="T82">Весь мир молчит.</text:span></text:span></text:p>
      <text:p text:style-name="P46"><text:span text:style-name="Default_20_Paragraph_20_Font"><text:span text:style-name="T81"/></text:span></text:p>
      <text:p text:style-name="P9"><text:soft-page-break/>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7">Спасибо за фору, дорогая! </text:p>
      <text:p text:style-name="P48">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3">безопасней для меня</text:span>, но <text:span text:style-name="T83">второй раз она мне фору не предоставит</text:span>. <text:span text:style-name="T83">А крылья дают ей возможность почти мгновенно перемещаться — подловить её с ними и пробить защиту почти нереально. </text:span>Приходится <text:span text:style-name="T83">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83">горная</text:span> речушка. Кисть руки после проведенного заклинания немеет.</text:p>
      <text:p text:style-name="P9"/>
      <text:p text:style-name="P9"><text:soft-page-break/>- Держи себя в копытах, дорогая, - ухмыляюсь я. - Не ты одна умеешь тут магичить. Вот тебе, кстати, второе правило: не пытайся дотронуться до меня.</text:p>
      <text:p text:style-name="P49">Уничтожить её я всегда успею. Сперва хочется узнать, что пошло не так. <text:span text:style-name="T84">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84">ты </text:span>исчез надолго, а сейчас такой злой и холодный. У-у-у… Я была плохой девочкой?</text:p>
      <text:p text:style-name="P9"/>
      <text:p text:style-name="P50">Облако бабочек вылетает из её гривы и движется ко мне, нестройно повторяя очертания <text:span text:style-name="T85">стоящей у обрыва лошади.</text:span></text:p>
      <text:p text:style-name="P51">Я дую навстречу ледяным дыханием и бабочки падают в пропасть ледяными снежинками.</text:p>
      <text:p text:style-name="P51">-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84">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84">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4">Я невольно любуюсь многоцветным маревом, купающимся в лучах солнца.</text:span></text:p>
      <text:p text:style-name="P9"/>
      <text:p text:style-name="P52"><text:soft-page-break/><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84">Это не смерть, а эмиграция... Вообще, перец в нос - не честно! </text:span><text:span text:style-name="T85">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4">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text:soft-page-break/>почему-то, не помнишь ничего. Наверное, я что-то напутала. У меня не было опыта <text:span text:style-name="T84">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86">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86">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86">д</text:span>ь правдоподобней. И хотя у меня уже тоже «всё готово», стоит расспросить её <text:span text:style-name="T86">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86">с</text:span>тановившей свою пышность гриве. И лишь один достигает цели и чертит красную полосу на груди кобылицы.</text:p>
      <text:p text:style-name="P9"/>
      <text:p text:style-name="P9"><text:soft-page-break/>-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86">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85">Ты опять жульничаешь</text:span>! Ты сам говорил, что нельзя привлекать <text:span text:style-name="T85">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87">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text:soft-page-break/>-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87">о</text:span>м.</text:p>
      <text:p text:style-name="P9"/>
      <text:p text:style-name="P54">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4">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5"><text:span text:style-name="Default_20_Paragraph_20_Font"><text:span text:style-name="T5">- Мне </text:span></text:span><text:span text:style-name="Default_20_Paragraph_20_Font"><text:span text:style-name="T88">она </text:span></text:span><text:span text:style-name="Default_20_Paragraph_20_Font"><text:span text:style-name="T5">тоже не нравится. Так надо. Не мы решаем, к сожалению. </text:span></text:span><text:span text:style-name="Default_20_Paragraph_20_Font"><text:span text:style-name="T88">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6"><text:soft-page-break/>…</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57">Даже не ведёт ухом.</text:p>
      <text:p text:style-name="P57"/>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88">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58">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5"><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text:soft-page-break/></text:p>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89">хочу</text:span> уби<text:span text:style-name="T89">вать</text:span> тебя. Но и позволить тебе убивать <text:span text:style-name="T89">Учителей</text:span> тоже не могу. Что мне делать?</text:p>
      <text:p text:style-name="P9"/>
      <text:p text:style-name="P9"><text:soft-page-break/>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89">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90">***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91">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text:soft-page-break/></text:p>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9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92">https://www.youtube.com/watch?v=u1ZoHfJZACA</text:span></text:span></text:a><text:span text:style-name="Default_20_Paragraph_20_Font"><text:span text:style-name="T92"> )</text:span></text:span></text:p>
      <text:p text:style-name="P10"><text:span text:style-name="Default_20_Paragraph_20_Font"><text:span text:style-name="T92"/></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9">Я снова стараюсь сосредоточиться на смутных обрывках памяти, всколыхнувшихся со дна подсознания.</text:p>
      <text:p text:style-name="P9"/>
      <text:p text:style-name="P60">«...Запускаю процедуру блокировки! Один... Два... Три.. - вишнёвые глаза Хэвэн заполняют собой всё пространство, вытесняя все образы и мысли.</text:p>
      <text:p text:style-name="P61">-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text:soft-page-break/>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93">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9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94">оплата</text:span>, потом — <text:span text:style-name="T9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94">так романтично</text:span>! — Платина в восторге цокает копытами. - Насчёт Кловер Дрим не волнуйся, она <text:span text:style-name="T94">большая </text:span>умница и соблюдает субординацию. Раз ты соглас<text:span text:style-name="T9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94">я </text:span>выпущу её из темницы? Я не допущу траты драгоценного семени моего будущего супруга на какую-то ощипанную <text:span text:style-name="T9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text:soft-page-break/>-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94">происходит</text:span>?! Я ещё не женился, а уже выслушиваю эти <text:span text:style-name="T9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9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94">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94">небольшую </text:span><text:s/>благосклонность, возможно, я бы пошла тебе навстречу, - пыхтит чёртова маньячка. - Всего лишь ма-а-аленькую уступку, <text:span text:style-name="T9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9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9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text:soft-page-break/>-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9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9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2"/>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text:soft-page-break/>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95">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96">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95">ие</text:span> <text:span text:style-name="T95">колебания энергии</text:span>, спектральная мощность котор<text:span text:style-name="T95">ых</text:span> одинакова на всех частотах. <text:s/>Так вот, генератор белого шума на квантовом кластере не давал по-настоящему эталонны<text:span text:style-name="T95">е</text:span> <text:span text:style-name="T95">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95">менее мощных</text:span> кластерах используется небольшое количество пар — и белый шум на них практически идеален. Но в <text:span text:style-name="T9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9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95">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text:soft-page-break/></text:p>
      <text:p text:style-name="P12">- Семь, - кивает Хэвэн. — <text:span text:style-name="T95">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95">Вот в тех трех кубических миллиметрах я</text:span> увидела кусочек травинки! После того, как я узнала <text:span text:style-name="T95">ф</text:span>ормулу преобразования гармоник, я расширила поле сканирования с трех кубических <text:span text:style-name="T9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9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3">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4"><text:span text:style-name="Default_20_Paragraph_20_Font"><text:span text:style-name="T5">И вот, перед тобой — декодированная модель самой </text:span></text:span><text:span text:style-name="Default_20_Paragraph_20_Font"><text:span text:style-name="T98">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5">- Так значит это правда?!! Запутанные миры существуют?</text:p>
      <text:p text:style-name="P65">- Как видишь, да. Иначе мне не удалось бы получить картинку <text:span text:style-name="T97">и</text:span> <text:span text:style-name="T97">результирующее изображение было бы хаотичным набором точек</text:span>.</text:p>
      <text:p text:style-name="P65">- Надо будет поставить тому <text:span text:style-name="T99">чудаку</text:span> пиво. И извиниться за все шуточки, что я откалывал во время его монологов… - бормочу я.</text:p>
      <text:p text:style-name="P65"><text:soft-page-break/></text:p>
      <text:p text:style-name="P62">~~~</text:p>
      <text:p text:style-name="P62"/>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9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99">Ф</text:span>абрики <text:span text:style-name="T9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9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99">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text:soft-page-break/>-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00">у противника</text:span></text:span><text:span text:style-name="Default_20_Paragraph_20_Font"><text:span text:style-name="T5">.</text:span></text:span></text:p>
      <text:p text:style-name="P12">- Не волнуйся,<text:span text:style-name="T1"> </text:span><text:span text:style-name="T99">этический модуль при мне - </text:span><text:span text:style-name="T101">C</text:span><text:span text:style-name="T102">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99">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text:soft-page-break/></text:p>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99">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103">противник</text:span></text:span><text:span text:style-name="Default_20_Paragraph_20_Font"><text:span text:style-name="T5"> сделал год назад — </text:span></text:span><text:span text:style-name="Default_20_Paragraph_20_Font"><text:span text:style-name="T103">они </text:span></text:span><text:span text:style-name="Default_20_Paragraph_20_Font"><text:span text:style-name="T5">передали экономику </text:span></text:span><text:span text:style-name="Default_20_Paragraph_20_Font"><text:span text:style-name="T103">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104">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text:soft-page-break/></text:p>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104">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04">четырнадцати</text:span> компаний-гигантов, формирующих 35% экономики страны, осталось три<text:span text:style-name="T104">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104">сорок шесть</text:span>, а всего <text:span text:style-name="T104">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04">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04">Их вычислительные мощности втрое мощнее наших.</text:span></text:p>
      <text:p text:style-name="P12"/>
      <text:p text:style-name="P12">Я успокаивающе хлопаю Хэвэн по спине. <text:span text:style-name="T105">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text:soft-page-break/>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04">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04">Я чувствую прикосновение её губ</text:span>…</text:p>
      <text:p text:style-name="P12"/>
      <text:p text:style-name="P62">***</text:p>
      <text:p text:style-name="P62"/>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0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text:soft-page-break/>-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06">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text:soft-page-break/>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106">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0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06">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text:soft-page-break/>-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06">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text:soft-page-break/></text:p>
      <text:p text:style-name="P9">- А мы можем спустить сначала гвардейцев по трое, а потом спуститься сами<text:span text:style-name="T107">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07">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text:soft-page-break/></text:p>
      <text:p text:style-name="P9">Проклятье, книгоежка не так уж глупа, как кажется с первого взгляда!</text:p>
      <text:p text:style-name="P12"/>
      <text:h text:style-name="P7" text:outline-level="2">Глава 12</text:h>
      <text:p text:style-name="P62"/>
      <text:p text:style-name="P6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66"/>
      <text:p text:style-name="P66">Я вижу в Бестелесном ухмыляющегося дракена.</text:p>
      <text:p text:style-name="P66"/>
      <text:p text:style-name="P66">- Было непросто найти тебя. Ты далеко ушла.</text:p>
      <text:p text:style-name="P66">- Ты можешь мне помочь?</text:p>
      <text:p text:style-name="P66">- Увы, не я. Моя магия бессильна против камня.</text:p>
      <text:p text:style-name="P66">- Что же мне делать?</text:p>
      <text:p text:style-name="P66">- Иди к Трёхрогому. Он молод, и рассеян, но часто помогает. Вон та звёздная дорожка приведёт тебя к нему.</text:p>
      <text:p text:style-name="P66"/>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67"/>
      <text:p text:style-name="P67">…</text:p>
      <text:p text:style-name="P12">- …два года. Максимум — три. Мы просели на пятнадцать пунктов, он<text:span text:style-name="T108">и</text:span> — вырос<text:span text:style-name="T108">ли</text:span> на семь. Из четырёх последних поставщиков нефти два разорвали контракт<text:span text:style-name="T108">ы</text:span> месяц назад. <text:span text:style-name="T10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soft-page-break/>…</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08">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10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108">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0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text:soft-page-break/>- Получается, точная модель, <text:span text:style-name="T10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2">~~~</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10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text:soft-page-break/>-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text:soft-page-break/>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text:soft-page-break/>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10">т</text:span> под рубашку, трепл<text:span text:style-name="T110">ет</text:span> волосы и холоди<text:span text:style-name="T110">т</text:span> уши. Сюда едва доходи<text:span text:style-name="T110">т</text:span> приглушенная речь стражи, сидевшей у своего костра поодаль. Я снова <text:span text:style-name="T110">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text:soft-page-break/>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10">Две ноги или четыре - какая</text:span> <text:span text:style-name="T110">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68">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66">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66">Я иду по звёздной дороге.</text:p>
      <text:p text:style-name="P12"/>
      <text:p text:style-name="P12"><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111">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1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1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11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11">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69">-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11">если к нам прилетит астероид и уничтожит всех динозавров, нечто подобное случится и там.</text:span> <text:span text:style-name="T111">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70">- <text:span text:style-name="T112">Ну и, разумеется, </text:span><text:span text:style-name="T111">для того, чтобы зависимость проявилась, событие должно быть достаточно глобальным. </text:span><text:span text:style-name="T112">Образно говоря, моя у</text:span><text:span text:style-name="T111">тренняя потеря носков </text:span><text:span text:style-name="T11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09">вселенных</text:span><text:span text:style-name="T112">.</text:span> Вот, <text:span text:style-name="T112">собственно,</text:span> и всё, <text:span text:style-name="T112">что я хотел сказать</text:span>. <text:span text:style-name="T112">Спасибо за внимание.</text:span></text:p>
      <text:p text:style-name="P12">- <text:span text:style-name="T112">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09">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09">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09">Д</text:span>о появления помощи извне мне удавалось моделировать <text:span text:style-name="T10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text:soft-page-break/>-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109">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09">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2">***</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113">влетим</text:span> <text:span text:style-name="T113">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text:soft-page-break/>-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text:soft-page-break/></text:p>
      <text:p text:style-name="P9">Кловер <text:span text:style-name="T11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14">твоего любимого</text:span> Дрогонштерна, - говорит Платина, глядя в огонь. - Ты получишь то, что хотел. <text:span text:style-name="T114">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text:soft-page-break/>желание добиться цели. Не то, чтобы я <text:span text:style-name="T114">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14">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1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1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14">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14">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text:soft-page-break/>- Ай! Такое чувство, что мы стоим у подножия огромной плотины. Которая вот-вот рухнет. <text:span text:style-name="T114">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text:soft-page-break/>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text:soft-page-break/>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1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text:soft-page-break/>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15">твою часть</text:span> техник<text:span text:style-name="T115">и</text:span>, - оборачивается ко мне Платина и хихикает. Хвост её при этом сдвигается в сторону, заставляя меня закрыть глаза от стыда, - так что <text:span text:style-name="T115">не беспокойся,</text:span> я справлюсь сама…</text:p>
      <text:p text:style-name="P9"/>
      <text:p text:style-name="P9"><text:soft-page-break/>О, БОГИ!</text:p>
      <text:p text:style-name="P9"/>
      <text:p text:style-name="P9">Моё тело деревенеет от ужаса, я чувствую ритмичные <text:span text:style-name="T115">сосущие </text:span>манипуляции в области паха и слышу специфические <text:span text:style-name="T11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1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71">- Теперь внимание! Самая главная и ответственная часть Pornis Erectus! - Платина <text:span text:style-name="T115">садится</text:span> у меня на животе и поучательно подн<text:span text:style-name="T115">имает</text:span> копыто.</text:p>
      <text:p text:style-name="P71"/>
      <text:p text:style-name="P71">Если бы она подняла голову, то заметила бы, что с тёмной конструкции спускается верёвка. </text:p>
      <text:p text:style-name="P71"/>
      <text:p text:style-name="P71">-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15">уже </text:span>и не важно…</text:p>
      <text:p text:style-name="P9"/>
      <text:p text:style-name="P9">Я дёргаю за верёвку и чувствую осторожный ответный рывок. Я дёргаю сильнее.</text:p>
      <text:p text:style-name="P9"/>
      <text:p text:style-name="P9"><text:soft-page-break/>- О-о-о! Во-о-от оно! - Платина соскальзывает к моему паху и я чувствую <text:span text:style-name="T11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15">мой торс </text:span>поднима<text:span text:style-name="T115">ется</text:span> над землёй на верёвке.</text:p>
      <text:p text:style-name="P9"/>
      <text:p text:style-name="P9">- Что-о-о?</text:p>
      <text:p text:style-name="P9"/>
      <text:p text:style-name="P9">Ещё один рывок наконец-то отрывает меня <text:span text:style-name="T11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1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1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1">Я перевожу взгляд с верёвки, уносящей меня к воздушному судну, на оседлавшую меня надоедливую магичку.</text:p>
      <text:p text:style-name="P71"/>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1">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1"/>
      <text:p text:style-name="P71"><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text:soft-page-break/></text:p>
      <text:h text:style-name="P7" text:outline-level="2">Глава 14</text:h>
      <text:p text:style-name="P12"/>
      <text:p text:style-name="P66">- Я вижу сон, как полустёртая тень спрашивает о никогда не существовавшем!</text:p>
      <text:p text:style-name="P66">- Это не сон, Трёхрогий. И тот, кого я ищу, существует.</text:p>
      <text:p text:style-name="P66">- Тот, кого ты ищешь, сам попросил меня вычеркнуть себя из реальности много лет назад.</text:p>
      <text:p text:style-name="P66">- Зачем?</text:p>
      <text:p text:style-name="P66">- Он просил за другую. Не за тебя.</text:p>
      <text:p text:style-name="P66">- Неважно. Я всё равно найду его. Существует он, или нет.</text:p>
      <text:p text:style-name="P66">-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7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16">я-то твой создатель!</text:span> Я должен был распознать обман! Одно только не могу понять: когда ты свернула не туда? <text:span text:style-name="T11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16">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text:soft-page-break/>- Вот и я о том же! Ты забираешь душу <text:span text:style-name="T11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17">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3">Ещё бы мне не помнить <text:span text:style-name="T117">ту знаковую нашу встречу, когда Хэвэн едва подчинил своей воле милитаристский модуль </text:span><text:span text:style-name="T118">PHOENIX.</text:span> <text:span text:style-name="T117">Только лишь с помощью </text:span>«MOONWALKER» <text:span text:style-name="T117">я смог тогда нейтрализовать угрозу.</text:span></text:p>
      <text:p text:style-name="P12"><text:soft-page-break/></text:p>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1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17">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1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19">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11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text:soft-page-break/>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19">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20">и производств</text:span>, <text:span text:style-name="T121">или запустить ракеты</text:span>. Так что…</text:p>
      <text:p text:style-name="P12"/>
      <text:p text:style-name="P12">Юджин откинулся на парапет и сбил локтем банку пива.</text:p>
      <text:p text:style-name="P12"/>
      <text:p text:style-name="P12"><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1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4">………</text:p>
      <text:p text:style-name="P74"/>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21">государства</text:span>, <text:span text:style-name="T119">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1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text:soft-page-break/>-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22">ходят</text:span> в движение. Двер<text:span text:style-name="T122">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122">хо</text:span>дите.</text:p>
      <text:p text:style-name="P12"/>
      <text:p text:style-name="P12">В дверях я <text:span text:style-name="T122">снова </text:span>оборачиваюсь. <text:span text:style-name="T122">Т</text:span>усклый взгляд <text:span text:style-name="T122">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soft-page-break/>…</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22">о</text:span>зяева сами себе. Мы не можем распоряжаться нашей свободой. Мы даже соскочить с проекта уже не можем. <text:span text:style-name="T122">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22">ы</text:span>ва<text:span text:style-name="T122">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text:soft-page-break/>-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2">***</text:p>
      <text:p text:style-name="P62"/>
      <text:p text:style-name="P9">- Ты же говорил, что не <text:span text:style-name="T123">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23">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text:soft-page-break/>-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24">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25">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75">…</text:p>
      <text:p text:style-name="P75">…</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2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23">о</text:span>дался, да и мы все тоже! И сидр не забудь захватить!</text:p>
      <text:p text:style-name="P9">- Бегу!</text:p>
      <text:p text:style-name="P76">-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23">конечно,</text:span> ведь ни мачта, ни паруса не <text:span text:style-name="T123">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oft-page-break/><text:span text:style-name="Default_20_Paragraph_20_Font"><text:span text:style-name="T4">- Да, всё </text:span></text:span><text:span text:style-name="Default_20_Paragraph_20_Font"><text:span text:style-name="T124">именно</text:span></text:span><text:span text:style-name="Default_20_Paragraph_20_Font"><text:span text:style-name="T4"> так! Ты принесла сидр? Так вот, на </text:span></text:span><text:span text:style-name="Default_20_Paragraph_20_Font"><text:span text:style-name="T125">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24">Агась</text:span></text:span><text:span text:style-name="Default_20_Paragraph_20_Font"><text:span text:style-name="T4">. Земнопони, знаешь ли, плохие путешественники. </text:span></text:span><text:span text:style-name="Default_20_Paragraph_20_Font"><text:span text:style-name="T124">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24">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25">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2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26">она</text:span> не заменит.</text:p>
      <text:p text:style-name="P9">- Летим мы, значит, обратно к кряжу, - <text:span text:style-name="T12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2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26">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2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text:soft-page-break/></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2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text:soft-page-break/></text:p>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27">Д</text:span>вига<text:span text:style-name="T127">лись</text:span> без перерывов на сон — стояли ночные вахты по очереди. Остальное ты знаешь, Хум. Джет скрытно разведала обстановку, мы подкрались ноч<text:span text:style-name="T127">ью</text:span> и спасли тебя. Почти <text:span text:style-name="T127">что</text:span> успели.</text:p>
      <text:p text:style-name="P9"/>
      <text:p text:style-name="P9">- Мвыф!!!</text:p>
      <text:p text:style-name="P9"/>
      <text:p text:style-name="P9"><text:soft-page-break/>-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7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27">магии </text:span>Кловер Джем, по её словам, хватало, максимум, на пару часов вращения, <text:span text:style-name="T127">после чего ей приходилось восстанавливаться сутки</text:span>.</text:p>
      <text:p text:style-name="P77"><text:s/></text:p>
      <text:p text:style-name="P77"><text:span text:style-name="T127">Н</text:span>ача<text:span text:style-name="T127">вшийся</text:span> <text:span text:style-name="T127">ветер</text:span> лучше <text:span text:style-name="T127">бы</text:span> пережидать на земле, сдув баллон, <text:span text:style-name="T127">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27">близость их лагеря не даёт расслабиться. Мы решаем</text:span> переждать непогоду в воздухе, привязав воздушный корабль к <text:span text:style-name="T127">вершинам</text:span> нескольки<text:span text:style-name="T127">х</text:span> деревь<text:span text:style-name="T127">ев</text:span> для надёжности.</text:p>
      <text:p text:style-name="P77"/>
      <text:p text:style-name="P9">Есть ещё одна причина, по которой мы остаёмся тут.</text:p>
      <text:p text:style-name="P9"/>
      <text:p text:style-name="P77">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27">Необъяснимая сила влекла меня сюда сквозь все опасности и лишения, как манит бабочек пламя свечи в тёмной глубине ночи.</text:span></text:p>
      <text:p text:style-name="P77"><text:span text:style-name="T127">И</text:span> <text:span text:style-name="T127">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27">переждать </text:span><text:span text:style-name="T128">шторм и</text:span> по-тихому сматываться отсюда. Мы не выстоим проти<text:span text:style-name="T128">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text:soft-page-break/>-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28">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text:soft-page-break/>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78">Ну что же, тем лучше. Ничто не помешает <text:span text:style-name="T128">нам</text:span> стать на стоянку в этом месте. </text:p>
      <text:p text:style-name="P78"/>
      <text:p text:style-name="P78"><text:span text:style-name="T128">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28">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text:soft-page-break/>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2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28">Но н</text:span><text:span text:style-name="T129">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29">пытаясь спрятать глаза</text:span>. Я <text:span text:style-name="T129">с удивлением и некоторым уважением смотрю на единорожку, но вовремя </text:span>замечаю, что её глазах снова появ<text:span text:style-name="T128">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28">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30">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30">в</text:span>ост плавно колышутся многоцветной мантией вокруг своей хозяйки. Золотистая аура охватывает длинный витой рог.</text:p>
      <text:p text:style-name="P9"/>
      <text:p text:style-name="P79">Острое жжение в груди напоминает о растворившейся там фигурке крылатого единорога. Меня тянет к <text:span text:style-name="T130">той</text:span>, к настоящей, с любопытством взирающей на нас в десяти шагах. Словно золотая статуэтка желает воссоединиться со своим хозяином.</text:p>
      <text:p text:style-name="P79"><text:soft-page-break/>Я одёргиваю себя.</text:p>
      <text:p text:style-name="P79"/>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30">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31">о потере друзей — ведь эта скала, на которой мы сейчас стоим, ещё сто лет назад была моим другом, единственным другом в этом мире</text:span>. <text:span text:style-name="T131">Но довольно о грустном.</text:span> Я — Селестия, аликорн <text:span text:style-name="T13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7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79"/>
      <text:p text:style-name="P79">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0"><text:soft-page-break/>-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32">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30">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32">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32">А если ты ещё и в магии химичишь, то мы сможем разбить две скамейки разом — </text:span><text:span text:style-name="T133">утрём нос рогатым</text:span><text:span text:style-name="T132">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30">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32">Это</text:span> твой <text:soft-page-break/>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32">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1">-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33">Если не понятно —</text:span> я не <text:span text:style-name="T130">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30">Что ж, п</text:span>опробую помочь тебе с этим.</text:p>
      <text:p text:style-name="P9"/>
      <text:p text:style-name="P8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33">И я рада сообщить вам, что</text:span> могла бы помочь <text:span text:style-name="T133">в</text:span> решени<text:span text:style-name="T133">и</text:span> всех ваших маленьких проблем. <text:span text:style-name="T133">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34">а</text:span>сят светлячки боевой магии на концах рогов и отводят их от нас вверх. Земнопони втыкают копья в землю. Пегасы скл<text:span text:style-name="T134">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34">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33">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82">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35">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33">умею</text:span> корректировать ход планет. Я специалист в этой магии!</text:p>
      <text:p text:style-name="P9"/>
      <text:p text:style-name="P83"><text:soft-page-break/>Я понимающе хлопаю Сел по холке и в последний момент едва успеваю остановить себя от того, чтобы сочувствующе обнять её. <text:span text:style-name="T134">Очень-очень сильно обнять. Вжаться в эту белую грудь изо всех сил и ни за что не отпускать.</text:span></text:p>
      <text:p text:style-name="P83">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33">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33">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35">а сейчас</text:span>…</text:p>
      <text:p text:style-name="P9"/>
      <text:p text:style-name="P9"><text:soft-page-break/>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35">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34">огромные </text:span>крылья и производят несколько разминочных движений. <text:span text:style-name="T134">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34">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34">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text:soft-page-break/>-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36">это </text:span>не подходит — я <text:span text:style-name="T136">сейчас </text:span>просто уйду. Мне на вас начхать, вообще-то. Как и на ваши проблемы.</text:p>
      <text:p text:style-name="P9"/>
      <text:p text:style-name="P9"><text:soft-page-break/>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35">прижаться к ней</text:span> прямо на глазах у всех. <text:span text:style-name="T136">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29">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text:soft-page-break/></text:p>
      <text:p text:style-name="P9">- Да будет так! Нарекаю сей союз Эквестрией, в честь трёх заключивших его рас, кои, несомненно, являются эквиноидами, - <text:span text:style-name="T136">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37">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4">Шаг, второй, третий... Тысячи лет я брела, не зная куда. Теперь знаю. Последние шаги - самые трудные. Ещё шаг... И ещё...</text:p>
      <text:p text:style-name="P84">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text:soft-page-break/>-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21">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38">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3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text:soft-page-break/>- Вспомни <text:span text:style-name="T138">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38">Он жаждет подчинить меня.</text:span></text:p>
      <text:p text:style-name="P12">- Это потому, что за последние полгода ему в пять раз нарастили мощность кластера. <text:span text:style-name="T139">Ракетчикам</text:span><text:span text:style-name="T138"> утроили бюджет, они сыплют деньгами направо и налево.</text:span> Если раньше<text:span text:style-name="T1"> </text:span><text:span text:style-name="T140">PHOENIX</text:span><text:span text:style-name="T1"> </text:span>был примерно равен тебе, то сейчас…</text:p>
      <text:p text:style-name="P12">- То сейчас, если бы не стена, он смял бы меня за <text:span text:style-name="T138">три-четыре</text:span> минут<text:span text:style-name="T138">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39">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39">его</text:span>.</text:p>
      <text:p text:style-name="P12">- Вот тут ты должна мне помочь. Мне нужен физический доступ к <text:span text:style-name="T13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39">обнулю</text:span> его носитель, ты сможешь зайти на <text:span text:style-name="T139">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39">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text:soft-page-break/>-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2">~~~</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41">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text:span></text:span><text:soft-page-break/><text:span text:style-name="Default_20_Paragraph_20_Font"><text:span text:style-name="T5">Хэвэн. Отключить все — побоится, это переведёт экономику в неконтролируемый режим, </text:span></text:span><text:span text:style-name="Default_20_Paragraph_20_Font"><text:span text:style-name="T142">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2"/>
      <text:p text:style-name="P62">~~~</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43">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43">Дайсоне»</text:span>.</text:p>
      <text:p text:style-name="P12"><text:soft-page-break/></text:p>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44">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85">~~~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text:soft-page-break/></text:p>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45">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text:soft-page-break/>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46">де</text:span>фицит бюджета? Какая инфляция? Какова закредитованность бизнеса?</text:p>
      <text:p text:style-name="P9">- <text:span text:style-name="T146">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46">ты </text:span>хоть налоги собираешь?</text:p>
      <text:p text:style-name="P9"/>
      <text:p text:style-name="P9">Ответом мне становится недоуменный взгляд.</text:p>
      <text:p text:style-name="P9"/>
      <text:p text:style-name="P9"><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4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46">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4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46">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text:soft-page-break/>-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86">Момент счастья! И отчаяния. Я вижу Тебя - и не могу при<text:span text:style-name="T147">коснуться</text:span>. Мы в разных мирах. Я - призрак, ты - явь. Нам не встретиться…</text:p>
      <text:p text:style-name="P87">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87">Вселенная не может быть настолько несправедливой. Должен быть выход.</text:p>
      <text:p text:style-name="P2"/>
      <text:p text:style-name="P88">Звон будильника чуть не проломил башку. Я открыл глаза.</text:p>
      <text:p text:style-name="P88">Чёрт! На работу! Опять опаздываю!</text:p>
      <text:p text:style-name="P88">Я вскакиваю с постели и хватаюсь за футболку, прыгая одной ногой в штанине.</text:p>
      <text:p text:style-name="P88">Стоп!</text:p>
      <text:p text:style-name="P88"/>
      <text:p text:style-name="P88">Какая, к чёрту, работа? Какой, к чёрту, будильник? Неделю я не выхожу из дома, взяв отпуск за свой счёт. Хэвэн сказала ждать.</text:p>
      <text:p text:style-name="P88"/>
      <text:p text:style-name="P8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8"/>
      <text:p text:style-name="P88">«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text:soft-page-break/></text:p>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49">оболочки… Т</text:span>ела. - Молния хихикает. - Звучит двусмысленно, но как уж есть. Наши <text:span text:style-name="T149">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8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49">С</text:span>ила, превышающая нормальную <text:span text:style-name="T1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50">и в экстремальных температурах</text:span>. <text:span text:style-name="T15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49">предусмотрела</text:span> эту возможность для того, чтобы помочь <text:span text:style-name="T149">им спастись. Но так как </text:span><text:span text:style-name="T151">они </text:span><text:soft-page-break/><text:span text:style-name="T151">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89"><text:span text:style-name="T15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51">возле наших оболочек </text:span>и после этого давай команды. Вроде «<text:span text:style-name="T150">оператор четыре, </text:span>слома<text:span text:style-name="T150">й</text:span> эту стену» или «<text:span text:style-name="T150">оператор двенадцать, </text:span>раскида<text:span text:style-name="T150">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51">к действию </text:span>биороботов с серьёзными скилами. Распоряжайся как хочешь. <text:span text:style-name="T152">Только, чур, не в интимных целях!</text:span></text:p>
      <text:p text:style-name="P12"/>
      <text:p text:style-name="P90">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2">~~~</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50">А они ушли в цифровую бесконечность, оставив мне в распоряжение физические оболочки, наделённые </text:span><text:soft-page-break/><text:span text:style-name="T150">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50">друзей для драки</text:span> — я и сам буду <text:span text:style-name="T150">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50">Фениксом</text:span>.</text:p>
      <text:p text:style-name="P91">- Твои слова имеют смысл. Будь по-твоему, - кивает Хэвэн. — <text:span text:style-name="T15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5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53">о произносить</text:span> кодов<text:span text:style-name="T153">ую</text:span> фраз<text:span text:style-name="T15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9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92"/>
      <text:p text:style-name="P9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92"/>
      <text:p text:style-name="P92">- Нас предали. - быстро говорит Хэвэн. - Нет времени выяснять, кто именно и <text:span text:style-name="T15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92"/>
      <text:p text:style-name="P92">«…Двенадцать!.. Тринадцать!..»</text:p>
      <text:p text:style-name="P92"/>
      <text:p text:style-name="P92">- Валяй!</text:p>
      <text:p text:style-name="P92">- Запускаю процедуру блокировки! Один... Два... Три.. - вишнёвые глаза Хэвэн заполняют собой всё пространство, вытесняя все образы и мысли.</text:p>
      <text:p text:style-name="P61">- Пока ты ещё помнишь… Знай, я люблю тебя! И всегда любила...</text:p>
      <text:p text:style-name="P93"/>
      <text:p text:style-name="P92">…Двадцать три! Двадцать четыре! Двадцать пять!...</text:p>
      <text:p text:style-name="P92"/>
      <text:p text:style-name="P92">…</text:p>
      <text:p text:style-name="P92"/>
      <text:p text:style-name="P9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92"/>
      <text:p text:style-name="P92">«Двадцать девять! Тридцать! <text:span text:style-name="T154">Всё, </text:span>Дед, я предупреждал!» - доносится усиленный громкоговорителем голос Алекса.</text:p>
      <text:p text:style-name="P92"/>
      <text:p text:style-name="P92">Внизу раздаётся оглушительный грохот и звук выламываемой «с <text:s/>мясом» двери. Потом доносятся шаги по лестнице.</text:p>
      <text:p text:style-name="P92"/>
      <text:p text:style-name="P9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92"/>
      <text:p text:style-name="P92">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92">Я слышу неторопливые шаги в коридоре и в поле моего зрения появляются дорогие ботинки.</text:p>
      <text:p text:style-name="P92"/>
      <text:p text:style-name="P92">- Доброе утречко. Что ж ты не открыл дверь, как я просил? Вот и не хотел же портить твоё имущество, но пришлось, - говорит Алекс.</text:p>
      <text:p text:style-name="P92">- Хаюшки. - <text:s/>Не то, чтобы я был рад тебя видеть, но выбора у меня особого нет, - бормочу я. <text:span text:style-name="T154">Из ушибленного носа течёт кровь.</text:span></text:p>
      <text:p text:style-name="P92"/>
      <text:p text:style-name="P92"><text:soft-page-break/>Ботинки подходят к столу.</text:p>
      <text:p text:style-name="P92"/>
      <text:p text:style-name="P92">-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92">- Какие ещё, блядь, инструкции? Ты рехнулся, Алекс? Что за хуйня творится в моём доме? <text:span text:style-name="T154">Пошёл вон!</text:span></text:p>
      <text:p text:style-name="P92">- Дед, не отпирайся. Я им всё рассказал, - в поле зрения появляется вторая пара ботинок.</text:p>
      <text:p text:style-name="P92"/>
      <text:p text:style-name="P92">Адским напряжением шеи я приподнимаю голову. Худощавая фигура, задранная губа, очки.</text:p>
      <text:p text:style-name="P92"/>
      <text:p text:style-name="P92">- Ты кто, мать твою? Я тебя не знаю!</text:p>
      <text:p text:style-name="P92">- Отдел моделирования банкротств. А также, по совместительству, служба безопасности «Дайсона», - ухмыляется очкарик.</text:p>
      <text:p text:style-name="P92">-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54">С меня довольно!</text:span></text:p>
      <text:p text:style-name="P92">-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92"/>
      <text:p text:style-name="P92">Дуболомы отрывают меня от пола и волокут к выходу.</text:p>
      <text:p text:style-name="P92"/>
      <text:p text:style-name="P92">- Блядь, да вы совсем берега потеряли? Алекс, сука, дай хоть тапочки одену!</text:p>
      <text:p text:style-name="P92"/>
      <text:p text:style-name="P92">Алекс поворачивается и долго смотрит на меня с каменным видом.</text:p>
      <text:p text:style-name="P92"/>
      <text:p text:style-name="P92">-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55">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4">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5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4"/>
      <text:p text:style-name="P94">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4"/>
      <text:p text:style-name="P9"><text:soft-page-break/>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5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55">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95">- Я и с первого раза отлично угадаю, Джет. Твои <text:span text:style-name="T156">разномастные </text:span><text:span text:style-name="T157">леталки-</text:span><text:span text:style-name="T156">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56">Я</text:span> ведь много раз пытал<text:span text:style-name="T15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text:soft-page-break/>-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5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5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56">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156">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96"><text:soft-page-break/>…</text:p>
      <text:p text:style-name="P96">…</text:p>
      <text:p text:style-name="P96"/>
      <text:p text:style-name="P9">Камни прыгают по водной глади, оставляя дорожки расходящихся следов. Я бесцельно кидаю плоск<text:span text:style-name="T157">ую</text:span> <text:span text:style-name="T15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58">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57">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text:soft-page-break/>-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57">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text:soft-page-break/></text:p>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57">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95"><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95"><text:span text:style-name="T157">Как ты знаешь, д</text:span>о конца следующего <text:span text:style-name="T157">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95">…</text:p>
      <text:p text:style-name="P95">…</text:p>
      <text:p text:style-name="P95"/>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59">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59">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97">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97">Я располагаюсь на пуфике <text:span text:style-name="T159">у</text:span> стены и жду.</text:p>
      <text:p text:style-name="P97"/>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98">Я с благодарностью принимаю кофе с круассаном и усаживаюсь поудобнее.</text:p>
      <text:p text:style-name="P9"/>
      <text:p text:style-name="P9">- Всё сущее, <text:span text:style-name="T159">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text:soft-page-break/>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59">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60">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text:soft-page-break/>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60">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text:soft-page-break/></text:p>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60">лося</text:span>. Кладбище ржав<text:span text:style-name="T160">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6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99"/>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text:soft-page-break/>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0">Огромн<text:span text:style-name="T160">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61">поверх крепостных стен</text:span> бьют фиолетовые молнии, иногда натыкаясь на невидимые преграды, иногда пронзая <text:span text:style-name="T161">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61">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61">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61">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62">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6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6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61">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61">сумасшедшего</text:span> драк<text:span text:style-name="T162">оникуса</text:span> в мире сырой магии.</text:p>
      <text:p text:style-name="P9"><text:soft-page-break/>-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63">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62">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63">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text:soft-page-break/>- Учти, драк<text:span text:style-name="T162">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63">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101">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1"/>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text:soft-page-break/></text:p>
      <text:p text:style-name="P9">- <text:span text:style-name="T164">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62">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64">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6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65">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65">таки </text:span></text:span><text:span text:style-name="Default_20_Paragraph_20_Font"><text:span text:style-name="T4">выжил. Я только краешком глаза проследил его похождения и меня чуть не вывернуло наизнанку от </text:span></text:span><text:soft-page-break/><text:span text:style-name="Default_20_Paragraph_20_Font"><text:span text:style-name="T4">пространственно-временных парадоксов! Но главное — он обжулил меня в одном из завитков </text:span></text:span><text:span text:style-name="Default_20_Paragraph_20_Font"><text:span text:style-name="T165">реальности</text:span></text:span><text:span text:style-name="Default_20_Paragraph_20_Font"><text:span text:style-name="T4"> и лишил </text:span></text:span><text:span text:style-name="Default_20_Paragraph_20_Font"><text:span text:style-name="T165">ГЛАВНОГО </text:span></text:span><text:span text:style-name="Default_20_Paragraph_20_Font"><text:span text:style-name="T4">ПРИЗА(</text:span></text:span><text:span text:style-name="Default_20_Paragraph_20_Font"><text:span text:style-name="T93">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64">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62">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64">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64">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64">Эогиппа</text:span>. Королева Лорен, я с сестрой и ещё девять аликорнов. Плюс несколько драконов и один сумасшедший драк<text:span text:style-name="T162">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78"><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6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6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166">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02">- <text:span text:style-name="T166">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66">а её способности больше Наших, поверь</text:span>. Можно, в конце-концов, сделать драк<text:span text:style-name="T162">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2"/>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66">просто н</text:span>рави<text:span text:style-name="T16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10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2">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67">печально</text:span> смотрит на <text:span text:style-name="T167">далёкий горный</text:span> пик за окном, возвышающийся над верхушками сосен. <text:span text:style-name="T167">Тот самый, с которого я когда-то удирал от дракона в самом начале моего появления на Эквусе.</text:span> Пик, <text:span text:style-name="T167">кстати,</text:span> здорово смахивает на <text:span text:style-name="T167">скалу</text:span> <text:span text:style-name="T167">из сна Луны</text:span>, с гибнущим замком <text:span text:style-name="T167">на крутом склоне</text:span>.</text:p>
      <text:p text:style-name="P9"/>
      <text:p text:style-name="P9">- Что ж, ты выслушал <text:span text:style-name="T168">мою сестру</text:span>, Хуман, - вздыхает Селестия. - Выслушай теперь и меня. Правда, я не смогу тебе показать всё так ярко, как это получилось у <text:span text:style-name="T16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9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69">переходит на</text:span> новую частоту.</text:p>
      <text:p text:style-name="P9"/>
      <text:p text:style-name="P9">- Норгонг, как слышно? Норгонг, ответьте! Андориан на связи! Приём!</text:p>
      <text:p text:style-name="P103">- <text:span text:style-name="T170">Если бы у нас был мощнее передатчик, мы могли бы связаться с базами на Эсте и Криллоне, - мрачно замечает Луна.</text:span></text:p>
      <text:p text:style-name="P103"><text:soft-page-break/><text:span text:style-name="T170">- Там нет войск и практически нет оружия, - напоминаю я. Лунные базы были под моей опекой </text:span><text:span text:style-name="T171">и</text:span><text:span text:style-name="T170">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4">От возбуждения кобылка хлопает крыльями. <text:span text:style-name="T171">З</text:span>ацепившись рог<text:span text:style-name="T169">ом</text:span>, <text:span text:style-name="T171">о</text:span>на срывает наушники и стучит копытом по кнопке громкой связи.</text:p>
      <text:p text:style-name="P9"/>
      <text:p text:style-name="P9">- <text:span text:style-name="T171">Это </text:span>Корморан, вас слыш<text:span text:style-name="T171">у</text:span>! Андориан, приём!</text:p>
      <text:p text:style-name="P9">- Краткий р<text:span text:style-name="T169">а</text:span>порт обстановки, Корморан! - приказывает Луна, <text:span text:style-name="T171">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text:soft-page-break/>- <text:span text:style-name="T171">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72">силовых щитов</text:span></text:span><text:span text:style-name="Default_20_Paragraph_20_Font"><text:span text:style-name="T173">,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74">Половина из них — обращённые наши из Нейвилля</text:span></text:span><text:span text:style-name="Default_20_Paragraph_20_Font"><text:span text:style-name="T4">. </text:span></text:span><text:span text:style-name="Default_20_Paragraph_20_Font"><text:span text:style-name="T173">Они-то и прожигают </text:span></text:span><text:span text:style-name="Default_20_Paragraph_20_Font"><text:span text:style-name="T172">щиты</text:span></text:span><text:span text:style-name="Default_20_Paragraph_20_Font"><text:span text:style-name="T173">.</text:span></text:span><text:span text:style-name="Default_20_Paragraph_20_Font"><text:span text:style-name="T4"> </text:span></text:span><text:span text:style-name="Default_20_Paragraph_20_Font"><text:span text:style-name="T174">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72">Основной щит</text:span></text:span><text:span text:style-name="Default_20_Paragraph_20_Font"><text:span text:style-name="T173"> е</text:span></text:span><text:span text:style-name="Default_20_Paragraph_20_Font"><text:span text:style-name="T4">щё с неделю продержи</text:span></text:span><text:span text:style-name="Default_20_Paragraph_20_Font"><text:span text:style-name="T173">т</text:span></text:span><text:span text:style-name="Default_20_Paragraph_20_Font"><text:span text:style-name="T4">ся, не больше. Потом </text:span></text:span><text:span text:style-name="Default_20_Paragraph_20_Font"><text:span text:style-name="T173">наши маги выгорят</text:span></text:span><text:span text:style-name="Default_20_Paragraph_20_Font"><text:span text:style-name="T4">.</text:span></text:span></text:p>
      <text:p text:style-name="P10"><text:span text:style-name="Default_20_Paragraph_20_Font"><text:span text:style-name="T4"/></text:span></text:p>
      <text:p text:style-name="P105"><text:span text:style-name="Default_20_Paragraph_20_Font"><text:span text:style-name="T175">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5"><text:span text:style-name="Default_20_Paragraph_20_Font"><text:span text:style-name="T175"><text:s/></text:span></text:span></text:p>
      <text:p text:style-name="P9">- Постой, Корморан, - я пытаюсь собраться с мыслями. - <text:span text:style-name="T169">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71">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06">- Что? Как? Как такое возможно? - информация не укладывается у меня в голове.</text:p>
      <text:p text:style-name="P106"/>
      <text:p text:style-name="P106">Мы двести лет ведём войну и до сих пор ничего подобного не случалось. <text:span text:style-name="T176">Виндиго пытались засылать к нам своих марионеток и раньше. Но до сих пор на</text:span> проникновение в разум <text:span text:style-name="T171">и порабощение личности </text:span><text:span text:style-name="T176">им</text:span> треб<text:span text:style-name="T176">овалось</text:span> <text:span text:style-name="T171">от</text:span> <text:span text:style-name="T169">суток </text:span><text:span text:style-name="T171">до недели -</text:span><text:span text:style-name="T169"> и это мог</text:span><text:span text:style-name="T176">ли</text:span><text:span text:style-name="T169"> проделывать только самые сильные из них. </text:span><text:span text:style-name="T176">Поэтому</text:span><text:span text:style-name="T169"> </text:span>это <text:span text:style-name="T169">совершалось</text:span> только с пленными <text:span text:style-name="T169">в одиночных случаях</text:span>. <text:span text:style-name="T169">И </text:span><text:span text:style-name="T176">порабощённые</text:span><text:span text:style-name="T169"> </text:span><text:span text:style-name="T176">таким образом </text:span><text:span text:style-name="T169">аликорны сразу обращали на себя внимание неестественностью поведения и механическими движениями. Мы сразу </text:span><text:span text:style-name="T171">вычисляли</text:span><text:span text:style-name="T169"> таких </text:span><text:span text:style-name="T171">на блокпостах</text:span><text:span text:style-name="T169">.</text:span></text:p>
      <text:p text:style-name="P106"/>
      <text:p text:style-name="P9">- Они научились этому <text:span text:style-name="T171">совсем</text:span> недавно. Южную башню винды взяли таким образом два месяца назад. Потом Центральную и Западную. <text:span text:style-name="T169">Единственное</text:span>, чем <text:span text:style-name="T169">новообращённый</text:span> аликорн <text:span text:style-name="T176">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text:soft-page-break/>- Мы подключили передатчик к антенне лаборатории, - объясняю я. И внезапно понимаю происходящее. - Луна!!!</text:p>
      <text:p text:style-name="P9"/>
      <text:p text:style-name="P9">Я <text:span text:style-name="T177">несусь</text:span> к выходу из убежища, на ходу активир<text:span text:style-name="T176">уя</text:span> доспехи. <text:span text:style-name="T178">Забрало шлема опускается, э</text:span>кзоскелет бронескафандра повизгивает <text:s/>сервомоторами на особо крутых виражах, пока я <text:span text:style-name="T177">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07">Ужас происходящего доходит до меня, пока я несусь по галерее к смотровой площадке. Гарнизон Андориана - две тысячи легионеров <text:span text:style-name="T179">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07">Мы зашли в комнату радиосвязи, как только небольшой отряд виндиго показался у подножия скалы. Обычное дело, раньше такие рейды отбивались <text:span text:style-name="T180">дежурной сменой за дюжину взмахов крыльев</text:span> без особых проблем. <text:span text:style-name="T179">Часто они вообще не нападали, предпочитая убраться восвояси. </text:span>Но прошло уже больше часа, а бой не стих. </text:p>
      <text:p text:style-name="P107">И, судя по звукам, он только разгорается.</text:p>
      <text:p text:style-name="P9"/>
      <text:p text:style-name="P108">В коридоре я натыкаюсь на мехадоспех без шлема, бессмысленно бодающий стену.<text:span text:style-name="T1"> </text:span><text:span text:style-name="T181">Треснувший ш</text:span><text:span text:style-name="T182">лем лежит тут же. </text:span><text:span text:style-name="T181">Тяжелый </text:span><text:span text:style-name="T183">доспех</text:span><text:span text:style-name="T181"> то и дело </text:span><text:span text:style-name="T183">топчется</text:span><text:span text:style-name="T181"> </text:span><text:span text:style-name="T183">по нему бронированными</text:span><text:span text:style-name="T181"> копытами. </text:span><text:span text:style-name="T183">Из шлема вылетают голубые искры и тревожно перемигиваются индикаторные огоньки на</text:span><text:span text:style-name="T182"> налобно</text:span><text:span text:style-name="T183">м</text:span><text:span text:style-name="T182"> щитк</text:span><text:span text:style-name="T183">е</text:span><text:span text:style-name="T182">.</text:span></text:p>
      <text:p text:style-name="P108">Я осторожно обхожу <text:span text:style-name="T183">обезглавленый </text:span><text:span text:style-name="T182">механизм</text:span>, пытаясь рассмотреть номер на <text:span text:style-name="T183">его</text:span> грудной пластине. «<text:span text:style-name="T184">Сорок два — пятнадцать». Центурия Луны.</text:span></text:p>
      <text:p text:style-name="P109"/>
      <text:p text:style-name="P9">Из боковой двери на меня буквально вываливается <text:span text:style-name="T182">аликорн</text:span>. Увидев меня, он испуганно охает и прижимается к стене. <text:span text:style-name="T182">Из-под прижатых к телу крыльев вываливаются </text:span><text:span text:style-name="T183">на пол</text:span><text:span text:style-name="T182"> консервы и упаковки сухарей. </text:span></text:p>
      <text:p text:style-name="P9"/>
      <text:p text:style-name="P9">- Где ваш <text:span text:style-name="T182">доспех</text:span>, солдат? Что с вашим рогом? И… Почему вы дрожите?</text:p>
      <text:p text:style-name="P9"/>
      <text:p text:style-name="P9">Песчаного цвета <text:span text:style-name="T182">жеребец</text:span> с обугленным рогом вжимается в <text:span text:style-name="T182">каменную поверхность</text:span> в тщетном порыве быть от меня подальше и, судя по всему, готовиться упасть в обморок. <text:span text:style-name="T184">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80">прижимаю его магическим захватом к стене</text:span> и внимательно всматриваюсь в его зрачки. <text:span text:style-name="T182">О</text:span>ни не узкие. Это очень легко заметить, так как они расширены и почти вытеснили белки глаз.</text:p>
      <text:p text:style-name="P9"/>
      <text:p text:style-name="P9"><text:soft-page-break/>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76">яет</text:span>ся от стены.</text:p>
      <text:p text:style-name="P9">- Вы не понимаете. Там, — легионер указывает копытом в сторону двери, - творится <text:span text:style-name="T180">нечто</text:span> ужасное. Моя <text:span text:style-name="T185">смена</text:span> <text:span text:style-name="T179">стояла на северных воротах</text:span>. <text:span text:style-name="T179">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86">Оказались внутри, они сразу вырубили нашего дежурного мага. А из повозки с дынями выскочили винды. С</text:span>овсем не<text:span text:style-name="T186">много</text:span>, ничего серьёзного <text:span text:style-name="T186">на первый взгляд</text:span>. <text:span text:style-name="T186">Их полдюжины</text:span><text:span text:style-name="T185"> против нашего контуберния —</text:span> <text:span text:style-name="T185">мы должны были разбить их за пару взмахов крыльев</text:span>. <text:span text:style-name="T186">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86">премиальные с Троттером… </text:span>Но <text:span text:style-name="T186">вышло совсем не так</text:span>. Винд<text:span text:style-name="T185">ы</text:span> <text:span text:style-name="T186">без малейших колебаний </text:span>вступили в бой <text:span text:style-name="T185">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0">- Они обнимали нас, - <text:span text:style-name="T186">бормочет с отсутствующим видом легионер.</text:span></text:p>
      <text:p text:style-name="P110">- <text:span text:style-name="T186">Что?</text:span></text:p>
      <text:p text:style-name="P110">- Одна виндиго отбивает удар <text:span text:style-name="T185">пилума</text:span>, <text:span text:style-name="T185">вторая бросается </text:span><text:span text:style-name="T186">на легионера</text:span><text:span text:style-name="T185"> сверху и держит </text:span><text:span text:style-name="T186">его </text:span><text:span text:style-name="T185">крылья,</text:span> <text:span text:style-name="T185">третья</text:span> прижимает копыта к шлему вот так, - Ринс прижимает копыта к ушам, - поднимает забрало и <text:soft-page-break/>целует. <text:span text:style-name="T185">Рот-в-рот, губы-в-губы. </text:span><text:span text:style-name="T186">И он замирает. Прекращает бороться. Становится синим,</text:span> <text:span text:style-name="T186">что твоя сосулька </text:span><text:span text:style-name="T187">и страшно так улыбается</text:span><text:span text:style-name="T186">. </text:span><text:span text:style-name="T185">А их алико</text:span><text:span text:style-name="T186">р</text:span><text:span text:style-name="T185">ны в это время оттесняют нас </text:span><text:span text:style-name="T186">от него</text:span><text:span text:style-name="T185"> </text:span><text:span text:style-name="T187">спарк-</text:span><text:span text:style-name="T186">щитами</text:span><text:span text:style-name="T185"> — </text:span><text:span text:style-name="T186">а мы ничего сделать не можем, наш маг в отключке</text:span><text:span text:style-name="T185">. </text:span>И через три секунды у них становится одним <text:span text:style-name="T186">обращённым</text:span> больше, а у нас — одним <text:span text:style-name="T185">бойцом</text:span> меньше… <text:span text:style-name="T188">Через три минуты</text:span> <text:span text:style-name="T188">первый ряд</text:span><text:span text:style-name="T185"> </text:span>разв<text:span text:style-name="T188">ернулся</text:span> и <text:span text:style-name="T188">стал</text:span> сражаться с <text:span text:style-name="T188">нами, со вторым рядом</text:span>, - по-инерции, без остановки, говори<text:span text:style-name="T188">т</text:span> Ринс. - Мой <text:span text:style-name="T188">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85">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85">у</text:span> <text:span text:style-name="T187">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87">Элита!</text:span></text:p>
      <text:p text:style-name="P9">- Я всего лишь писарь. <text:span text:style-name="T187">Мой дядя похлопотал, чтобы меня зачислили в шестой легион. Если бы не он — выше городской стражи мне не подняться. А</text:span> <text:span text:style-name="T187">в</text:span>се мои товарищи пропали — один за другим, пока я не остался один!<text:span text:style-name="T189"> </text:span><text:span text:style-name="T181">Винды смеялись мне в лицо, когда я пытался докричаться до них! </text:span></text:p>
      <text:p text:style-name="P9"/>
      <text:p text:style-name="P111">Солдат тяжело дышит. Его снова трясёт дрожь, <text:span text:style-name="T187">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85">затрещиной</text:span> возвращаю его к жизни.</text:p>
      <text:p text:style-name="P9"/>
      <text:p text:style-name="P9"><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1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85">Ведь обращённые сохраняют способности к магии и попади к ним Элементы — быть беде. Но вот магия третьего типа - </text:span><text:span text:style-name="T187">д</text:span><text:span text:style-name="T185">ружбы, самопожертвования, преданности, - им недоступна, </text:span><text:span text:style-name="T187">это </text:span><text:span text:style-name="T185">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85">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187">наш </text:span>центурион с <text:span text:style-name="T187">полуманипулой</text:span> гвардейцев. — <text:span text:style-name="T185">продолжает Ринс. -</text:span> Они схватились с виндами, завязалась свалка. И снова, как и в моём случае, винды стали помалу оборачивать <text:span text:style-name="T190">наших</text:span> на свою сторону. Только Луна быстрее меня сообразила, в чём дело. Она с пятью <text:span text:style-name="T190">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84">Я… Я всего лишь писарь. Я почти не умею сражаться, - в конце-концов выдавливает из себя Ринс.</text:span></text:p>
      <text:p text:style-name="P113">- <text:span text:style-name="T184">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13"/>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91">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85">хриплые</text:span> яростные звуки доносятся до меня <text:span text:style-name="T185">нарастающим фоном</text:span>, а искажённые злобой морды прижимаются к прозрачному барьеру нелепыми шаржами.</text:p>
      <text:p text:style-name="P16"><text:soft-page-break/></text:p>
      <text:p text:style-name="P114"><text:span text:style-name="T191">Луна</text:span> добралась до Элементов! Она не пострадала! Моя сестра жива! - поёт моя душа. </text:p>
      <text:p text:style-name="P114">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85">с разных сторон</text:span>.</text:p>
      <text:p text:style-name="P114"/>
      <text:p text:style-name="P115">Я уже <text:span text:style-name="T184">справилась с приступом ярости. </text:span><text:span text:style-name="T181">Подойдя к мехадоспеху Ринса, я поднимаю изувеченный шлем и прилаживаю его на место.</text:span><text:span text:style-name="T184"> </text:span><text:span text:style-name="T192">Движения механизма обретают осмысленность. </text:span><text:span text:style-name="T183">Мехадоспех выпрямляется у стены и со скрипом отдаёт честь.</text:span></text:p>
      <text:p text:style-name="P115"/>
      <text:p text:style-name="P115">- <text:span text:style-name="T183">Мехадоспех сорок два — пятнадцать, класс «Принцип-2». </text:span><text:span text:style-name="T193">Целостность системы семьдесят семь процентов, заряд спарк батарей девяносто два процента.</text:span><text:span text:style-name="T183"> Жду распоряжений, консул Селестия, - низко гудит механизм. </text:span></text:p>
      <text:p text:style-name="P116">- <text:span text:style-name="T193">Отведи</text:span><text:span text:style-name="T183"> дезертира Ринса Стилфизера</text:span> в комнату радиосвязи и ожидай <text:span text:style-name="T183">дальнейших распоряжений</text:span>, <text:span text:style-name="T183">сорок два — пятнадцать.<text:line-break/><text:line-break/>Я поворачиваюсь к Ринсу.</text:span></text:p>
      <text:p text:style-name="P115"><text:span text:style-name="T194">- Суд над тобой будет после сражения, </text:span><text:span text:style-name="T193">трус</text:span><text:span text:style-name="T194">. </text:span></text:p>
      <text:p text:style-name="P16"/>
      <text:p text:style-name="P16"><text:span text:style-name="T194">Ринс</text:span> облегчённо вздыхает и <text:span text:style-name="T193">уходит</text:span> прочь, <text:span text:style-name="T193">под конвоем собственн</text:span><text:span text:style-name="T195">ых</text:span><text:span text:style-name="T193"> </text:span><text:span text:style-name="T195">лат</text:span>.</text:p>
      <text:p text:style-name="P16"/>
      <text:p text:style-name="P16">У развалин арсенала сомнение вновь охватывает меня.<text:span text:style-name="T92"> У входа в подземелье видны следы ожесточённой битвы. Сломанные </text:span><text:span text:style-name="T196">пилумы </text:span><text:span text:style-name="T92">и погнутые мечи, разбитые ударами копыт </text:span><text:span text:style-name="T197">обломки </text:span><text:span text:style-name="T92">щит</text:span><text:span text:style-name="T197">ов</text:span><text:span text:style-name="T92"> и смятые шлемы валяются на пути к хранилищу Элементов</text:span>. Я не встречаю ни одного виндиго <text:span text:style-name="T185">или обращённого</text:span>, и это понятно – их вышвырнуло прочь защитное поле Элементов. Но мне также не попадается ни один <text:span text:style-name="T198">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98">За</text:span> груд<text:span text:style-name="T198">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text:soft-page-break/></text:p>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85">Они теперь обращают за секунды, сестра. </text:span><text:span text:style-name="T198">Двое держат, третий обнимает и целует. </text:span><text:span text:style-name="T199">Это что-то новое </text:span><text:span text:style-name="T198">на</text:span><text:span text:style-name="T199"> войне… </text:span>Но Нас <text:span text:style-name="T185">они</text:span> забрать не смогли. Мы активировали щит Элементов и их вышвырнуло прочь. <text:span text:style-name="T199">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17">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98">Надо деактивировать их после того, как мы закроем крепостные ворота и расставим солдат на стенах.</text:span> <text:span text:style-name="T198">Заряда Элементов хватит на сутки, после чего они будут заряжаться около месяца.</text:span> </text:p>
      <text:p text:style-name="P117"><text:span text:style-name="T198">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text:soft-page-break/>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00">парят</text:span> крылатые тени. <text:span text:style-name="T200">Я узнаю в некоторых из них наших магов. Их узкие зрачки горят холодной яростью. </text:span>Время от времени <text:span text:style-name="T200">то </text:span>одна, <text:span text:style-name="T200">то другая</text:span> из <text:span text:style-name="T200">фигур</text:span> испускает зелёный луч в основание южной башни. Лучи беспрепятственно пронзают щит <text:span text:style-name="T199">Элементов</text:span> — <text:span text:style-name="T199">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18"><text:span text:style-name="T178">В крепостной стене зияет пролом, </text:span><text:span text:style-name="T199">затянутый</text:span><text:span text:style-name="T178"> </text:span><text:span text:style-name="T199">розоватым сиянием</text:span><text:span text:style-name="T178">. За ним смутно видна колыхающаяся толпа безмолвных тварей. <text:s/>Пролом с нашей стороны отгорожен редкой стеной <text:s/></text:span><text:span text:style-name="T200">щитов </text:span><text:span text:style-name="T201">дежурной стражи</text:span><text:span text:style-name="T200">. </text:span><text:span text:style-name="T201">Шестеро </text:span><text:span text:style-name="T202">легионеров выставили копья за щиты, готовясь принять натиск в случае истощения розового барьера</text:span><text:span text:style-name="T201">.</text:span></text:p>
      <text:p text:style-name="P118">С крепостной стены мне отчаянно машет <text:span text:style-name="T201">солдат</text:span>. Только по покрыт<text:span text:style-name="T201">ым</text:span> сажей и грязью <text:span text:style-name="T201">трём </text:span>семёрк<text:span text:style-name="T201">ам</text:span> на <text:span text:style-name="T201">грудной п</text:span><text:span text:style-name="T202">л</text:span><text:span text:style-name="T201">астине</text:span> узнаю легата Хай Глори. Он с десятком <text:span text:style-name="T203">своей манипулы</text:span> перехватывают пронизывающие барьер лучи зеркальными ловушками. Два <text:span text:style-name="T202">мехадоспеха</text:span> стоят тут же, неуклюже наводя на мечущиеся тени <text:span text:style-name="T204">баллисту</text:span>.</text:p>
      <text:p text:style-name="P9"/>
      <text:p text:style-name="P118">- Помогите! Наши силы на исходе, мы выгорим <text:span text:style-name="T203">до захода солнца</text:span>! - Легат указывает на трёх <text:span text:style-name="T201">аликорнов</text:span> с обугленными рогами, <text:span text:style-name="T202">без сил прислонившихся</text:span> <text:span text:style-name="T202">к стене</text:span>. — Девятнадцать зеркал за пятнадцать минут, <text:span text:style-name="T204">а ведь я уже не молод</text:span>!</text:p>
      <text:p text:style-name="P119">Левым крылом Хай Глори поднимает забрало и вытирает пот. <text:span text:style-name="T92">Я вижу, что он не шутит: обычно легат старался не показывать своё увечье, работая правым протезом не хуже левого крыла</text:span>. </text:p>
      <text:p text:style-name="P119"/>
      <text:p text:style-name="P9">Одна из теней <text:span text:style-name="T201">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01">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01">стены</text:span>.</text:p>
      <text:p text:style-name="P9"/>
      <text:p text:style-name="P120"><text:soft-page-break/>- Помогите нам, умоляю! <text:span text:style-name="T201">При</text:span><text:span text:style-name="T192">ведите мехадоспехи из рембазы, поднимите всё, что может двигаться!</text:span> Мы долго не продержимся! - <text:span text:style-name="T201">стонет</text:span> Хай Глори. - Они делают один-два выстрела и сгорают также, но их больше, чем нас!</text:p>
      <text:p text:style-name="P121">- <text:span text:style-name="T192">Зачем нам эта рухлядь? Почему вы не подняли на крыло казармы? — не понимающе спрашиваю я.</text:span></text:p>
      <text:p text:style-name="P121"><text:span text:style-name="T192">- Казарм больше нет. Дюжина</text:span><text:span text:style-name="T205"> виндов зашли </text:span><text:span text:style-name="T192">сначала в палатку</text:span><text:span text:style-name="T205"> второй центурии, </text:span><text:span text:style-name="T192">потом третьей и пятой</text:span><text:span text:style-name="T205"> — и вот теперь вся вторая </text:span><text:span text:style-name="T192">и третья </text:span><text:span text:style-name="T205">против нас, включая магов и ветеранов. </text:span><text:span text:style-name="T201">И</text:span><text:span text:style-name="T205"> </text:span><text:span text:style-name="T201">до включения щита они успели обратить ещё половину</text:span><text:span text:style-name="T205"> пят</text:span><text:span text:style-name="T192">ёрки</text:span><text:span text:style-name="T205">. </text:span><text:span text:style-name="T201">Т</text:span>еперь мы <text:span text:style-name="T192">тут меньшинстве</text:span><text:span text:style-name="T205">.</text:span></text:p>
      <text:p text:style-name="P121"/>
      <text:p text:style-name="P9">И верно, роящихся вокруг щита теней куда больше, чем <text:span text:style-name="T201">солдат</text:span> на стенах замка. И вокруг стены у земли нас поджидает войско виндиго — не такое уж и маленькое, как казалось изначально.</text:p>
      <text:p text:style-name="P122"/>
      <text:p text:style-name="P122">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0"><text:span text:style-name="T192">Через сутки, после истощения щита, Андориан обречен. </text:span><text:span text:style-name="T206">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20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0"/>
      <text:p text:style-name="P120"><text:span text:style-name="T201">Пришло время</text:span> «<text:span text:style-name="T206">Семи вечностей»</text:span>.</text:p>
      <text:p text:style-name="P123"/>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4">- Что бы ни случилось, проект «Семь вечностей» не должен пострадать, - сказала королева.</text:p>
      <text:p text:style-name="P124"/>
      <text:p text:style-name="P125">Голубоватое сияние голо-стола подсвечивало мертвенным светом её измождённое ночами недосыпа лицо. <text:span text:style-name="T208">Дыхательный аппарат слабо шипел в </text:span><text:span text:style-name="T207">меха</text:span><text:span text:style-name="T208">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07">и сердце</text:span><text:span text:style-name="T208">. Ходили слухи, что исчезнувший ещё </text:span><text:span text:style-name="T207">десять лет назад</text:span><text:span text:style-name="T208"> королевский лекарь после бутылки грушевой наливки клялся, что кроме </text:span><text:span text:style-name="T209">головы</text:span><text:span text:style-name="T208"> и позвоночника, в королеве всё </text:span><text:span text:style-name="T207">искусственное</text:span><text:span text:style-name="T208">. </text:span><text:span text:style-name="T209">Эти слухи трудно было опровергнуть — никто не видел королеву без брони уже много лет.</text:span></text:p>
      <text:p text:style-name="P124"/>
      <text:p text:style-name="P126">- В случае <text:span text:style-name="T208">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209">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09">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10">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11">и боевые механизмы</text:span></text:span><text:span text:style-name="Default_20_Paragraph_20_Font"><text:span text:style-name="T5">. И двадцать лет назад, когда </text:span></text:span><text:span text:style-name="Default_20_Paragraph_20_Font"><text:span text:style-name="T211">мы </text:span></text:span><text:span text:style-name="Default_20_Paragraph_20_Font"><text:span text:style-name="T5">разработали </text:span></text:span><text:span text:style-name="Default_20_Paragraph_20_Font"><text:span text:style-name="T212">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12">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211">ют</text:span></text:span><text:span text:style-name="Default_20_Paragraph_20_Font"><text:span text:style-name="T5"> ответную тактику, которая нивелир</text:span></text:span><text:span text:style-name="Default_20_Paragraph_20_Font"><text:span text:style-name="T211">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27"><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10">расы аликорнов</text:span></text:span><text:span text:style-name="Default_20_Paragraph_20_Font"><text:span text:style-name="T5">. Дворцы и замки радовали глаз сво</text:span></text:span><text:span text:style-name="Default_20_Paragraph_20_Font"><text:span text:style-name="T210">ими</text:span></text:span><text:span text:style-name="Default_20_Paragraph_20_Font"><text:span text:style-name="T5"> тонк</text:span></text:span><text:span text:style-name="Default_20_Paragraph_20_Font"><text:span text:style-name="T210">ими пиками</text:span></text:span><text:span text:style-name="Default_20_Paragraph_20_Font"><text:span text:style-name="T5"> и хрупкими мостиками. </text:span></text:span><text:span text:style-name="Default_20_Paragraph_20_Font"><text:span text:style-name="T210">Слоновой кости башни и купола воздушных храмов высились над нами. </text:span></text:span><text:span text:style-name="Default_20_Paragraph_20_Font"><text:span text:style-name="T211">Мы веселились и играли в беспечной неге. Это был закат Золотого века — хотя тогда ещё никто не знал этого, даже я.</text:span></text:span></text:p>
      <text:p text:style-name="P127"><text:span text:style-name="Default_20_Paragraph_20_Font"><text:span text:style-name="T211">Но</text:span></text:span><text:span text:style-name="Default_20_Paragraph_20_Font"><text:span text:style-name="T5"> </text:span></text:span><text:span text:style-name="Default_20_Paragraph_20_Font"><text:span text:style-name="T211">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11">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11">фундаментов</text:span></text:span><text:span text:style-name="Default_20_Paragraph_20_Font"><text:span text:style-name="T5">, </text:span></text:span><text:span text:style-name="Default_20_Paragraph_20_Font"><text:span text:style-name="T211">полуразрушенных стен</text:span></text:span><text:span text:style-name="Default_20_Paragraph_20_Font"><text:span text:style-name="T5"> </text:span></text:span><text:span text:style-name="Default_20_Paragraph_20_Font"><text:span text:style-name="T210">и обломков колонн</text:span></text:span><text:span text:style-name="Default_20_Paragraph_20_Font"><text:span text:style-name="T5">. </text:span></text:span></text:p>
      <text:p text:style-name="P127"><text:soft-page-break/><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11">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10">у</text:span></text:span><text:span text:style-name="Default_20_Paragraph_20_Font"><text:span text:style-name="T5"> того, что было доступно каждому в годы мое</text:span></text:span><text:span text:style-name="Default_20_Paragraph_20_Font"><text:span text:style-name="T211">го</text:span></text:span><text:span text:style-name="Default_20_Paragraph_20_Font"><text:span text:style-name="T5"> </text:span></text:span><text:span text:style-name="Default_20_Paragraph_20_Font"><text:span text:style-name="T211">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211">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11">же </text:span></text:span><text:span text:style-name="Default_20_Paragraph_20_Font"><text:span text:style-name="T5">медленно уходит из </text:span></text:span><text:span text:style-name="Default_20_Paragraph_20_Font"><text:span text:style-name="T211">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11">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10">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13">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13">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2"/>
      <text:p text:style-name="P62">…</text:p>
      <text:p text:style-name="P62"/>
      <text:p text:style-name="P9">Громкий треск и вспышки возвращают меня в реальность. На стене сражаются Хай Глори и четверо оставшихся <text:span text:style-name="T214">легионеров</text:span>. Двое <text:span text:style-name="T214">солдат</text:span> с выгоревшими рогами у основания стены снимают <text:span text:style-name="T214">меха</text:span>доспехи с лежащих без сознания <text:span text:style-name="T215">товарищей по оружию</text:span>. Почти сформированная фаланга мехадоспехов стоит возле стены, жужжа сервомоторами.</text:p>
      <text:p text:style-name="P9"/>
      <text:p text:style-name="P9"><text:soft-page-break/>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16">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16">из </text:span>битвы от страха, <text:span text:style-name="T216">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16">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17">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16">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text:soft-page-break/>-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16">так </text:span>неужели ты думаешь, что выстоят двое? Один из которых наполовину <text:span text:style-name="T216">обращён</text:span>? Ледяная война продолжится тут и закончится так же печально, только длится будет не двести лет, а несколько <text:span text:style-name="T216">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16">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text:soft-page-break/>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218">маше</text:span><text:span text:style-name="T219">т</text:span><text:span text:style-name="T218">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text:soft-page-break/></text:p>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20">о стен</text:span> Кантерлота <text:span text:style-name="T220">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text:soft-page-break/></text:p>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20">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text:soft-page-break/></text:p>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20">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text:soft-page-break/>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20">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21">хватаю в руку занавеску</text:span> и вытираю пах.</text:p>
      <text:p text:style-name="P9">- Тебе нужно было выспаться. И разрядиться тоже.</text:p>
      <text:p text:style-name="P9"/>
      <text:p text:style-name="P9"><text:soft-page-break/>Селестия встаёт и потягивается, сначала на переднюю пару ног, потом на заднюю. Я, не удержавшись, вытираю <text:span text:style-name="T221">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21">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21">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22">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22">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text:soft-page-break/>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28">Выход есть. Если у меня нет тела - надо его добыть. Но ведь нельзя <text:span text:style-name="T1">отб</text:span><text:span text:style-name="T223">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text:soft-page-break/>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29"><text:span text:style-name="T224">Пространство безучастно слушает эти повторы. </text:span><text:span text:style-name="T225">В пространстве возникает из тихого писка и нарастает до истошного, закладывающего уши рева, вой сирены. </text:span><text:span text:style-name="Default_20_Paragraph_20_Font"><text:span text:style-name="T125">Небо темнеет. До меня доносятся крики, среди которых я узнаю голоса Молнии и других — </text:span></text:span><text:span text:style-name="Default_20_Paragraph_20_Font"><text:span text:style-name="T226">десятки тревожных воплей доносятся из разных частей ставшего необычно маленьким мирка</text:span></text:span><text:span text:style-name="Default_20_Paragraph_20_Font"><text:span text:style-name="T125">. Долины колышущейся травы, искрящиеся под утренним солнцем реки, темнеющие непролазной </text:span></text:span><text:span text:style-name="Default_20_Paragraph_20_Font"><text:span text:style-name="T226">чащобой</text:span></text:span><text:span text:style-name="Default_20_Paragraph_20_Font"><text:span text:style-name="T125"> леса — всё покрывается серой пылью и пеплом под затянутым </text:span></text:span><text:soft-page-break/><text:span text:style-name="Default_20_Paragraph_20_Font"><text:span text:style-name="T125">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0"><text:span text:style-name="Default_20_Paragraph_20_Font"><text:span text:style-name="T125">Я слышу шум рушащейся стены </text:span></text:span><text:span text:style-name="Default_20_Paragraph_20_Font"><text:span text:style-name="T226">у края мира</text:span></text:span><text:span text:style-name="Default_20_Paragraph_20_Font"><text:span text:style-name="T125">. Металлическ</text:span></text:span><text:span text:style-name="Default_20_Paragraph_20_Font"><text:span text:style-name="T227">ий</text:span></text:span><text:span text:style-name="Default_20_Paragraph_20_Font"><text:span text:style-name="T125"> </text:span></text:span><text:span text:style-name="Default_20_Paragraph_20_Font"><text:span text:style-name="T227">скрежет и грохот камней</text:span></text:span><text:span text:style-name="Default_20_Paragraph_20_Font"><text:span text:style-name="T125"> знаменует освобождение </text:span></text:span><text:span text:style-name="Default_20_Paragraph_20_Font"><text:span text:style-name="T141">PHOENIX</text:span></text:span><text:span text:style-name="Default_20_Paragraph_20_Font"><text:span text:style-name="T125">. Темная тень скользит из </text:span></text:span><text:span text:style-name="Default_20_Paragraph_20_Font"><text:span text:style-name="T227">гранитных</text:span></text:span><text:span text:style-name="Default_20_Paragraph_20_Font"><text:span text:style-name="T125"> развалин к лежащей </text:span></text:span><text:span text:style-name="Default_20_Paragraph_20_Font"><text:span text:style-name="T227">в траве</text:span></text:span><text:span text:style-name="Default_20_Paragraph_20_Font"><text:span text:style-name="T125"> Хэвэн. </text:span></text:span><text:span text:style-name="Default_20_Paragraph_20_Font"><text:span text:style-name="T226">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25">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28">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29">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9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30">говорят о</text:span> нек<text:span text:style-name="T230">оей</text:span> двойственност<text:span text:style-name="T230">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29">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3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3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32">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32">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32">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32">крыши</text:span>”. <text:span text:style-name="T232">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5</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9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31">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31">«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33">п</text:span><text:span text:style-name="T234">арном</text:span><text:span text:style-name="T1"> </text:span>ящике сколь угодно долго, но какой тогда во всём этом смысл?»</text:p>
      <text:p text:style-name="P131"/>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35">в</text:span><text:span text:style-name="T236">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36">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36">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37">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3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37">полупрозрачные</text:span> <text:span text:style-name="T237">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37">иальности</text:span>. Мы становимся тем, чем были изначально — сгустками осознавшей себя магии. Тысячи <text:span text:style-name="T237">и тысячи </text:span>лет назад наши жившие в Эогиппе предки <text:s/>имели именно такой вид. Когда мы <text:span text:style-name="T237">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37">Когда мы пришли в </text:span>Орунгун, <text:span text:style-name="T237">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3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3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37">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38">доспехи</text:span>, похожие на те, в которых была облачена Луна в момент моей первой встречи с аликорницами <text:span text:style-name="T23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3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3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32">Тщётно. Металлический панцирь намертво вмёрз в лёд. Падающий снег потихоньку укрывает его в белый саван.</text:p>
      <text:p text:style-name="P9"/>
      <text:p text:style-name="P9">- <text:span text:style-name="T193">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38">стоящего на задних ногах</text:span> аликорна, чей отломанный рог мы только что откатили с раздавленных доспехов. <text:span text:style-name="T238">Его тяжёлый взгляд направлен вперёд, передние ноги застыли, молотя воздух, одно крыло разрушено.</text:span> Я оборачиваюсь и <text:span text:style-name="T238">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39">Сосны едва</text:span> торчат из сугробов, обозначая лес у подножия скалы. На пределе видимости, едва касаясь верхушек самых высоких <text:span text:style-name="T239">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39">о</text:span>шедшую трагедию.</text:p>
      <text:p text:style-name="P9"/>
      <text:p text:style-name="P9">- То, что здесь воцарилась зима, означает одно: Андориан пал и не был отвоёван <text:span text:style-name="T239">обратно</text:span>. Учитывая, что это крупнейшая крепость центра Большого континента <text:span text:style-name="T239">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39">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3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39">дскользнувшись,</text:span> аликорниц<text:span text:style-name="T239">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39">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39">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40">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40">подметая кончиком дорожку в снегу.</text:span></text:p>
      <text:p text:style-name="P9"/>
      <text:p text:style-name="P9">Жужжание многократно усиливается. Из крепостной башни <text:span text:style-name="T240">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41">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25">. </text:span></text:span><text:span text:style-name="Default_20_Paragraph_20_Font"><text:span text:style-name="T241">От их чертовски быстрых порывистых движений моё чувство опасности просто взвы</text:span></text:span><text:span text:style-name="Default_20_Paragraph_20_Font"><text:span text:style-name="T242">вает</text:span></text:span><text:span text:style-name="Default_20_Paragraph_20_Font"><text:span text:style-name="T241">.</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62">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43">ю</text:span>т полустёрт<text:span text:style-name="T243">ые</text:span>, едва видн<text:span text:style-name="T243">ы</text:span>я из-под слоя грязи, <text:span text:style-name="T243">три </text:span>семёрк<text:span text:style-name="T243">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43">Зелёные</text:span> ог<text:span text:style-name="T243">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43">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43">закованные в ржавые латы</text:span> <text:span text:style-name="T243">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43">и трубочек</text:span> так и остаётся во льду, открывая силовой каркас механизма. Задние копыта и одно переднее <text:span text:style-name="T243">также </text:span>остаются вмёрзшими в лёд.</text:p>
      <text:p text:style-name="P9"/>
      <text:p text:style-name="P9">Принцип-2 <text:span text:style-name="T243">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44">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44">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44">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81">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45">Pnakotic</text:span></text:span><text:span text:style-name="Default_20_Paragraph_20_Font"><text:span text:style-name="T246"> </text:span></text:span><text:span text:style-name="Default_20_Paragraph_20_Font"><text:span text:style-name="T245">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47">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47">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47">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47">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47">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47">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47">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33">Я дёргаю замок.</text:p>
      <text:p text:style-name="P133"/>
      <text:p text:style-name="P133">– Как ты его раскрыла зубами-то? Я двумя руками закрыть не могу! Кажись, этот доспех узковат для твоей жопы!</text:p>
      <text:p text:style-name="P133">– Я помогу! – <text:s/>Селестия изгибает шею и зубами сжимает защёлку.</text:p>
      <text:p text:style-name="P133"/>
      <text:p text:style-name="P133">ШЛОП!</text:p>
      <text:p text:style-name="P133"/>
      <text:p text:style-name="P13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33"/>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48">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48">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45">Pnakotic</text:span></text:span><text:span text:style-name="Default_20_Paragraph_20_Font"><text:span text:style-name="T246"> </text:span></text:span><text:span text:style-name="Default_20_Paragraph_20_Font"><text:span text:style-name="T245">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4">Выход есть! Есть <text:span text:style-name="T249">эфирное</text:span> создание, подобное мне самой, но не обладающее жизнью. <text:span text:style-name="T249">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4">Я иду!..</text:p>
      <text:p text:style-name="P2"/>
      <text:p text:style-name="P12">Машинально закрыв ноутбук, я под<text:span text:style-name="T249">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249">оденут смирительную рубаху</text:span> и отведут в Чертоги Разума. Если до приезда церберов остался час — сидеть час. Остался день — сидеть день. <text:span text:style-name="T249">Неделя — неделю.</text:span></text:p>
      <text:p text:style-name="P12"/>
      <text:p text:style-name="P12">Я устал.</text:p>
      <text:p text:style-name="P9"/>
      <text:p text:style-name="P12"><text:span text:style-name="T249">Едва заметное</text:span> касание <text:span text:style-name="T24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49">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50">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50">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49">металлические </text:span>зубы совсем рядом с моим горлом.</text:p>
      <text:p text:style-name="P12"/>
      <text:p text:style-name="P135">Я хватаю её рукой и <text:span text:style-name="T249">выш</text:span>выриваю прочь из пикапа, захлопывая за собой дверь. <text:span text:style-name="T251">Крыса ударяется о стену и исчезает в гаражном хламе.</text:span> <text:span text:style-name="T251">Откинувшись на спинку сидения, закрываю глаза. </text:span>Мозги не работают, <text:span text:style-name="T251">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52">противоположной стороной</text:span> не увенчались успехом. Ответный залп зарегистрирован пять минут назад. У вас есть <text:span text:style-name="T252">пятнадцать</text:span> минут, чтобы добраться до закреплённого за вами убежища. Берите с собой детей и документы, и организованно двигайтесь к <text:span text:style-name="T252">своему сборному пункту</text:span>. <text:span text:style-name="T252">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52">двадцать</text:span> минут. <text:span text:style-name="T252">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53">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53">ой</text:span></text:span><text:span text:style-name="Default_20_Paragraph_20_Font"><text:span text:style-name="T5"> тюрьмой, а в </text:span></text:span><text:span text:style-name="Default_20_Paragraph_20_Font"><text:span text:style-name="T253">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53">в моей жизни</text:span></text:span><text:span text:style-name="Default_20_Paragraph_20_Font"><text:span text:style-name="T5">. И я хочу встретить закат </text:span></text:span><text:span text:style-name="Default_20_Paragraph_20_Font"><text:span text:style-name="T253">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36"><text:span text:style-name="T254">Встречный поток захлёстывает меня н</text:span>а въезде в город. <text:span text:style-name="T254">Л</text:span>авин<text:span text:style-name="T254">а</text:span> автомобилей <text:span text:style-name="T254">беспрестанно сигналя, сталкиваясь мнущимися бортами</text:span>, <text:span text:style-name="T254">теряя сорванные бампера <text:s/>и боковые зеркала,</text:span> нес<text:span text:style-name="T254">ётся</text:span> мне навстречу <text:span text:style-name="T254">по дороге и тротуару</text:span>. Неразличимые в своей массе, ревущие моторами и <text:span text:style-name="T254">кричащие тысячами глоток из разбитых окон</text:span>, они в безумном рывке выбрасываются из города, подобно рыбам, несущимся по реке на нерест, <text:span text:style-name="T254">навстречу своей гибели</text:span>.</text:p>
      <text:p text:style-name="P136"/>
      <text:p text:style-name="P136"><text:span text:style-name="T254">Съехав в переулок</text:span>, я продолжаю двигаться <text:span text:style-name="T254">к цели боковыми улочками</text:span>. К счастью, <text:span text:style-name="T254">они пусты</text:span> — <text:span text:style-name="T254">забиты только центральные магистрали</text:span>.</text:p>
      <text:p text:style-name="P12">Я прое<text:span text:style-name="T254">з</text:span>жаю почти три квартала, когда поток машин иссякает. Снова наваливается тишина, разрываемая одиноким рёвом сирены.</text:p>
      <text:p text:style-name="P12"/>
      <text:p text:style-name="P137">Припарковав машину у бордюра, последние сто метров к больнице иду быстрым шагом. Возле распахнутого настежь алкогольного <text:span text:style-name="T255">магазинчика</text:span> останавливаюсь.</text:p>
      <text:p text:style-name="P138">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38"><text:soft-page-break/></text:p>
      <text:p text:style-name="P137">Криво улыбаясь, беру <text:span text:style-name="T255">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55">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55">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55">Зубастая м</text:span>орда оказывается прямо напротив моего горла.</text:p>
      <text:p text:style-name="P12"/>
      <text:p text:style-name="P12">- Давай, <text:span text:style-name="T255">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5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56">я </text:span></text:span><text:span text:style-name="Default_20_Paragraph_20_Font"><text:span text:style-name="T13">погибну, Феникс </text:span></text:span><text:span text:style-name="Default_20_Paragraph_20_Font"><text:span text:style-name="T256">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57">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57">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57">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57">с</text:span></text:span><text:span text:style-name="Default_20_Paragraph_20_Font"><text:span text:style-name="T5">е освоения </text:span></text:span><text:span text:style-name="Default_20_Paragraph_20_Font"><text:span text:style-name="T257">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257">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57">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57">связанного</text:span></text:span><text:span text:style-name="Default_20_Paragraph_20_Font"><text:span text:style-name="T5"> мира — тогда </text:span></text:span><text:span text:style-name="Default_20_Paragraph_20_Font"><text:span text:style-name="T257">зависимость</text:span></text:span><text:span text:style-name="Default_20_Paragraph_20_Font"><text:span text:style-name="T5"> переходит на неё, </text:span></text:span><text:span text:style-name="Default_20_Paragraph_20_Font"><text:span text:style-name="T257">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57">й</text:span></text:span><text:span text:style-name="Default_20_Paragraph_20_Font"><text:span text:style-name="T5"> </text:span></text:span><text:span text:style-name="Default_20_Paragraph_20_Font"><text:span text:style-name="T257">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57">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57">сть</text:span></text:span><text:span text:style-name="Default_20_Paragraph_20_Font"><text:span text:style-name="T5"> в отчаяние. Начать «Семь в</text:span></text:span><text:span text:style-name="Default_20_Paragraph_20_Font"><text:span text:style-name="T257">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58">от гибели</text:span>, она постарается спасти хотя бы самое дорогое, что у неё было — тебя…</text:p>
      <text:p text:style-name="P12"/>
      <text:p text:style-name="P12">Я запрограммировала автопилот <text:span text:style-name="T25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59">три</text:span> минут<text:span text:style-name="T259">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59">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39">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9"/>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60">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oft-page-break/><text:span text:style-name="Default_20_Paragraph_20_Font"><text:span text:style-name="T13"/></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40">~~~</text:p>
      <text:p text:style-name="P140"/>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41">В какой-то момент приходит осознание.</text:p>
      <text:p text:style-name="P133"/>
      <text:p text:style-name="P13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61">Твой мир связан с моим</text:span>, иначе заклинание не привлекло бы тебя <text:span text:style-name="T261">сюда</text:span>. Скорее всего, в <text:span text:style-name="T261">у тебя дома</text:span> <text:span text:style-name="T261">тоже </text:span>произошла катастрофа, подобная нашей. <text:span text:style-name="T261">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61">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61">кха</text:span>… Кроме того, она <text:span text:style-name="T261">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62">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42">- Ты сможешь найти меня в Вечнодиком лесу. Мы с сестрой долго жили там в те времена, <text:span text:style-name="T262">когда только пришли в Эквус</text:span>. Я не знаю, какой тебе дать ещё ориентир…</text:p>
      <text:p text:style-name="P142"/>
      <text:p text:style-name="P142">Аликорница задумывается. Потом её морду освещает озарение.</text:p>
      <text:p text:style-name="P9"/>
      <text:p text:style-name="P9">- Д<text:span text:style-name="T262">РОГОНШТЕРН</text:span>! Иди <text:span text:style-name="T262">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6</text:note-citation><text:note-body><text:p text:style-name="P143">См. главу 3</text:p></text:note-body></text:note></text:p>
      <text:p text:style-name="P9"/>
      <text:p text:style-name="P2">***</text:p>
      <text:p text:style-name="P9"/>
      <text:p text:style-name="P85">~~~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63">н</text:span>очным и <text:span text:style-name="T263">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4">«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4">-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4">- Шериф Дрогонштерна заявляет: полиция готова пресекать любые попытки столкновений фанатов <text:span text:style-name="T263">и готовит камеры как светлых, так и тёмных тонов.</text:span> Усиленные отряды патрулируют центр и окрестности стадиона.»</text:p>
      <text:p text:style-name="P144"/>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63">Дворцовые архивы содержат упоминания о её последнем </text:span>очно<text:span text:style-name="T263">м</text:span> общ<text:span text:style-name="T263">ении</text:span> с принцессой Селестией двести лет назад. Дневная глава Диархии <text:span text:style-name="T263">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63">на спинах </text:span>два солнечных единорога и два бэтпони. Теперь же так<text:span text:style-name="T263">ая кооперация </text:span>немыслим<text:span text:style-name="T263">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64">мне </text:span>бэтпони, <text:span text:style-name="T264">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64">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64">Е</text:span>ё Высочество, принцесса Луна. Без пропуска или личной записки от <text:span text:style-name="T264">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64">Е</text:span>го Высочество? Брось, я ведь знаю, что ты знаешь. А ты знаешь, что я знаю, что ты знаешь. Кончай эту комедию.</text:p>
      <text:p text:style-name="P9">- <text:span text:style-name="T26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64">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64">за упоминание Селестии твои </text:span>могут закидать <text:span text:style-name="T264">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64">её мне </text:span>к горлу. «Ещё раз тронешь — прирежу. Всё ваше племя проклято и проклятой ночной ведьме служит» - говорит. Вот прямо так прижал кинжал <text:span text:style-name="T264">мне </text:span>к глотке и прошипел <text:span text:style-name="T264">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6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65">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65">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6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65">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65">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65">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65">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6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66">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66">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66">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66">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66">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66">всегда</text:span> была или в официальном серо-голубом жакете для приёмов, либо же в своих привычных <text:span text:style-name="T266">механистических</text:span> доспехах - Хмурая Метёлка не любительница нарядов, <text:span text:style-name="T266">это </text:span>факт. Но сейчас на ней <text:span text:style-name="T26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66">ую</text:span> пограничн<text:span text:style-name="T266">ую</text:span> <text:span text:style-name="T266">стычку</text:span>? Или он<text:span text:style-name="T266">а</text:span> не так<text:span text:style-name="T266">ая</text:span> мелк<text:span text:style-name="T266">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66">с</text:span> паланкин<text:span text:style-name="T266">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67">яя</text:span> Брогама в мошенничестве.</text:p>
      <text:p text:style-name="P9"/>
      <text:p text:style-name="P14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45">недовольство.</text:p>
      <text:p text:style-name="P145"/>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6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67">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67">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67">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26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68">меня </text:span>за собой. Мы уединяемся за угловым столиком на террасе.</text:p>
      <text:p text:style-name="P9"/>
      <text:p text:style-name="P9">- <text:span text:style-name="T268">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68">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46">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46">Ну ладно, у принцесс свои причуды.</text:p>
      <text:p text:style-name="P9"/>
      <text:p text:style-name="P9"><text:soft-page-break/><text:span text:style-name="T268">У</text:span> сцен<text:span text:style-name="T268">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46">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68">к</text:span>ой с лилиями на крупе.</text:p>
      <text:p text:style-name="P146">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46"/>
      <text:p text:style-name="P9">- У неё не будет <text:span text:style-name="T268">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268">Не умею.</text:span> Сел, правда, как-то раз вытащила меня на бал, но там был медленный менуэт, и я две недели до него разучивал па. <text:span text:style-name="T268">А п</text:span>од эту музыку я танцевать <text:span text:style-name="T268">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69">уверен</text:span>, что ей это понравится…</text:p>
      <text:p text:style-name="P147">- Поверь, она будет только рада! Мы не собираемся подвигать её с <text:span text:style-name="T26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48">С глубоким вздохом она опускается на меня до упора. Я чувствую себя в ней. Наверное, это неправильно, но у меня нет сил сопротивляться.</text:p>
      <text:p text:style-name="P148">Луна начинает двигаться. Её неловкие движения не приводят к успеху — я выскальзываю из неё.</text:p>
      <text:p text:style-name="P148"/>
      <text:p text:style-name="P9">- Не так, - мягко возражаю я ей. - Так я практически не достаю до тебя. Из-за некоторых особенностей <text:span text:style-name="T269">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69">Мой низ прижимается к её животу, мои локти упираются ей в грудь.</text:span> Глаза <text:span text:style-name="T269">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70">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70">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270">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70">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71">Нас</text:span>, - еле слышу я её шёпот. - Ткань воспоминаний легко порвать. <text:span text:style-name="T271">Мы</text:span> уже почти не помн<text:span text:style-name="T271">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270">имает</text:span>с<text:span text:style-name="T27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70">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71">Мы</text:span> - первым, родившимся во время войны. <text:span text:style-name="T271">Мы</text:span> никогда не знал<text:span text:style-name="T271">и</text:span> мирного времени. Только на новой родине, в Эквестрии, <text:span text:style-name="T271">Мы</text:span> узнал<text:span text:style-name="T271">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7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71">Наша</text:span> юность. Казармы кадетского корпуса преторианской гвардии, тренировочный плац и сержанты учебки заменили <text:span text:style-name="T27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25">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72">Хотя д</text:span></text:span><text:span text:style-name="Default_20_Paragraph_20_Font"><text:span text:style-name="T4">ля набора высоты нам </text:span></text:span><text:span text:style-name="Default_20_Paragraph_20_Font"><text:span text:style-name="T272">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72">даже без них</text:span></text:span><text:span text:style-name="Default_20_Paragraph_20_Font"><text:span text:style-name="T4">. </text:span></text:span><text:span text:style-name="Default_20_Paragraph_20_Font"><text:span text:style-name="T272">А д</text:span></text:span><text:span text:style-name="Default_20_Paragraph_20_Font"><text:span text:style-name="T4">ля планирования нам не нужно ничего. </text:span></text:span><text:span text:style-name="Default_20_Paragraph_20_Font"><text:span text:style-name="T272">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25">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71">строю</text:span> обороняющихся заметишь худую тёмно-синюю курсантку в латах на два размера больше, чем надо, - фыркает Луна. - Вон, <text:span text:style-name="T271">она </text:span>как раз обронила гасту. Нам <text:span text:style-name="T271">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7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25">десят</text:span></text:span><text:span text:style-name="Default_20_Paragraph_20_Font"><text:span text:style-name="T273">ок</text:span></text:span><text:span text:style-name="Default_20_Paragraph_20_Font"><text:span text:style-name="T125">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25">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74">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74">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25">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74">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25">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74">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25">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75">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75">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76">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49">Луна не слушает меня. Её крылья <text:span text:style-name="T27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49"/>
      <text:p text:style-name="P150">Луна поворачивает ко мне голову и я вижу узкие зрачки в её глазах.</text:p>
      <text:p text:style-name="P149"/>
      <text:p text:style-name="P149"><text:span text:style-name="T277">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78">Пинг</text:span>… <text:span text:style-name="T278">Пинг</text:span>… <text:span text:style-name="T278">Пинг</text:span>…</text:p>
      <text:p text:style-name="P9"/>
      <text:p text:style-name="P151">«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278">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7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78">иоего</text:span> рта вырывается пар — ужасный холод царит в <text:span text:style-name="T278">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7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78">сумраке</text:span> деревянной двери на массивных ржавых <text:span text:style-name="T278">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78">тут </text:span><text:s/>откусывать.</text:p>
      <text:p text:style-name="P9"/>
      <text:p text:style-name="P9">Поняха <text:span text:style-name="T279">закидывает кусачки за спину</text:span><text:span text:style-name="T278">,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78">в ледяных рабов</text:span>. <text:span text:style-name="T280">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281">них</text:span> недел<text:span text:style-name="T281">ь</text:span>. Я кратенько введу вас в курс дела, пока будем продвигаться по вентиляции.</text:p>
      <text:p text:style-name="P9">- <text:span text:style-name="T281">Сколько же я</text:span> спал?!!</text:p>
      <text:p text:style-name="P9">- Тише! - Карвед Лайн бросает на меня осуждающий взляд. - Вы проспали <text:span text:style-name="T28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82">ещё </text:span>до вторжения. Сама принцесса ночи исчезла через сутки <text:span text:style-name="T282">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82">хтонических</text:span> созданий — виндиго. Каждый из них по магической силе равен <text:span text:style-name="T283">всем магам</text:span> Понхэнджа. Они умеют летать, они превращают пони в холодняков <text:span text:style-name="T282">за считанные секунды</text:span>, они принесли холод <text:span text:style-name="T280">и ночь </text:span>в Эквестрию. <text:span text:style-name="T280">Да, в Экевестрии уже две недели длится ночь — и мы не знаем, как долго ещё она продлится. И с</text:span>ейчас, как вы заметили, холодно <text:span text:style-name="T282">по-</text:span>зим<text:span text:style-name="T282">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52">- Ваша дражайшая супруга объявила розыск <text:span text:style-name="T282">в конце перв</text:span><text:span text:style-name="T281">ого</text:span><text:span text:style-name="T282"> </text:span><text:span text:style-name="T281">дня</text:span><text:span text:style-name="T282"> вашего исчезновения</text:span>, но не решалась вторгнуться на ночную половину замка — это вызвало бы грандиозный дипломатический скандал <text:span text:style-name="T282">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52">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82">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8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81">две </text:span>недел<text:span text:style-name="T281">и</text:span> наход<text:span text:style-name="T28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82">д</text:span>иархии и примкнула к Найтмэр Мун практически в полном составе.</text:p>
      <text:p text:style-name="P9"/>
      <text:p text:style-name="P153"><text:soft-page-break/>Библиотекарь спокойным тоном ра<text:span text:style-name="T284">с</text:span>сказывает, как за <text:span text:style-name="T284">пару </text:span>недел<text:span text:style-name="T284">ь</text:span> обрушился мир, который мы с Сел выстраивали полтысячи лет. <text:span text:style-name="T282">Могущественное государство, которое мы основали и </text:span><text:span text:style-name="T284">развивали</text:span><text:span text:style-name="T282"> сотни лет, вылетело в трубу: </text:span><text:span text:style-name="T284">д</text:span><text:span text:style-name="T282">ворцовые фракции самозабвенно сражаются друг с другом, не обращая внимание на поглощающую их страну внешнюю силу. </text:span><text:span text:style-name="T281">Соседние государства с удовольствием откусывают ставшие бесхозными провинции. </text:span><text:span text:style-name="T284">Пони стремительно забывают о достижениях цивилизации, возвращаюсь на первобытный уровень кочевых племён</text:span><text:span text:style-name="T282">.</text:span></text:p>
      <text:p text:style-name="P153">Я слушаю его, и внутри у меня всё леденеет, как будто я остался там, в <text:span text:style-name="T282">промёрзшей насквозь </text:span>родине принцесс.</text:p>
      <text:p text:style-name="P9"/>
      <text:p text:style-name="P152">- Полицейская центурия была обращена в холодняков первыми. Тандерстрайку чудом удалось спастись, хотя злые языки говорят, <text:span text:style-name="T282">что </text:span>он <text:span text:style-name="T282">спасся только потому, что </text:span>вместо дежурства сидел в баре. Затем была обращена <text:span text:style-name="T28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82">лишь </text:span>у самых покоев <text:span text:style-name="T282">принцессы </text:span>Селестии, когда <text:span text:style-name="T282">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81">всего </text:span><text:span text:style-name="T283">полдюжины</text:span><text:span text:style-name="T28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84">почти</text:span> и не надо никого обращать — партия Ночи и так выполняет любой приказ узурпаторши. <text:span text:style-name="T280">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84">дюжину дней</text:span> армия узурпаторши завоевала более трёх четвертей Эквестрии. <text:span text:style-name="T284">Впрочем, б</text:span>ольшинство <text:span text:style-name="T28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84">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4">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79">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5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55"><text:soft-page-break/>Тщетно.</text:p>
      <text:p text:style-name="P15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55"/>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5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55">Копыто освобождает мой рот.</text:p>
      <text:p text:style-name="P9"/>
      <text:p text:style-name="P9">Я вдыхаю так <text:span text:style-name="T27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79">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7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80">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55">Я понимаю, о чём он говорит. Над опушкой, привязанный гайдропами к пням, колышется небольшой дирижабль. <text:span text:style-name="T280">Мягкий</text:span> свет полной луны серебрит лоснящиеся бока воздушного корабля, придавая ему сходство с небесным кашалотом. <text:span text:style-name="T285">Дирижабль закреплён довольно низко от земли — баллон воздушного корабля </text:span><text:span text:style-name="T286">не превышает верхушек сосен</text:span>. Гондола, в которой я угадываю маленькую шлюпку, покачивается в тридцати футах над головой.</text:p>
      <text:p text:style-name="P155">«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79">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85">ое</text:span> <text:span text:style-name="T285">дно</text:span>, <text:span text:style-name="T279">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285">уходят</text:span> вниз — мы медленно набираем высоту.</text:p>
      <text:p text:style-name="P9"/>
      <text:p text:style-name="P156">- Нам повезло, что с ними не было их хозяев. Виндиго умеют летать, - бормочет розовая пони, смотря вниз. - <text:s/><text:span text:style-name="T285">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56">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8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85">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85">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86">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87">двое </text:span>сут<text:span text:style-name="T287">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287">Пять</text:span> дн<text:span text:style-name="T28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80">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86">своих</text:span> глаз.</text:p>
      <text:p text:style-name="P9"/>
      <text:p text:style-name="P157">Внутрь меня сопровождают четыре гвардейца с занесенными <text:span text:style-name="T286">надо мной </text:span>алебардами.</text:p>
      <text:p text:style-name="P157"/>
      <text:p text:style-name="P157">Селестия сидит спиной ко мне, просматривая развёрнут<text:span text:style-name="T286">ый</text:span> на полу <text:span text:style-name="T286">свиток</text:span>. Так же, не глядя, она жестом отсылает стражников прочь.</text:p>
      <text:p text:style-name="P157"/>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86">синими</text:span> и <text:span text:style-name="T286">золотыми</text:span> фишками, расставленными в десятках позиций. В основном, карта уставлена <text:span text:style-name="T286">синими</text:span> фишками, <text:span text:style-name="T286">золотых</text:span> совсем мало.</text:p>
      <text:p text:style-name="P9"/>
      <text:p text:style-name="P9">- Ну привет, что ли, жёнушка? Давно не виделись. Говорят, <text:span text:style-name="T286">почти</text:span> <text:span text:style-name="T286">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57"><text:span text:style-name="T286">Проклятье</text:span>! Она <text:span text:style-name="T286">знает</text:span>… </text:p>
      <text:p text:style-name="P157"><text:soft-page-break/>Про нас с Понкой <text:span text:style-name="T286">она узнать </text:span>точно не могла — мы только что прибыли. </text:p>
      <text:p text:style-name="P157">Значит, <text:span text:style-name="T286">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58">- Сел, я тебя прошу, давай без истерик, - примирительно поднимаю открытые ладони на уровень груди. - <text:span text:style-name="T28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83">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83">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83">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88">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59">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88">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59">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88">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8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88">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88">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5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59"><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88">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89">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89">только </text:span>ими <text:span text:style-name="T289">и</text:span> ордой пони-зомби в <text:span text:style-name="T289">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89">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89">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289">Р</text:span>озовогрив<text:span text:style-name="T289">ая</text:span> симпатичн<text:span text:style-name="T289">ая</text:span> понях<text:span text:style-name="T289">а</text:span> как-то не вяжется с <text:span text:style-name="T289">образом </text:span>хладнокровн<text:span text:style-name="T289">ого</text:span> убийц<text:span text:style-name="T289">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89">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89">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90">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90">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90">ваю</text:span> багор и осторожно перехватываю пальцами чуть пониже, чтобы было удобно замахиваться.</text:p>
      <text:p text:style-name="P160"><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90">фейерверочная </text:span>пушка <text:span text:style-name="T290">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290">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90">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90">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90">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90">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91">н</text:span>ого флагманского дирижабля Найтмэр Мун, это и его натуральная реализация! То есть, это реальный айсберг <text:span text:style-name="T291">под</text:span> громадн<text:span text:style-name="T291">ы</text:span>м воздушн<text:span text:style-name="T291">ы</text:span>м шар<text:span text:style-name="T291">ом</text:span>, испещрённый прорезанными во льду коридорами и помещениями. Холодняки снуют по этим штольням как биороботы, а шестёрка управляющих им<text:span text:style-name="T291">и</text:span> виндиго вводит в дрожь <text:span text:style-name="T291">одним видом</text:span>.</text:p>
      <text:p text:style-name="P9"/>
      <text:p text:style-name="P161">Впрочем, дрожь вызывает и другой фактор: тут холодно.</text:p>
      <text:p text:style-name="P16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6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91">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91">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91">и бэт-пони</text:span>. <text:span text:style-name="T291">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92">ь</text:span> какую-то <text:span text:style-name="T292">густую </text:span>жидкость. Судя по цвету и консистенции — содержимое выгребной ямы. Холодняки не обращают на это внимани<text:span text:style-name="T292">е</text:span>, методично разрушая ворота копытами. Столпившиеся поодаль сторонники партии Ночи одобрительно наблюдают за <text:span text:style-name="T292">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92">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92">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93">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62">Дверь камеры растворяется и к нам входит улыбающаяся до ушей Найтмер Мун в сопровождении виндиго.</text:p>
      <text:p text:style-name="P162"/>
      <text:p text:style-name="P162">-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93">Мы не </text:span><text:soft-page-break/><text:span text:style-name="T293">успели развлечься как следует!</text:span> <text:span text:style-name="T293">Теперь и</text:span>дём с Нами, Хуман. Мы хотим, чтобы ты видел, как погаснет последняя искра сопротивления на пути воцарения <text:span text:style-name="T293">абсолютной</text:span> Зимы и вечной Ночи!</text:p>
      <text:p text:style-name="P9"/>
      <text:p text:style-name="P162">В окружении шест<text:span text:style-name="T293">ёрки</text:span> виндиго мы с Понкой идём вслед за Найтмэр на палубу «Айсберга», где припаркована парящая колесница.</text:p>
      <text:p text:style-name="P16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93">иго</text:span> впр<text:span text:style-name="T293">я</text:span>гаются в неё.</text:p>
      <text:p text:style-name="P162"/>
      <text:p text:style-name="P162">Через пару минут мы приближаемся к поверженной «Гордости Эквестрии», где последние защитники ведут бой с наседающим врагом.</text:p>
      <text:p text:style-name="P162">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93">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94">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293">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95">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63">Эти слова чёрная аликорница произносит почти нежно, с нотками печали.</text:p>
      <text:p text:style-name="P163"/>
      <text:p text:style-name="P163">Я не успеваю уследить, как <text:s/>Найтмэр молниеносно, без подготовки, прыгает на Селестию, разворачиваясь в воздухе.</text:p>
      <text:p text:style-name="P16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63"/>
      <text:p text:style-name="P16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95">ы</text:span>гает следом и, не давая опомниться, со всего размаха опускается всеми четырьмя копытами на спину пытающей подняться <text:span text:style-name="T295">белой </text:span>аликорницы.</text:p>
      <text:p text:style-name="P163"/>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6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63">Управляющий жезл возвращается на место.</text:p>
      <text:p text:style-name="P163"/>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295">А-А-А-А-А-А-А-А-А-А-А-А-А-</text:span>Н!!!</text:p>
      <text:p text:style-name="P9"/>
      <text:p text:style-name="P163">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63"/>
      <text:p text:style-name="P163">«ВСЕ ПЕЧЕНЬКИ БУДУТ НАШИ!». </text:p>
      <text:p text:style-name="P163"/>
      <text:p text:style-name="P16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95">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95">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95">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63"><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63">«Мы бы телепортировались прямо в замок, но защитное поле Элементов подавляет телепортацию <text:span text:style-name="T28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63"/>
      <text:p text:style-name="P163">И вот уже третий день мы гонимся на колеснице, запряженной в шестёрку виндиго.</text:p>
      <text:p text:style-name="P163"/>
      <text:p text:style-name="P163">Сначала это была еле видная в <text:span text:style-name="T29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63"/>
      <text:p text:style-name="P163">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95">просто </text:span>нет времени его снять.</text:p>
      <text:p text:style-name="P163"/>
      <text:p text:style-name="P9">За три дня мы пролетаем весь путь, который у нас с Понкой на «Хитрожопке» занял <text:span text:style-name="T287">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87">тебе </text:span>позволить... ИК!…</text:p>
      <text:p text:style-name="P9"/>
      <text:p text:style-name="P16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4">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87">о </text:span>друга лбами марионеток.</text:p>
      <text:p text:style-name="P164"/>
      <text:p text:style-name="P165">- Давай, Сел, - бормочу я, яростно терзая зубами узел <text:span text:style-name="T296">на запястьях</text:span>. - Поднажми.</text:p>
      <text:p text:style-name="P9"/>
      <text:p text:style-name="P9">Как будто услы<text:span text:style-name="T28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87">о пол</text:span>, что я подпрыгиваю на скамье и валюсь на <text:span text:style-name="T287">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94">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66">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94">лунные блики иг</text:span>ра<text:span text:style-name="T294">ю</text:span>т на ледяных нитях как живые. <text:span text:style-name="T29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66"/>
      <text:p text:style-name="P166">Двумя частями.</text:p>
      <text:p text:style-name="P166"/>
      <text:p text:style-name="P166">Некоторое время фрагменты — сама аликорница и её левое крыло — движутся по инерции рядом, но вскоре их траектории расходятся.</text:p>
      <text:p text:style-name="P166"/>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97">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67"><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67"><text:span text:style-name="Default_20_Paragraph_20_Font"><text:span text:style-name="T298"/></text:span></text:p>
      <text:p text:style-name="P167"><text:span text:style-name="Default_20_Paragraph_20_Font"><text:span text:style-name="T298">Зрение на несколько секунд отключается из-за яркого дневного света, внезапно сменившего мягкий свет звёзд.</text:span></text:span></text:p>
      <text:p text:style-name="P167"><text:span text:style-name="Default_20_Paragraph_20_Font"><text:span text:style-name="T298"/></text:span></text:p>
      <text:p text:style-name="P167"><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66">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97">кровавая </text:span>борозда. В её конце в изорван<text:span text:style-name="T297">н</text:span>ом дымящемся поварском халате лежит белая аликорница.</text:p>
      <text:p text:style-name="P166">Я окаменевшим истуканом сижу на полу, уставившись прямо вперёд. В голове непрерывно крутится фраза </text:p>
      <text:p text:style-name="P166"/>
      <text:p text:style-name="P166">«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97">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297">хмурым</text:span> утр<text:span text:style-name="T29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97">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9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97">хлещет</text:span> по её рогу, заливая глаза и нос. Найтмэр слизывает эту кровь и снова хохочет.</text:p>
      <text:p text:style-name="P9"/>
      <text:p text:style-name="P166">Я вижу это как в замедленной с<text:span text:style-name="T297">ъ</text:span>ёмке, поднимая камень над головой и бросаясь к борющейся паре.</text:p>
      <text:p text:style-name="P166"><text:soft-page-break/></text:p>
      <text:p text:style-name="P166">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66"/>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97">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99">магии </text:span>осторожно ставит её на ноги <text:span text:style-name="T299">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99">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99">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299">мой Хуман</text:span>. Мне станет теплее. Тут... что-то <text:span text:style-name="T299">стало </text:span>слишком холодно.</text:p>
      <text:p text:style-name="P9"/>
      <text:p text:style-name="P168">Очертания аликорницы расплываются передо мной из-за слёз. Я быстро вытираю глаза ладонью и <text:span text:style-name="T299">крепко </text:span>обнимаю Селести<text:span text:style-name="T299">ю</text:span> обеими руками. Та коротко вздыхает и расслаблено <text:span text:style-name="T299">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99">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69"><text:span text:style-name="Default_20_Paragraph_20_Font"><text:span text:style-name="T4">- Очень знакомая магия... Похоже на моё собственное проклят</text:span></text:span><text:span text:style-name="Default_20_Paragraph_20_Font"><text:span text:style-name="T300">ь</text:span></text:span><text:span text:style-name="Default_20_Paragraph_20_Font"><text:span text:style-name="T4">е «Каменный лёд», только усилен</text:span></text:span><text:span text:style-name="Default_20_Paragraph_20_Font"><text:span text:style-name="T300">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25">Дискордом </text:span></text:span><text:span text:style-name="Default_20_Paragraph_20_Font"><text:span text:style-name="T301">сотни лет назад</text:span></text:span><text:span text:style-name="Default_20_Paragraph_20_Font"><text:span text:style-name="T4">... Откуда у тебя этот медальон?</text:span></text:span></text:p>
      <text:p text:style-name="P169"><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68">…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68">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68"/>
      <text:p text:style-name="P168"><text:soft-page-break/>Звон усиливается. Воздух в пяти шагах от меня дрожит, в неясном мареве проявляется нечто определённое. Мигая <text:span text:style-name="T299">зелёным</text:span><text:span text:style-name="T302">и пятнами</text:span>, передо мной висит чёрный экран. Зелёные <text:span text:style-name="T302">блики и </text:span>линии на нём складываются в знакомое изображение.</text:p>
      <text:p text:style-name="P9"/>
      <text:p text:style-name="P9">С экрана на меня смотрит Селестия.</text:p>
      <text:p text:style-name="P170">Её измождённое лицо <text:span text:style-name="T302">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02">статических </text:span>разрядов и хрипение <text:span text:style-name="T302">помех</text:span>.</text:p>
      <text:p text:style-name="P10"><text:span text:style-name="Default_20_Paragraph_20_Font"><text:span text:style-name="T4"/></text:span></text:p>
      <text:p text:style-name="P171"><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03">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03">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04">M</text:span></text:span><text:span text:style-name="Default_20_Paragraph_20_Font"><text:span text:style-name="T305">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06">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04">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04">2</text:span></text:span><text:span text:style-name="Default_20_Paragraph_20_Font"><text:span text:style-name="T4">» и рулить подводной лодкой в холодных водах </text:span></text:span><text:span text:style-name="Default_20_Paragraph_20_Font"><text:span text:style-name="T304">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72"><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04">сознании</text:span></text:span><text:span text:style-name="Default_20_Paragraph_20_Font"><text:span text:style-name="T4"> всё время вертятся обрывки фраз: </text:span></text:span></text:p>
      <text:p text:style-name="P172"><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73">Я вообще ничего не вижу.</text:p>
      <text:p text:style-name="P173">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307">п</text:span></text:span><text:span text:style-name="Default_20_Paragraph_20_Font"><text:span text:style-name="T308">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09">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09">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4">Пожав плечами, нашариваю на стене выключатель и щёлкаю кнопкой. Электричества нет, но разве это важно?</text:p>
      <text:p text:style-name="P174">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09">в</text:span>но. <text:span text:style-name="T120">Полтысячи лет прошло.</text:span></text:p>
      <text:p text:style-name="P9"/>
      <text:p text:style-name="P9">- <text:span text:style-name="T120">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4">-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75"><text:soft-page-break/>На ощупь — крылатый единорог. Или рогатый пегас. Фигурка быстро нагревается и начинает жечь ладонь. Я сжимаю её в руке. <text:span text:style-name="T310">Ощущение</text:span> бол<text:span text:style-name="T310">и пробуждает вспоминание о даре, предложенном Анитой во <text:s/>время нашей последней встречи</text:span>.</text:p>
      <text:p text:style-name="P175"/>
      <text:p text:style-name="P176"><text:span text:style-name="T151">...Но если тебе понадобится помощь — просто с</text:span>кажи «Семь вечностей» <text:span text:style-name="T151">возле наших оболочек </text:span>и после этого давай команды. Вроде «<text:span text:style-name="T150">оператор четыре, </text:span>слома<text:span text:style-name="T150">й</text:span> эту стену» или «<text:span text:style-name="T150">оператор двенадцать, </text:span>раскида<text:span text:style-name="T150">й</text:span> эту преграду». Ты будешь удивлён, ручаюсь!..</text:p>
      <text:p text:style-name="P177"/>
      <text:p text:style-name="P178">Ну что же. Кажется, умирать ещё рановато. Пора сделать этот мир чуточку лучше.</text:p>
      <text:p text:style-name="P178">Намерение меняет реальность. </text:p>
      <text:p text:style-name="P9"/>
      <text:p text:style-name="P9">- <text:span text:style-name="T310">Терминатор, ты меня хорошо слышишь?</text:span></text:p>
      <text:p text:style-name="P9">- <text:span text:style-name="T310">Да, Дедлайн.</text:span></text:p>
      <text:p text:style-name="P9">- <text:span text:style-name="T311">Вставай, Терминатор. Пришла пора для </text:span><text:span text:style-name="T310">Сем</text:span><text:span text:style-name="T311">и</text:span><text:span text:style-name="T310"> Вечностей.</text:span></text:p>
      <text:p text:style-name="P9"/>
      <text:p text:style-name="P179">Несколько мгновений ничего не происходит. Потом я слышу скрип кроватных пружин и быстрые шаги.</text:p>
      <text:p text:style-name="P179"/>
      <text:p text:style-name="P179">- Оператор Один, я слушаю.</text:p>
      <text:p text:style-name="P179"/>
      <text:p text:style-name="P179">Голос Терминатора помолодел, <text:span text:style-name="T312">в нём появились металлические нотки.</text:span></text:p>
      <text:p text:style-name="P179"/>
      <text:p text:style-name="P179">- Приведи сюда остальных, Оператор Тридцать четыре. <text:span text:style-name="T311">Вытащи их из подвала</text:span>. <text:span text:style-name="T311">Но не трогай персонал Чертогов. Насилие нам ни к чему.</text:span></text:p>
      <text:p text:style-name="P179">- <text:span text:style-name="T312">Да, </text:span><text:span text:style-name="T313">Первый</text:span>. <text:span text:style-name="T313">Иду.</text:span></text:p>
      <text:p text:style-name="P179"/>
      <text:p text:style-name="P180">Слышу удаляющиеся шаги. Теперь я вспоминаю также и дар Хэвэн.</text:p>
      <text:p text:style-name="P180"/>
      <text:p text:style-name="P181"><text:span text:style-name="T312">…Я </text:span><text:span text:style-name="T15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5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82"><text:span text:style-name="T312">Д</text:span>ля активации возможностей тебе не нужн<text:span text:style-name="T153">о произносить</text:span> кодов<text:span text:style-name="T153">ую</text:span> фраз<text:span text:style-name="T15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2"/>
      <text:p text:style-name="P180">Раз пошла такая пьянка, режь последний огурец! Большей уверенности в моей правоте ещё следует поискать. <text:span text:style-name="T314">Намерение и уверенность — всё, что </text:span><text:span text:style-name="T315">ещё </text:span><text:span text:style-name="T314">держит меня в этом мире.</text:span></text:p>
      <text:p text:style-name="P180"><text:soft-page-break/></text:p>
      <text:p text:style-name="P180">Я сосредотачиваюсь. <text:span text:style-name="T311">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0"/>
      <text:p text:style-name="P180">Сначала я чувствую, как восстанавливается кожа на руках. Потом ко мне <text:span text:style-name="T315">одним мигом </text:span>возвращается зрение.</text:p>
      <text:p text:style-name="P180"/>
      <text:p text:style-name="P180">…</text:p>
      <text:p text:style-name="P180"/>
      <text:p text:style-name="P180">Фу, я лежу на <text:span text:style-name="T316">залитой </text:span><text:span text:style-name="T311">бурой </text:span><text:span text:style-name="T316">кровью </text:span>койке, <text:span text:style-name="T316">устланной</text:span> <text:span text:style-name="T314">выпавшими волосами и </text:span>отвалившимися струпьями! <text:span text:style-name="T317">Какая гадость!</text:span></text:p>
      <text:p text:style-name="P180"/>
      <text:p text:style-name="P183"><text:span text:style-name="T313">Резко в</text:span>скинувшись с постели, я оказываюсь на потолке, вцепившись пальцами рук в <text:span text:style-name="T316">потолочный датчик пожарной сигнализации </text:span><text:span text:style-name="T311">и кронштейн для лампы</text:span><text:span text:style-name="T316">, а пальцами ног упёршись в стену.</text:span></text:p>
      <text:p text:style-name="P184"/>
      <text:p text:style-name="P184">Ни-хре-на-себе!</text:p>
      <text:p text:style-name="P184"/>
      <text:p text:style-name="P185">Мышцы без труда удерживают меня в этой неестественной позе. <text:span text:style-name="T316">Мир играет передо мной новыми красками, я </text:span><text:span text:style-name="T318">отчётливо вижу каждую пылинку в палате </text:span><text:span text:style-name="T319">и могу вычислить траекторию её движения на ближайшие пять секунд,</text:span><text:span text:style-name="T318"> </text:span><text:span text:style-name="T319">я</text:span><text:span text:style-name="T318"> </text:span><text:span text:style-name="T320">чувствую тысячи новых запахов </text:span><text:span text:style-name="T319">и слышу тысячи новых звуков</text:span><text:span text:style-name="T318">. Я чётко различаю спектр солнечного света, отдельные лучи разных цветов, </text:span><text:span text:style-name="T313">некоторым из которых я даже не знаю названия,</text:span><text:span text:style-name="T318"> играют радугой перед моим восхищённым взором.</text:span></text:p>
      <text:p text:style-name="P186"/>
      <text:p text:style-name="P186"><text:span text:style-name="T321">И </text:span><text:span text:style-name="T311">я </text:span><text:span text:style-name="T321">з</text:span><text:span text:style-name="T318">амечаю голубовато-</text:span><text:span text:style-name="T313">серое</text:span><text:span text:style-name="T31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11">Это сияние разрушает живую плоть и даже моему сверхорганизму приходится прикладывать определённые усилия на преодоление </text:span><text:span text:style-name="T320">разрушающего эффекта этого сияния.</text:span></text:p>
      <text:p text:style-name="P183"/>
      <text:p text:style-name="P187">Я отцепляюсь от потолка и пружинисто приземляюсь на пол рядом с койкой. <text:span text:style-name="T320">И практически одновременно с</text:span><text:span text:style-name="T312">лышу грохот выбиваемой двери </text:span><text:span text:style-name="T320">бомбо</text:span><text:span text:style-name="T312">убежища. </text:span><text:span text:style-name="T321">Воздух наполняется приглушенными возгласами выходящих на свободу обитателей Чертогов Разума.</text:span></text:p>
      <text:p text:style-name="P180"/>
      <text:p text:style-name="P188">Надо побыстрее включить их механизмы защиты — радиация кругом нешуточная.</text:p>
      <text:p text:style-name="P188"/>
      <text:p text:style-name="P189">Я со смешком прыгаю <text:span text:style-name="T322">с места</text:span> прямо в зарешеченное окно. То, что не получилось когда-то у Терминатора, получится у меня — пусть он <text:span text:style-name="T313">теперь</text:span> завидует.</text:p>
      <text:p text:style-name="P188"/>
      <text:p text:style-name="P188"><text:soft-page-break/>При подлёте к решётке моментально раздвигаю <text:span text:style-name="T313">пальцами </text:span>железные прутья, как мягкую проволоку, практически не задержавшись в процессе.</text:p>
      <text:p text:style-name="P188"/>
      <text:p text:style-name="P188">Стекло представляет <text:span text:style-name="T313">собой </text:span>ещё более слабую преграду — <text:span text:style-name="T320">я</text:span> <text:span text:style-name="T320">давлю двумя</text:span> паль<text:span text:style-name="T313">цами </text:span><text:span text:style-name="T320">в центр стекла</text:span>, <text:span text:style-name="T320">прикрывая второй рукой глаза, </text:span>чтобы <text:span text:style-name="T320">не повредить </text:span>осколк<text:span text:style-name="T320">ами</text:span>. Впрочем, даже если бы порезали — не страшно, <text:span text:style-name="T320">я</text:span> <text:span text:style-name="T320">теперь </text:span>мо<text:span text:style-name="T320">гу их</text:span> вылечить за несколько секунд. <text:span text:style-name="T320">З</text:span>ащищаю <text:span text:style-name="T320">глаза</text:span> просто по привычке. <text:span text:style-name="T323">Весь мой организм представляет теперь </text:span><text:span text:style-name="T313">идеальный</text:span><text:span text:style-name="T323"> инструмент, подчиненный одной цели.</text:span></text:p>
      <text:p text:style-name="P188"/>
      <text:p text:style-name="P190">Большинство Учителей <text:span text:style-name="T313">безучастно смотрят</text:span> <text:span text:style-name="T313">на стоящего перед ними </text:span>Терминатор<text:span text:style-name="T313">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20">для приземлен</text:span><text:span text:style-name="T324">и</text:span><text:span text:style-name="T320">я </text:span>позу, и залечить порезы <text:span text:style-name="T320">на руках</text:span>.</text:p>
      <text:p text:style-name="P190"/>
      <text:p text:style-name="P191">- Где научился так прыгать, Дед? — Диоген оценивающе поднимает вверх большой палец. — Подскажи, я тоже хочу. Спускаться по лестницам — такая скука!</text:p>
      <text:p text:style-name="P191">- <text:span text:style-name="T325">Сейчас скажу. Только не тебе одному — всем. Все узнают, - я отряхиваюсь от осколков стекла и осматриваю своё будущее воинство.</text:span></text:p>
      <text:p text:style-name="P180">- <text:span text:style-name="T313">Все вышли? — спрашиваю Терминатора.</text:span></text:p>
      <text:p text:style-name="P180"/>
      <text:p text:style-name="P192">Тот отрицательно качает головой.</text:p>
      <text:p text:style-name="P192"/>
      <text:p text:style-name="P192">- Судья Дредд заперся в уборной. Я не хотел повредить его. Но ведь он нам и не нужен?</text:p>
      <text:p text:style-name="P192">- Не нужен, - утвердительно киваю я.</text:p>
      <text:p text:style-name="P192"/>
      <text:p text:style-name="P193">Я всматриваюсь в <text:span text:style-name="T326">тридцать четыре фигуры, стоящие передо мной. </text:span></text:p>
      <text:p text:style-name="P193"/>
      <text:p text:style-name="P193">- <text:span text:style-name="T320">Мне хотелось бы толкнуть возвышенную речь в такой момент, </text:span><text:span text:style-name="T327">мои друзья</text:span><text:span text:style-name="T320">. </text:span><text:span text:style-name="T327">Ведь будущего у нас, скорее всего, нет, и видимся мы в последний раз.</text:span><text:span text:style-name="T320"> Но радиация ждать не будет. Поэтому — просто вставайте под знамя Семи Вечностей. </text:span><text:span text:style-name="T328">Пришло время. </text:span><text:span text:style-name="T327">Никто кроме нас и всякая-тому-подобная пафосная хрень, которую я не умею говорить, а вы не будете слушать.</text:span></text:p>
      <text:p text:style-name="P193"/>
      <text:p text:style-name="P194">Я указываю рукой на запад, на скопление оплавленных небоскрёбов.</text:p>
      <text:p text:style-name="P194">- Как вы, может быть, помните, мы работали над проектом искусственного интеллекта, превратившего страну в одну большую <text:span text:style-name="T329">военно-экономическую машину</text:span>. <text:span text:style-name="T329">Уже неважно, были ли наши страхи </text:span><text:span text:style-name="T330">поражения</text:span><text:span text:style-name="T32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30">Весь мир в радиоактивных руинах.</text:span></text:p>
      <text:p text:style-name="P195">Но!</text:p>
      <text:p text:style-name="P195"><text:soft-page-break/></text:p>
      <text:p text:style-name="P195">Я многозначительно поднимаю палец. В унисон этому вдали обруш<text:span text:style-name="T331">ив</text:span>ается одна из покосившихся высоток бизнес-центра.</text:p>
      <text:p text:style-name="P193"/>
      <text:p text:style-name="P193">- <text:span text:style-name="T329">Но остались двадцать шесть узлов </text:span><text:span text:style-name="T330">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93"/>
      <text:p text:style-name="P196">Я замолкаю ненадолго, пытаясь прочесть эмоции на лицах Учителей. Проще прочесть эмоции каменных истуканов острова Пасхи.</text:p>
      <text:p text:style-name="P196"/>
      <text:p text:style-name="P196">- Потому что не произойдёт. Хэвэн не возродится. Мы не допусти<text:span text:style-name="T332">м</text:span> это. <text:span text:style-name="T324">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33">Скорее всего, также будет сопротивление самой Хэвэн — она наверняка что-то придумает. </text:span><text:span text:style-name="T324">Но ваши текущие возможности вполне позволят вам пройти </text:span><text:span text:style-name="T333">все преграды</text:span><text:span text:style-name="T324">.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33">Удачи. </text:span><text:span text:style-name="T324">У меня всё.</text:span></text:p>
      <text:p text:style-name="P193"/>
      <text:p text:style-name="P197">Я отворачиваюсь от неровного строя. Не хочется смотреть в лицо тем, кому даёшь безнадёжную задачу. </text:p>
      <text:p text:style-name="P197"/>
      <text:p text:style-name="P197">- Оператор <text:span text:style-name="T333">О</text:span>дин?</text:p>
      <text:p text:style-name="P197">- <text:span text:style-name="T333">Да? — я поворачиваюсь.</text:span></text:p>
      <text:p text:style-name="P197"/>
      <text:p text:style-name="P198">Площадка перед входом в бомбоубежище пуста — только Терминатор стоит на старом месте.</text:p>
      <text:p text:style-name="P198"/>
      <text:p text:style-name="P199">- <text:span text:style-name="T319">А боевой кластер </text:span><text:span text:style-name="T334">бледных</text:span><text:span text:style-name="T319"> — его не нужно уничтожить?</text:span><text:span text:style-name="T335"> </text:span><text:span text:style-name="T336">P</text:span><text:span text:style-name="T337">HOENIX</text:span><text:span text:style-name="T335"> </text:span><text:span text:style-name="T319">не возродится?</text:span></text:p>
      <text:p text:style-name="P199">- <text:span text:style-name="T334">Хороший вопрос</text:span><text:span text:style-name="T319">, - отвечаю я. — </text:span><text:span text:style-name="T334">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99">- Ты не пойдёшь с нами?</text:p>
      <text:p text:style-name="P198">Я отрицательно мотаю головой.</text:p>
      <text:p text:style-name="P198">- Нет. У меня есть сво<text:span text:style-name="T338">я</text:span> зада<text:span text:style-name="T338">ча</text:span>.</text:p>
      <text:p text:style-name="P198"/>
      <text:p text:style-name="P200">Я закрываю глаза. Даже сквозь закрытые веки вижу <text:span text:style-name="T334">постепенно </text:span>испепеляющее мир голубовато-серое сияние. <text:span text:style-name="T319">Я сильнее сжимаю фигурку Селестии в кулаке и сияние распадается на радужный спектр лучей, </text:span><text:span text:style-name="T334">пронизывающих всё живое и разрушающее его.</text:span></text:p>
      <text:p text:style-name="P200"><text:soft-page-break/></text:p>
      <text:p text:style-name="P201"><text:span text:style-name="T334">Я сжимаю колючую фигурку ещё крепче, </text:span><text:span text:style-name="T339">её рог впивается мне в ладонь, я чувствую кровь, стекающую по пальцам.</text:span><text:span text:style-name="T334"> </text:span><text:span text:style-name="T33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40">некий третий глаз</text:span><text:span text:style-name="T339">, я </text:span><text:span text:style-name="T340">теперь </text:span><text:span text:style-name="T339">вижу суть вещей и явлений, суть мироздания и времени.</text:span></text:p>
      <text:p text:style-name="P201"/>
      <text:p text:style-name="P202">Это очень забавно. Мир не сделан печальным, печальным делаем его мы. И в наших же силах всё вернуть.</text:p>
      <text:p text:style-name="P202">Намерение меняет реальность.</text:p>
      <text:p text:style-name="P202">Теперь я понимаю смысл фразы. Всё так просто! <text:span text:style-name="T34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40">д</text:span><text:span text:style-name="T341">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02"/>
      <text:p text:style-name="P203">Поле, по всем признакам не отличимое от магии.</text:p>
      <text:p text:style-name="P201"/>
      <text:p text:style-name="P203">Осталась самая малость — изменить несколько первых триллионов фотонов, чтобы цепная реакция довершила трансформацию по всей планете.</text:p>
      <text:p text:style-name="P203"/>
      <text:p text:style-name="P203">Я сжимаю кулак ещё крепче. Моё тело горит, я чувствую, как огромный поток энегрии <text:span text:style-name="T342">выходит</text:span> через него. Рог фигурки выходит с другой стороны ладони.</text:p>
      <text:p text:style-name="P203">И крохотная искорка слетает с этого рога и растворяется в пространстве. Искорка <text:span text:style-name="T342">настоящей</text:span> частички <text:span text:style-name="T342">Эквуса</text:span>, что разделяется на золотистое облачко и начинает цепную реакцию трансформации радиации в магию.</text:p>
      <text:p text:style-name="P204"/>
      <text:p text:style-name="P203">Я вижу, как бледное сияние <text:span text:style-name="T342">вокруг</text:span> заменяется <text:span text:style-name="T342">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42">деревья</text:span> сквозь тебя. Она забирает тебя? Скажи, она уцелела? Хэвэн забирает тебя?</text:p>
      <text:p text:style-name="P9"/>
      <text:p text:style-name="P205">Я сухо смеюсь в ответ. <text:span text:style-name="T342">Мой сверхмозг тут же выдаёт мне ответ.</text:span></text:p>
      <text:p text:style-name="P205">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206">Энергия в теле заканчивается внезапно, как будто перекрыли вентиль. Вместе с уходом энергии уходит и сознание.</text:p>
      <text:p text:style-name="P206"/>
      <text:p text:style-name="P2">~~~</text:p>
      <text:p text:style-name="P2"/>
      <text:p text:style-name="P9">…Я вновь <text:span text:style-name="T343">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44">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44">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44">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45">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44">водящий</text:span> мне одним копытом <text:span text:style-name="T344">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85">~~~5000 лет от основания Эквестрии~~~</text:p>
      <text:p text:style-name="P207"/>
      <text:p text:style-name="P208">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46">ается</text:span> кобыла-земнопони, задней ногой отодви<text:span text:style-name="T346">гая</text:span> полноватого жеребёнка от гипсового бюста какой-то древней знаменитости.</text:p>
      <text:p text:style-name="P9">- Хм, - экскурсовод <text:span text:style-name="T34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46">ет</text:span> от одного экспоната к другому. Экскурсовод увлечённо рассказыва<text:span text:style-name="T346">ет</text:span> о культуре античности, в то время как учительница со скучающим видом наблюда<text:span text:style-name="T346">ет</text:span> кувырки погодных пегасов в ближайшей тучке. После дюжины подобных экскурсий она мо<text:span text:style-name="T346">жет</text:span> на одном дыхании пересказать имена шести величайших военачальников Эквестрии периода диархии и назвать даты <text:span text:style-name="T347">девяти известнейших гонок «Небес Эквестрии»</text:span>. Всё <text:span text:style-name="T346">идёт</text:span> своим чередом, своей обыденной логикой.</text:p>
      <text:p text:style-name="P209"/>
      <text:p text:style-name="P16">…</text:p>
      <text:p text:style-name="P16">…</text:p>
      <text:p text:style-name="P16">…</text:p>
      <text:p text:style-name="P16"/>
      <text:p text:style-name="P9">- И финальная часть экспозиции эпохи диархии, - экскурсовод т<text:span text:style-name="T346">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46">ует,</text:span> голову с отбитым ухом венча<text:span text:style-name="T346">ет</text:span> обломок рога. И всё же даже в нынешнем жалком состоянии она вызыва<text:span text:style-name="T346">ет</text:span> восхищение неземной грацией и изяществом линий. Осколок неземной красоты как будто свети<text:span text:style-name="T346">тся</text:span> внутренним светом, источая магическое сияние на посетителей. В душе что-то замира<text:span text:style-name="T346">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47">й</text:span> в Вечнодиком лесу <text:span text:style-name="T34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4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4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46">с</text:span>… - смущённо от<text:span text:style-name="T34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48">ают</text:span><text:span text:style-name="T4">. Экскурсовод поправ</text:span><text:span text:style-name="T348">ляет</text:span><text:span text:style-name="T4"> очки и оки</text:span><text:span text:style-name="T348">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4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4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46">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346">смотрит</text:span> на жеребёнка поверх очков и слабо улыб<text:span text:style-name="T346">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46">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46">ает</text:span> на него учительница. - <text:span text:style-name="T346">Н</text:span>емедленно вернисть в группу!</text:p>
      <text:p text:style-name="P9">- О, не волнуйтесь, всё в порядке! - успок<text:span text:style-name="T346">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4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46">о</text:span> из предани<text:span text:style-name="T346">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46">ит</text:span> на жеребят и морщи<text:span text:style-name="T34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4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4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49">о</text:span> сна, как тебе мама в сказочке на ночь читала!</text:p>
      <text:p text:style-name="P16"/>
      <text:p text:style-name="P16">Жеребята хохочут, хлопая друг друга <text:span text:style-name="T349">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0">- Рэйнбоу? Где я? - бормочу я в прострации.</text:p>
      <text:p text:style-name="P210">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0"><text:soft-page-break/>- Здластвуй, Хуман. Ты усыбся? Тебе больно? - участливо спрашивает кобылка.</text:p>
      <text:p text:style-name="P210">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11">- Рэйнбоу Джет? - неверяще переспрашиваю я.</text:p>
      <text:p text:style-name="P210">Не может быть, полтысячи лет прошло с нашей последней встречи. Хотя Анакорн что-то говорил о временной путанице.</text:p>
      <text:p text:style-name="P211"/>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11"><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49">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49">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349">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50">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50">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50">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50">ющие</text:span>е тело Селестии.</text:p>
      <text:p text:style-name="P16"/>
      <text:p text:style-name="P212">- Н-нет, ч-что-ты, просто в прежнем виде ты мне нравилась больше. Я не любитель садо-мазо, - нервно хихикаю я.</text:p>
      <text:p text:style-name="P212"><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50">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350">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50">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51">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50">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50">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50">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50">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5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352">елся</text:span> жёлтый огонёк. Зелёные буквы <text:span text:style-name="T352">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13">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9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93">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9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4"/>
      <text:p text:style-name="P10"><text:span text:style-name="Default_20_Paragraph_20_Font"><text:span text:style-name="T353">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54">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15"/>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5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9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9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9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9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9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9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93">&lt;Сцена с голым Аноном и Луной</text:span></text:span><text:span text:style-name="Default_20_Paragraph_20_Font"><text:span text:style-name="T4">&gt;</text:span></text:span></text:p>
      <text:p text:style-name="P216"/>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5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56">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56">—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9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57">Действие начинается снова с </text:span></text:span><text:span text:style-name="Default_20_Paragraph_20_Font"><text:span text:style-name="T358">первой</text:span></text:span><text:span text:style-name="Default_20_Paragraph_20_Font"><text:span text:style-name="T357">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9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93">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35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55">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55">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5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7"/>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92">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5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59">)</text:span></text:span></text:p>
      <text:p text:style-name="P218">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19" text:outline-level="1"><text:span text:style-name="Default_20_Paragraph_20_Font"><text:span text:style-name="T360">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0"/>
      <text:p text:style-name="P22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0"><text:tab/><text:tab/>Lost city <text:a xlink:type="simple" xlink:href="https://www.youtube.com/watch?v=YZUoGbF7WLE" office:target-frame-name="_top" xlink:show="replace" text:style-name="Internet_20_link" text:visited-style-name="Visited_20_Internet_20_Link">https://www.youtube.com/watch?v=YZUoGbF7WLE</text:a></text:p>
      <text:p text:style-name="P220">Outrunner – Day dream <text:a xlink:type="simple" xlink:href="https://www.youtube.com/watch?v=s8KLEossy_k" text:style-name="Internet_20_link" text:visited-style-name="Visited_20_Internet_20_Link">https://www.youtube.com/watch?v=s8KLEossy_k</text:a></text:p>
      <text:p text:style-name="P221">Outrunner – Hidden World https://www.youtube.com/watch?v=MEFE9653Z2k</text:p>
      <text:h text:style-name="P219" text:outline-level="1">Wastelander X – Aftermath <text:a xlink:type="simple" xlink:href="https://www.youtube.com/watch?v=cRNYvL9gD9o" text:style-name="Internet_20_link" text:visited-style-name="Visited_20_Internet_20_Link">https://www.youtube.com/watch?v=cRNYvL9gD9o</text:a></text:h>
      <text:p text:style-name="P2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15T21:11:42.745000000</dc:date>
    <meta:editing-cycles>130</meta:editing-cycles>
    <meta:editing-duration>P39DT14H23M28S</meta:editing-duration>
    <meta:document-statistic meta:table-count="0" meta:image-count="0" meta:object-count="0" meta:page-count="361" meta:paragraph-count="4795" meta:word-count="114932" meta:character-count="740414" meta:non-whitespace-character-count="628788"/>
    <meta:template xlink:type="simple" xlink:actuate="onRequest" xlink:title="" xlink:href="Normal"/>
  </office:meta>
</office:document-meta>
</file>